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t-autotrim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16</text:p>
          </table:table-cell>
          <table:table-cell office:value-type="float" office:value="57521804" calcext:value-type="float">
            <text:p>575218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,"532","152</text:p>
          </table:table-cell>
          <table:table-cell office:value-type="string" calcext:value-type="string">
            <text:p>2","5","0","","","","","","","19868264","33244","10184","23060","0","0","88","","","2","","","19","1048576","10110","128","49","64","2","21504","7488","","9","1","","16420","3","0","444","","",</text:p>
          </table:table-cell>
          <table:table-cell office:value-type="float" office:value="544" calcext:value-type="float">
            <text:p>544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91228" calcext:value-type="float">
            <text:p>3791228</text:p>
          </table:table-cell>
          <table:table-cell office:value-type="float" office:value="121636" calcext:value-type="float">
            <text:p>121636</text:p>
          </table:table-cell>
          <table:table-cell office:value-type="float" office:value="93008" calcext:value-type="float">
            <text:p>93008</text:p>
          </table:table-cell>
          <table:table-cell office:value-type="float" office:value="4210184" calcext:value-type="float">
            <text:p>4210184</text:p>
          </table:table-cell>
          <table:table-cell office:value-type="float" office:value="308120" calcext:value-type="float">
            <text:p>308120</text:p>
          </table:table-cell>
          <table:table-cell office:value-type="float" office:value="284272" calcext:value-type="float">
            <text:p>284272</text:p>
          </table:table-cell>
          <table:table-cell office:value-type="float" office:value="23848" calcext:value-type="float">
            <text:p>2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1777" calcext:value-type="float">
            <text:p>21777</text:p>
          </table:table-cell>
          <table:table-cell office:value-type="float" office:value="4864" calcext:value-type="float">
            <text:p>4864</text:p>
          </table:table-cell>
          <table:table-cell office:value-type="float" office:value="36" calcext:value-type="float">
            <text:p>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275" calcext:value-type="float">
            <text:p>412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33828" calcext:value-type="float">
            <text:p>33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-03-02 19:09:17</text:p>
          </table:table-cell>
          <table:table-cell office:value-type="float" office:value="57348672" calcext:value-type="float">
            <text:p>57348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37" calcext:value-type="float">
            <text:p>16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474208" calcext:value-type="float">
            <text:p>474208</text:p>
          </table:table-cell>
          <table:table-cell office:value-type="float" office:value="445644" calcext:value-type="float">
            <text:p>445644</text:p>
          </table:table-cell>
          <table:table-cell office:value-type="float" office:value="28564" calcext:value-type="float">
            <text:p>28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793" calcext:value-type="float">
            <text:p>28793</text:p>
          </table:table-cell>
          <table:table-cell office:value-type="float" office:value="25261" calcext:value-type="float">
            <text:p>25261</text:p>
          </table:table-cell>
          <table:table-cell office:value-type="float" office:value="72" calcext:value-type="float">
            <text:p>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5722" calcext:value-type="float">
            <text:p>85722</text:p>
          </table:table-cell>
          <table:table-cell office:value-type="float" office:value="14080" calcext:value-type="float">
            <text:p>14080</text:p>
          </table:table-cell>
          <table:table-cell office:value-type="float" office:value="13783" calcext:value-type="float">
            <text:p>13783</text:p>
          </table:table-cell>
          <table:table-cell office:value-type="float" office:value="1984" calcext:value-type="float">
            <text:p>1984</text:p>
          </table:table-cell>
          <table:table-cell office:value-type="float" office:value="1889" calcext:value-type="float">
            <text:p>1889</text:p>
          </table:table-cell>
          <table:table-cell office:value-type="float" office:value="21504" calcext:value-type="float">
            <text:p>21504</text:p>
          </table:table-cell>
          <table:table-cell office:value-type="float" office:value="9344" calcext:value-type="float">
            <text:p>9344</text:p>
          </table:table-cell>
          <table:table-cell office:value-type="float" office:value="137790" calcext:value-type="float">
            <text:p>13779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2888" calcext:value-type="float">
            <text:p>7288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46" calcext:value-type="float">
            <text:p>2946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18</text:p>
          </table:table-cell>
          <table:table-cell office:value-type="float" office:value="57152044" calcext:value-type="float">
            <text:p>571520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9" calcext:value-type="float">
            <text:p>16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41120" calcext:value-type="float">
            <text:p>641120</text:p>
          </table:table-cell>
          <table:table-cell office:value-type="float" office:value="612364" calcext:value-type="float">
            <text:p>6123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310" calcext:value-type="float">
            <text:p>95310</text:p>
          </table:table-cell>
          <table:table-cell office:value-type="float" office:value="14080" calcext:value-type="float">
            <text:p>14080</text:p>
          </table:table-cell>
          <table:table-cell office:value-type="float" office:value="13783" calcext:value-type="float">
            <text:p>13783</text:p>
          </table:table-cell>
          <table:table-cell office:value-type="float" office:value="1984" calcext:value-type="float">
            <text:p>1984</text:p>
          </table:table-cell>
          <table:table-cell office:value-type="float" office:value="1889" calcext:value-type="float">
            <text:p>1889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89636" calcext:value-type="float">
            <text:p>28963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46" calcext:value-type="float">
            <text:p>2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19</text:p>
          </table:table-cell>
          <table:table-cell office:value-type="float" office:value="57130088" calcext:value-type="float">
            <text:p>571300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8" calcext:value-type="float">
            <text:p>16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60644" calcext:value-type="float">
            <text:p>660644</text:p>
          </table:table-cell>
          <table:table-cell office:value-type="float" office:value="631888" calcext:value-type="float">
            <text:p>6318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21" calcext:value-type="float">
            <text:p>10621</text:p>
          </table:table-cell>
          <table:table-cell office:value-type="float" office:value="14080" calcext:value-type="float">
            <text:p>14080</text:p>
          </table:table-cell>
          <table:table-cell office:value-type="float" office:value="13784" calcext:value-type="float">
            <text:p>13784</text:p>
          </table:table-cell>
          <table:table-cell office:value-type="float" office:value="1984" calcext:value-type="float">
            <text:p>1984</text:p>
          </table:table-cell>
          <table:table-cell office:value-type="float" office:value="1889" calcext:value-type="float">
            <text:p>1889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92320" calcext:value-type="float">
            <text:p>2923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46" calcext:value-type="float">
            <text:p>2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0</text:p>
          </table:table-cell>
          <table:table-cell office:value-type="float" office:value="57052988" calcext:value-type="float">
            <text:p>570529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4" calcext:value-type="float">
            <text:p>16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34184" calcext:value-type="float">
            <text:p>734184</text:p>
          </table:table-cell>
          <table:table-cell office:value-type="float" office:value="705428" calcext:value-type="float">
            <text:p>7054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443" calcext:value-type="float">
            <text:p>148443</text:p>
          </table:table-cell>
          <table:table-cell office:value-type="float" office:value="14080" calcext:value-type="float">
            <text:p>14080</text:p>
          </table:table-cell>
          <table:table-cell office:value-type="float" office:value="13784" calcext:value-type="float">
            <text:p>13784</text:p>
          </table:table-cell>
          <table:table-cell office:value-type="float" office:value="1984" calcext:value-type="float">
            <text:p>1984</text:p>
          </table:table-cell>
          <table:table-cell office:value-type="float" office:value="1889" calcext:value-type="float">
            <text:p>1889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38236" calcext:value-type="float">
            <text:p>2382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46" calcext:value-type="float">
            <text:p>2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1</text:p>
          </table:table-cell>
          <table:table-cell office:value-type="float" office:value="57013968" calcext:value-type="float">
            <text:p>5701396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37" calcext:value-type="float">
            <text:p>16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79196" calcext:value-type="float">
            <text:p>779196</text:p>
          </table:table-cell>
          <table:table-cell office:value-type="float" office:value="750440" calcext:value-type="float">
            <text:p>7504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815" calcext:value-type="float">
            <text:p>156815</text:p>
          </table:table-cell>
          <table:table-cell office:value-type="float" office:value="14080" calcext:value-type="float">
            <text:p>14080</text:p>
          </table:table-cell>
          <table:table-cell office:value-type="float" office:value="13785" calcext:value-type="float">
            <text:p>13785</text:p>
          </table:table-cell>
          <table:table-cell office:value-type="float" office:value="1984" calcext:value-type="float">
            <text:p>1984</text:p>
          </table:table-cell>
          <table:table-cell office:value-type="float" office:value="1889" calcext:value-type="float">
            <text:p>1889</text:p>
          </table:table-cell>
          <table:table-cell office:value-type="float" office:value="21504" calcext:value-type="float">
            <text:p>21504</text:p>
          </table:table-cell>
          <table:table-cell office:value-type="float" office:value="9600" calcext:value-type="float">
            <text:p>9600</text:p>
          </table:table-cell>
          <table:table-cell office:value-type="float" office:value="292452" calcext:value-type="float">
            <text:p>29245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412" calcext:value-type="float">
            <text:p>5541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946" calcext:value-type="float">
            <text:p>2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2</text:p>
          </table:table-cell>
          <table:table-cell office:value-type="float" office:value="57000644" calcext:value-type="float">
            <text:p>570006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51" calcext:value-type="float">
            <text:p>16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86372" calcext:value-type="float">
            <text:p>786372</text:p>
          </table:table-cell>
          <table:table-cell office:value-type="float" office:value="757616" calcext:value-type="float">
            <text:p>7576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688" calcext:value-type="float">
            <text:p>5468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35816" calcext:value-type="float">
            <text:p>23581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7748" calcext:value-type="float">
            <text:p>677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3</text:p>
          </table:table-cell>
          <table:table-cell office:value-type="float" office:value="56991168" calcext:value-type="float">
            <text:p>5699116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47" calcext:value-type="float">
            <text:p>16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9560" calcext:value-type="float">
            <text:p>799560</text:p>
          </table:table-cell>
          <table:table-cell office:value-type="float" office:value="770804" calcext:value-type="float">
            <text:p>7708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073" calcext:value-type="float">
            <text:p>15207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26693" calcext:value-type="float">
            <text:p>2266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4</text:p>
          </table:table-cell>
          <table:table-cell office:value-type="float" office:value="56966732" calcext:value-type="float">
            <text:p>5696673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46" calcext:value-type="float">
            <text:p>16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25660" calcext:value-type="float">
            <text:p>825660</text:p>
          </table:table-cell>
          <table:table-cell office:value-type="float" office:value="796904" calcext:value-type="float">
            <text:p>7969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564" calcext:value-type="float">
            <text:p>9956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59589" calcext:value-type="float">
            <text:p>25958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5</text:p>
          </table:table-cell>
          <table:table-cell office:value-type="float" office:value="56937260" calcext:value-type="float">
            <text:p>5693726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46" calcext:value-type="float">
            <text:p>16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5464" calcext:value-type="float">
            <text:p>855464</text:p>
          </table:table-cell>
          <table:table-cell office:value-type="float" office:value="826708" calcext:value-type="float">
            <text:p>8267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827" calcext:value-type="float">
            <text:p>14182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406899" calcext:value-type="float">
            <text:p>4068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6</text:p>
          </table:table-cell>
          <table:table-cell office:value-type="float" office:value="57170400" calcext:value-type="float">
            <text:p>571704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37" calcext:value-type="float">
            <text:p>16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24204" calcext:value-type="float">
            <text:p>624204</text:p>
          </table:table-cell>
          <table:table-cell office:value-type="float" office:value="595448" calcext:value-type="float">
            <text:p>5954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699" calcext:value-type="float">
            <text:p>3669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191512" calcext:value-type="float">
            <text:p>1915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7</text:p>
          </table:table-cell>
          <table:table-cell office:value-type="float" office:value="57096160" calcext:value-type="float">
            <text:p>5709616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53" calcext:value-type="float">
            <text:p>16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04408" calcext:value-type="float">
            <text:p>704408</text:p>
          </table:table-cell>
          <table:table-cell office:value-type="float" office:value="675652" calcext:value-type="float">
            <text:p>6756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794" calcext:value-type="float">
            <text:p>9879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84746" calcext:value-type="float">
            <text:p>2847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8</text:p>
          </table:table-cell>
          <table:table-cell office:value-type="float" office:value="57064824" calcext:value-type="float">
            <text:p>5706482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53" calcext:value-type="float">
            <text:p>16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1864" calcext:value-type="float">
            <text:p>731864</text:p>
          </table:table-cell>
          <table:table-cell office:value-type="float" office:value="703108" calcext:value-type="float">
            <text:p>7031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540" calcext:value-type="float">
            <text:p>3554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59152" calcext:value-type="float">
            <text:p>2591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29</text:p>
          </table:table-cell>
          <table:table-cell office:value-type="float" office:value="57008884" calcext:value-type="float">
            <text:p>5700888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52" calcext:value-type="float">
            <text:p>16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8096" calcext:value-type="float">
            <text:p>788096</text:p>
          </table:table-cell>
          <table:table-cell office:value-type="float" office:value="759340" calcext:value-type="float">
            <text:p>7593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425" calcext:value-type="float">
            <text:p>15342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91332" calcext:value-type="float">
            <text:p>2913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0</text:p>
          </table:table-cell>
          <table:table-cell office:value-type="float" office:value="57008380" calcext:value-type="float">
            <text:p>5700838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51" calcext:value-type="float">
            <text:p>16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8096" calcext:value-type="float">
            <text:p>788096</text:p>
          </table:table-cell>
          <table:table-cell office:value-type="float" office:value="759340" calcext:value-type="float">
            <text:p>7593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856" calcext:value-type="float">
            <text:p>15085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664" calcext:value-type="float">
            <text:p>9664</text:p>
          </table:table-cell>
          <table:table-cell office:value-type="float" office:value="237535" calcext:value-type="float">
            <text:p>2375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1</text:p>
          </table:table-cell>
          <table:table-cell office:value-type="float" office:value="57006364" calcext:value-type="float">
            <text:p>5700636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51" calcext:value-type="float">
            <text:p>16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2524" calcext:value-type="float">
            <text:p>792524</text:p>
          </table:table-cell>
          <table:table-cell office:value-type="float" office:value="763768" calcext:value-type="float">
            <text:p>7637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644" calcext:value-type="float">
            <text:p>9064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52560" calcext:value-type="float">
            <text:p>1525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2</text:p>
          </table:table-cell>
          <table:table-cell office:value-type="float" office:value="57004600" calcext:value-type="float">
            <text:p>570046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51" calcext:value-type="float">
            <text:p>16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3316" calcext:value-type="float">
            <text:p>793316</text:p>
          </table:table-cell>
          <table:table-cell office:value-type="float" office:value="764560" calcext:value-type="float">
            <text:p>76456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69" calcext:value-type="float">
            <text:p>1256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04161" calcext:value-type="float">
            <text:p>3041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3</text:p>
          </table:table-cell>
          <table:table-cell office:value-type="float" office:value="57012604" calcext:value-type="float">
            <text:p>5701260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38" calcext:value-type="float">
            <text:p>16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3576" calcext:value-type="float">
            <text:p>793576</text:p>
          </table:table-cell>
          <table:table-cell office:value-type="float" office:value="764820" calcext:value-type="float">
            <text:p>7648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058" calcext:value-type="float">
            <text:p>12905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38521" calcext:value-type="float">
            <text:p>3385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4</text:p>
          </table:table-cell>
          <table:table-cell office:value-type="float" office:value="57001820" calcext:value-type="float">
            <text:p>5700182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38" calcext:value-type="float">
            <text:p>16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7260" calcext:value-type="float">
            <text:p>807260</text:p>
          </table:table-cell>
          <table:table-cell office:value-type="float" office:value="778504" calcext:value-type="float">
            <text:p>7785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123" calcext:value-type="float">
            <text:p>9212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4" calcext:value-type="float">
            <text:p>13754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64973" calcext:value-type="float">
            <text:p>2649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5</text:p>
          </table:table-cell>
          <table:table-cell office:value-type="float" office:value="57000308" calcext:value-type="float">
            <text:p>5700030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39" calcext:value-type="float">
            <text:p>16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8624" calcext:value-type="float">
            <text:p>808624</text:p>
          </table:table-cell>
          <table:table-cell office:value-type="float" office:value="779868" calcext:value-type="float">
            <text:p>7798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775" calcext:value-type="float">
            <text:p>1777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9" calcext:value-type="float">
            <text:p>1375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61948" calcext:value-type="float">
            <text:p>2619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6</text:p>
          </table:table-cell>
          <table:table-cell office:value-type="float" office:value="57155900" calcext:value-type="float">
            <text:p>571559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0" calcext:value-type="float">
            <text:p>164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50856" calcext:value-type="float">
            <text:p>650856</text:p>
          </table:table-cell>
          <table:table-cell office:value-type="float" office:value="622100" calcext:value-type="float">
            <text:p>6221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164" calcext:value-type="float">
            <text:p>4816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9" calcext:value-type="float">
            <text:p>1375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27394" calcext:value-type="float">
            <text:p>2273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7</text:p>
          </table:table-cell>
          <table:table-cell office:value-type="float" office:value="57015940" calcext:value-type="float">
            <text:p>5701594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0" calcext:value-type="float">
            <text:p>16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1472" calcext:value-type="float">
            <text:p>791472</text:p>
          </table:table-cell>
          <table:table-cell office:value-type="float" office:value="762716" calcext:value-type="float">
            <text:p>7627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20" calcext:value-type="float">
            <text:p>782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9" calcext:value-type="float">
            <text:p>1375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410156" calcext:value-type="float">
            <text:p>4101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8</text:p>
          </table:table-cell>
          <table:table-cell office:value-type="float" office:value="57015940" calcext:value-type="float">
            <text:p>5701594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1472" calcext:value-type="float">
            <text:p>791472</text:p>
          </table:table-cell>
          <table:table-cell office:value-type="float" office:value="762716" calcext:value-type="float">
            <text:p>7627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219" calcext:value-type="float">
            <text:p>8221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9" calcext:value-type="float">
            <text:p>1375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87346" calcext:value-type="float">
            <text:p>1873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39</text:p>
          </table:table-cell>
          <table:table-cell office:value-type="float" office:value="57011752" calcext:value-type="float">
            <text:p>5701175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4420" calcext:value-type="float">
            <text:p>794420</text:p>
          </table:table-cell>
          <table:table-cell office:value-type="float" office:value="765664" calcext:value-type="float">
            <text:p>7656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64" calcext:value-type="float">
            <text:p>786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59" calcext:value-type="float">
            <text:p>1375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403212" calcext:value-type="float">
            <text:p>4032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0</text:p>
          </table:table-cell>
          <table:table-cell office:value-type="float" office:value="56997068" calcext:value-type="float">
            <text:p>5699706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2" calcext:value-type="float">
            <text:p>16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0496" calcext:value-type="float">
            <text:p>810496</text:p>
          </table:table-cell>
          <table:table-cell office:value-type="float" office:value="781740" calcext:value-type="float">
            <text:p>7817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759" calcext:value-type="float">
            <text:p>12475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0" calcext:value-type="float">
            <text:p>1376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29407" calcext:value-type="float">
            <text:p>32940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1</text:p>
          </table:table-cell>
          <table:table-cell office:value-type="float" office:value="56984716" calcext:value-type="float">
            <text:p>5698471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2" calcext:value-type="float">
            <text:p>16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21836" calcext:value-type="float">
            <text:p>821836</text:p>
          </table:table-cell>
          <table:table-cell office:value-type="float" office:value="793080" calcext:value-type="float">
            <text:p>7930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534" calcext:value-type="float">
            <text:p>13653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0" calcext:value-type="float">
            <text:p>1376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98373" calcext:value-type="float">
            <text:p>29837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2</text:p>
          </table:table-cell>
          <table:table-cell office:value-type="float" office:value="56934064" calcext:value-type="float">
            <text:p>5693406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2" calcext:value-type="float">
            <text:p>16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4300" calcext:value-type="float">
            <text:p>874300</text:p>
          </table:table-cell>
          <table:table-cell office:value-type="float" office:value="845544" calcext:value-type="float">
            <text:p>8455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370" calcext:value-type="float">
            <text:p>3937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0" calcext:value-type="float">
            <text:p>1376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436841" calcext:value-type="float">
            <text:p>43684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3</text:p>
          </table:table-cell>
          <table:table-cell office:value-type="float" office:value="56932552" calcext:value-type="float">
            <text:p>5693255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2" calcext:value-type="float">
            <text:p>16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4300" calcext:value-type="float">
            <text:p>874300</text:p>
          </table:table-cell>
          <table:table-cell office:value-type="float" office:value="845544" calcext:value-type="float">
            <text:p>8455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525" calcext:value-type="float">
            <text:p>12452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0" calcext:value-type="float">
            <text:p>13760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44792" calcext:value-type="float">
            <text:p>24479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4</text:p>
          </table:table-cell>
          <table:table-cell office:value-type="float" office:value="56932300" calcext:value-type="float">
            <text:p>569323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40" calcext:value-type="float">
            <text:p>16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6168" calcext:value-type="float">
            <text:p>876168</text:p>
          </table:table-cell>
          <table:table-cell office:value-type="float" office:value="847412" calcext:value-type="float">
            <text:p>8474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55" calcext:value-type="float">
            <text:p>1365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1" calcext:value-type="float">
            <text:p>1376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80345" calcext:value-type="float">
            <text:p>380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5</text:p>
          </table:table-cell>
          <table:table-cell office:value-type="float" office:value="56944908" calcext:value-type="float">
            <text:p>5694490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37" calcext:value-type="float">
            <text:p>16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6168" calcext:value-type="float">
            <text:p>876168</text:p>
          </table:table-cell>
          <table:table-cell office:value-type="float" office:value="847412" calcext:value-type="float">
            <text:p>8474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347" calcext:value-type="float">
            <text:p>4834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1" calcext:value-type="float">
            <text:p>1376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84647" calcext:value-type="float">
            <text:p>38464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6</text:p>
          </table:table-cell>
          <table:table-cell office:value-type="float" office:value="57027068" calcext:value-type="float">
            <text:p>5702706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37" calcext:value-type="float">
            <text:p>16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5436" calcext:value-type="float">
            <text:p>795436</text:p>
          </table:table-cell>
          <table:table-cell office:value-type="float" office:value="766680" calcext:value-type="float">
            <text:p>7666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5541" calcext:value-type="float">
            <text:p>8554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1" calcext:value-type="float">
            <text:p>1376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52658" calcext:value-type="float">
            <text:p>35265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7</text:p>
          </table:table-cell>
          <table:table-cell office:value-type="float" office:value="57020768" calcext:value-type="float">
            <text:p>5702076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3580" calcext:value-type="float">
            <text:p>803580</text:p>
          </table:table-cell>
          <table:table-cell office:value-type="float" office:value="774824" calcext:value-type="float">
            <text:p>7748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046" calcext:value-type="float">
            <text:p>2004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1" calcext:value-type="float">
            <text:p>1376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17294" calcext:value-type="float">
            <text:p>3172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8</text:p>
          </table:table-cell>
          <table:table-cell office:value-type="float" office:value="57003660" calcext:value-type="float">
            <text:p>570036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4" calcext:value-type="float">
            <text:p>16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39780" calcext:value-type="float">
            <text:p>839780</text:p>
          </table:table-cell>
          <table:table-cell office:value-type="float" office:value="811024" calcext:value-type="float">
            <text:p>8110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613" calcext:value-type="float">
            <text:p>4061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3" calcext:value-type="float">
            <text:p>1376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61002" calcext:value-type="float">
            <text:p>2610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49</text:p>
          </table:table-cell>
          <table:table-cell office:value-type="float" office:value="56985516" calcext:value-type="float">
            <text:p>56985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4" calcext:value-type="float">
            <text:p>16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1368" calcext:value-type="float">
            <text:p>861368</text:p>
          </table:table-cell>
          <table:table-cell office:value-type="float" office:value="832612" calcext:value-type="float">
            <text:p>8326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274" calcext:value-type="float">
            <text:p>10227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3" calcext:value-type="float">
            <text:p>1376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465027" calcext:value-type="float">
            <text:p>4650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0</text:p>
          </table:table-cell>
          <table:table-cell office:value-type="float" office:value="56984004" calcext:value-type="float">
            <text:p>569840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2" calcext:value-type="float">
            <text:p>16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1368" calcext:value-type="float">
            <text:p>861368</text:p>
          </table:table-cell>
          <table:table-cell office:value-type="float" office:value="832612" calcext:value-type="float">
            <text:p>8326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9763" calcext:value-type="float">
            <text:p>1397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3" calcext:value-type="float">
            <text:p>1376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08877" calcext:value-type="float">
            <text:p>2088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1</text:p>
          </table:table-cell>
          <table:table-cell office:value-type="float" office:value="56984004" calcext:value-type="float">
            <text:p>569840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2" calcext:value-type="float">
            <text:p>16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2152" calcext:value-type="float">
            <text:p>862152</text:p>
          </table:table-cell>
          <table:table-cell office:value-type="float" office:value="833396" calcext:value-type="float">
            <text:p>8333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585" calcext:value-type="float">
            <text:p>15558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3" calcext:value-type="float">
            <text:p>1376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416398" calcext:value-type="float">
            <text:p>41639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3</text:p>
          </table:table-cell>
          <table:table-cell office:value-type="float" office:value="56982240" calcext:value-type="float">
            <text:p>569822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3804" calcext:value-type="float">
            <text:p>863804</text:p>
          </table:table-cell>
          <table:table-cell office:value-type="float" office:value="835048" calcext:value-type="float">
            <text:p>8350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563" calcext:value-type="float">
            <text:p>415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63" calcext:value-type="float">
            <text:p>1376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170419" calcext:value-type="float">
            <text:p>1704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00" calcext:value-type="float">
            <text:p>513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4</text:p>
          </table:table-cell>
          <table:table-cell office:value-type="float" office:value="56977956" calcext:value-type="float">
            <text:p>569779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2" calcext:value-type="float">
            <text:p>1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7508" calcext:value-type="float">
            <text:p>867508</text:p>
          </table:table-cell>
          <table:table-cell office:value-type="float" office:value="838752" calcext:value-type="float">
            <text:p>8387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402" calcext:value-type="float">
            <text:p>9840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14901" calcext:value-type="float">
            <text:p>3149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5</text:p>
          </table:table-cell>
          <table:table-cell office:value-type="float" office:value="56977956" calcext:value-type="float">
            <text:p>569779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7508" calcext:value-type="float">
            <text:p>867508</text:p>
          </table:table-cell>
          <table:table-cell office:value-type="float" office:value="838752" calcext:value-type="float">
            <text:p>8387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726" calcext:value-type="float">
            <text:p>5872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90096" calcext:value-type="float">
            <text:p>29009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6</text:p>
          </table:table-cell>
          <table:table-cell office:value-type="float" office:value="56972680" calcext:value-type="float">
            <text:p>569726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1" calcext:value-type="float">
            <text:p>16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3300" calcext:value-type="float">
            <text:p>873300</text:p>
          </table:table-cell>
          <table:table-cell office:value-type="float" office:value="844544" calcext:value-type="float">
            <text:p>8445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462" calcext:value-type="float">
            <text:p>12846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327415" calcext:value-type="float">
            <text:p>3274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7</text:p>
          </table:table-cell>
          <table:table-cell office:value-type="float" office:value="57190276" calcext:value-type="float">
            <text:p>571902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0" calcext:value-type="float">
            <text:p>16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56872" calcext:value-type="float">
            <text:p>656872</text:p>
          </table:table-cell>
          <table:table-cell office:value-type="float" office:value="628116" calcext:value-type="float">
            <text:p>6281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818" calcext:value-type="float">
            <text:p>44818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1" calcext:value-type="float">
            <text:p>1377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28" calcext:value-type="float">
            <text:p>9728</text:p>
          </table:table-cell>
          <table:table-cell office:value-type="float" office:value="229648" calcext:value-type="float">
            <text:p>22964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8</text:p>
          </table:table-cell>
          <table:table-cell office:value-type="float" office:value="57101200" calcext:value-type="float">
            <text:p>571012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1" calcext:value-type="float">
            <text:p>16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4832" calcext:value-type="float">
            <text:p>744832</text:p>
          </table:table-cell>
          <table:table-cell office:value-type="float" office:value="716076" calcext:value-type="float">
            <text:p>7160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806" calcext:value-type="float">
            <text:p>126806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9" calcext:value-type="float">
            <text:p>1377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00620" calcext:value-type="float">
            <text:p>3006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09:59</text:p>
          </table:table-cell>
          <table:table-cell office:value-type="float" office:value="57077260" calcext:value-type="float">
            <text:p>570772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0704" calcext:value-type="float">
            <text:p>770704</text:p>
          </table:table-cell>
          <table:table-cell office:value-type="float" office:value="741948" calcext:value-type="float">
            <text:p>7419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1515" calcext:value-type="float">
            <text:p>1515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9" calcext:value-type="float">
            <text:p>1377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73461" calcext:value-type="float">
            <text:p>3734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0</text:p>
          </table:table-cell>
          <table:table-cell office:value-type="float" office:value="57030388" calcext:value-type="float">
            <text:p>57030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1" calcext:value-type="float">
            <text:p>16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4264" calcext:value-type="float">
            <text:p>814264</text:p>
          </table:table-cell>
          <table:table-cell office:value-type="float" office:value="785508" calcext:value-type="float">
            <text:p>7855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090" calcext:value-type="float">
            <text:p>14009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9" calcext:value-type="float">
            <text:p>1377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98159" calcext:value-type="float">
            <text:p>29815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1</text:p>
          </table:table-cell>
          <table:table-cell office:value-type="float" office:value="57029884" calcext:value-type="float">
            <text:p>570298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9" calcext:value-type="float">
            <text:p>16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4264" calcext:value-type="float">
            <text:p>814264</text:p>
          </table:table-cell>
          <table:table-cell office:value-type="float" office:value="785508" calcext:value-type="float">
            <text:p>7855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04" calcext:value-type="float">
            <text:p>920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79" calcext:value-type="float">
            <text:p>1377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13114" calcext:value-type="float">
            <text:p>3131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2</text:p>
          </table:table-cell>
          <table:table-cell office:value-type="float" office:value="57028632" calcext:value-type="float">
            <text:p>570286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9" calcext:value-type="float">
            <text:p>16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6940" calcext:value-type="float">
            <text:p>816940</text:p>
          </table:table-cell>
          <table:table-cell office:value-type="float" office:value="788184" calcext:value-type="float">
            <text:p>7881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100" calcext:value-type="float">
            <text:p>2710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6" calcext:value-type="float">
            <text:p>1378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47779" calcext:value-type="float">
            <text:p>2477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3</text:p>
          </table:table-cell>
          <table:table-cell office:value-type="float" office:value="57026868" calcext:value-type="float">
            <text:p>570268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9" calcext:value-type="float">
            <text:p>16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8776" calcext:value-type="float">
            <text:p>818776</text:p>
          </table:table-cell>
          <table:table-cell office:value-type="float" office:value="790020" calcext:value-type="float">
            <text:p>7900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461" calcext:value-type="float">
            <text:p>104461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6" calcext:value-type="float">
            <text:p>1378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91019" calcext:value-type="float">
            <text:p>2910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4</text:p>
          </table:table-cell>
          <table:table-cell office:value-type="float" office:value="57023852" calcext:value-type="float">
            <text:p>570238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9" calcext:value-type="float">
            <text:p>16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22968" calcext:value-type="float">
            <text:p>822968</text:p>
          </table:table-cell>
          <table:table-cell office:value-type="float" office:value="794212" calcext:value-type="float">
            <text:p>7942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63" calcext:value-type="float">
            <text:p>129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6" calcext:value-type="float">
            <text:p>1378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430050" calcext:value-type="float">
            <text:p>4300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5</text:p>
          </table:table-cell>
          <table:table-cell office:value-type="float" office:value="56998904" calcext:value-type="float">
            <text:p>569989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9" calcext:value-type="float">
            <text:p>16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45100" calcext:value-type="float">
            <text:p>845100</text:p>
          </table:table-cell>
          <table:table-cell office:value-type="float" office:value="816344" calcext:value-type="float">
            <text:p>8163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09" calcext:value-type="float">
            <text:p>1350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6" calcext:value-type="float">
            <text:p>1378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269903" calcext:value-type="float">
            <text:p>26990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6</text:p>
          </table:table-cell>
          <table:table-cell office:value-type="float" office:value="56998904" calcext:value-type="float">
            <text:p>569989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588" calcext:value-type="float">
            <text:p>15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46684" calcext:value-type="float">
            <text:p>846684</text:p>
          </table:table-cell>
          <table:table-cell office:value-type="float" office:value="817928" calcext:value-type="float">
            <text:p>8179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470" calcext:value-type="float">
            <text:p>1947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6" calcext:value-type="float">
            <text:p>13786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792" calcext:value-type="float">
            <text:p>9792</text:p>
          </table:table-cell>
          <table:table-cell office:value-type="float" office:value="322255" calcext:value-type="float">
            <text:p>3222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7</text:p>
          </table:table-cell>
          <table:table-cell office:value-type="float" office:value="57156268" calcext:value-type="float">
            <text:p>571562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9" calcext:value-type="float">
            <text:p>16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88652" calcext:value-type="float">
            <text:p>688652</text:p>
          </table:table-cell>
          <table:table-cell office:value-type="float" office:value="659896" calcext:value-type="float">
            <text:p>6598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769" calcext:value-type="float">
            <text:p>141769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63879" calcext:value-type="float">
            <text:p>2638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8</text:p>
          </table:table-cell>
          <table:table-cell office:value-type="float" office:value="57048300" calcext:value-type="float">
            <text:p>570483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09" calcext:value-type="float">
            <text:p>16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6020" calcext:value-type="float">
            <text:p>796020</text:p>
          </table:table-cell>
          <table:table-cell office:value-type="float" office:value="767264" calcext:value-type="float">
            <text:p>7672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340" calcext:value-type="float">
            <text:p>15434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57311" calcext:value-type="float">
            <text:p>35731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09</text:p>
          </table:table-cell>
          <table:table-cell office:value-type="float" office:value="57031432" calcext:value-type="float">
            <text:p>57031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1068" calcext:value-type="float">
            <text:p>811068</text:p>
          </table:table-cell>
          <table:table-cell office:value-type="float" office:value="782312" calcext:value-type="float">
            <text:p>7823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615" calcext:value-type="float">
            <text:p>5261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33350" calcext:value-type="float">
            <text:p>4333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0</text:p>
          </table:table-cell>
          <table:table-cell office:value-type="float" office:value="56967680" calcext:value-type="float">
            <text:p>569676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9" calcext:value-type="float">
            <text:p>15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3808" calcext:value-type="float">
            <text:p>873808</text:p>
          </table:table-cell>
          <table:table-cell office:value-type="float" office:value="845052" calcext:value-type="float">
            <text:p>8450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963" calcext:value-type="float">
            <text:p>8096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39990" calcext:value-type="float">
            <text:p>33999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384" calcext:value-type="float">
            <text:p>5438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1</text:p>
          </table:table-cell>
          <table:table-cell office:value-type="float" office:value="56965664" calcext:value-type="float">
            <text:p>569656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4980" calcext:value-type="float">
            <text:p>874980</text:p>
          </table:table-cell>
          <table:table-cell office:value-type="float" office:value="846224" calcext:value-type="float">
            <text:p>8462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572" calcext:value-type="float">
            <text:p>155572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28014" calcext:value-type="float">
            <text:p>3280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2</text:p>
          </table:table-cell>
          <table:table-cell office:value-type="float" office:value="56964156" calcext:value-type="float">
            <text:p>569641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6556" calcext:value-type="float">
            <text:p>876556</text:p>
          </table:table-cell>
          <table:table-cell office:value-type="float" office:value="847800" calcext:value-type="float">
            <text:p>8478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317" calcext:value-type="float">
            <text:p>32317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98994" calcext:value-type="float">
            <text:p>2989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3</text:p>
          </table:table-cell>
          <table:table-cell office:value-type="float" office:value="56965668" calcext:value-type="float">
            <text:p>569656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7604" calcext:value-type="float">
            <text:p>877604</text:p>
          </table:table-cell>
          <table:table-cell office:value-type="float" office:value="848848" calcext:value-type="float">
            <text:p>8488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0043" calcext:value-type="float">
            <text:p>11004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13954" calcext:value-type="float">
            <text:p>41395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4</text:p>
          </table:table-cell>
          <table:table-cell office:value-type="float" office:value="56965428" calcext:value-type="float">
            <text:p>569654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7604" calcext:value-type="float">
            <text:p>877604</text:p>
          </table:table-cell>
          <table:table-cell office:value-type="float" office:value="848848" calcext:value-type="float">
            <text:p>8488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773" calcext:value-type="float">
            <text:p>58773</text:p>
          </table:table-cell>
          <table:table-cell office:value-type="float" office:value="14272" calcext:value-type="float">
            <text:p>14272</text:p>
          </table:table-cell>
          <table:table-cell office:value-type="float" office:value="13789" calcext:value-type="float">
            <text:p>13789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37956" calcext:value-type="float">
            <text:p>2379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5</text:p>
          </table:table-cell>
          <table:table-cell office:value-type="float" office:value="56965176" calcext:value-type="float">
            <text:p>569651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7" calcext:value-type="float">
            <text:p>16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9104" calcext:value-type="float">
            <text:p>879104</text:p>
          </table:table-cell>
          <table:table-cell office:value-type="float" office:value="850348" calcext:value-type="float">
            <text:p>8503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760" calcext:value-type="float">
            <text:p>5276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44364" calcext:value-type="float">
            <text:p>3443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6</text:p>
          </table:table-cell>
          <table:table-cell office:value-type="float" office:value="56964672" calcext:value-type="float">
            <text:p>56964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7" calcext:value-type="float">
            <text:p>16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9104" calcext:value-type="float">
            <text:p>879104</text:p>
          </table:table-cell>
          <table:table-cell office:value-type="float" office:value="850348" calcext:value-type="float">
            <text:p>8503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525" calcext:value-type="float">
            <text:p>21525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57624" calcext:value-type="float">
            <text:p>3576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7</text:p>
          </table:table-cell>
          <table:table-cell office:value-type="float" office:value="57068196" calcext:value-type="float">
            <text:p>570681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7" calcext:value-type="float">
            <text:p>16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4192" calcext:value-type="float">
            <text:p>774192</text:p>
          </table:table-cell>
          <table:table-cell office:value-type="float" office:value="745436" calcext:value-type="float">
            <text:p>7454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624" calcext:value-type="float">
            <text:p>8624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37046" calcext:value-type="float">
            <text:p>3370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8</text:p>
          </table:table-cell>
          <table:table-cell office:value-type="float" office:value="57064720" calcext:value-type="float">
            <text:p>570647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7" calcext:value-type="float">
            <text:p>16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80188" calcext:value-type="float">
            <text:p>780188</text:p>
          </table:table-cell>
          <table:table-cell office:value-type="float" office:value="751432" calcext:value-type="float">
            <text:p>7514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520" calcext:value-type="float">
            <text:p>6752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93032" calcext:value-type="float">
            <text:p>2930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19</text:p>
          </table:table-cell>
          <table:table-cell office:value-type="float" office:value="57031964" calcext:value-type="float">
            <text:p>570319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4020" calcext:value-type="float">
            <text:p>814020</text:p>
          </table:table-cell>
          <table:table-cell office:value-type="float" office:value="785264" calcext:value-type="float">
            <text:p>7852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740" calcext:value-type="float">
            <text:p>60740</text:p>
          </table:table-cell>
          <table:table-cell office:value-type="float" office:value="14272" calcext:value-type="float">
            <text:p>14272</text:p>
          </table:table-cell>
          <table:table-cell office:value-type="float" office:value="13797" calcext:value-type="float">
            <text:p>1379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237347" calcext:value-type="float">
            <text:p>23734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0</text:p>
          </table:table-cell>
          <table:table-cell office:value-type="float" office:value="57014828" calcext:value-type="float">
            <text:p>570148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7" calcext:value-type="float">
            <text:p>16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31592" calcext:value-type="float">
            <text:p>831592</text:p>
          </table:table-cell>
          <table:table-cell office:value-type="float" office:value="802836" calcext:value-type="float">
            <text:p>8028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799" calcext:value-type="float">
            <text:p>1879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438687" calcext:value-type="float">
            <text:p>43868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1</text:p>
          </table:table-cell>
          <table:table-cell office:value-type="float" office:value="57010544" calcext:value-type="float">
            <text:p>570105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7" calcext:value-type="float">
            <text:p>16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33436" calcext:value-type="float">
            <text:p>833436</text:p>
          </table:table-cell>
          <table:table-cell office:value-type="float" office:value="804680" calcext:value-type="float">
            <text:p>8046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936" calcext:value-type="float">
            <text:p>2393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97308" calcext:value-type="float">
            <text:p>39730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2</text:p>
          </table:table-cell>
          <table:table-cell office:value-type="float" office:value="56953600" calcext:value-type="float">
            <text:p>569536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8836" calcext:value-type="float">
            <text:p>888836</text:p>
          </table:table-cell>
          <table:table-cell office:value-type="float" office:value="860080" calcext:value-type="float">
            <text:p>8600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38" calcext:value-type="float">
            <text:p>1483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69293" calcext:value-type="float">
            <text:p>3692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3</text:p>
          </table:table-cell>
          <table:table-cell office:value-type="float" office:value="56953600" calcext:value-type="float">
            <text:p>569536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5" calcext:value-type="float">
            <text:p>16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9072" calcext:value-type="float">
            <text:p>889072</text:p>
          </table:table-cell>
          <table:table-cell office:value-type="float" office:value="860316" calcext:value-type="float">
            <text:p>8603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0386" calcext:value-type="float">
            <text:p>13038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1" calcext:value-type="float">
            <text:p>13801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856" calcext:value-type="float">
            <text:p>9856</text:p>
          </table:table-cell>
          <table:table-cell office:value-type="float" office:value="332286" calcext:value-type="float">
            <text:p>33228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4</text:p>
          </table:table-cell>
          <table:table-cell office:value-type="float" office:value="56941756" calcext:value-type="float">
            <text:p>569417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984" calcext:value-type="float">
            <text:p>902984</text:p>
          </table:table-cell>
          <table:table-cell office:value-type="float" office:value="874228" calcext:value-type="float">
            <text:p>8742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955" calcext:value-type="float">
            <text:p>319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81419" calcext:value-type="float">
            <text:p>28141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5</text:p>
          </table:table-cell>
          <table:table-cell office:value-type="float" office:value="56913784" calcext:value-type="float">
            <text:p>569137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31556" calcext:value-type="float">
            <text:p>931556</text:p>
          </table:table-cell>
          <table:table-cell office:value-type="float" office:value="902800" calcext:value-type="float">
            <text:p>9028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543" calcext:value-type="float">
            <text:p>13154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87292" calcext:value-type="float">
            <text:p>48729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6</text:p>
          </table:table-cell>
          <table:table-cell office:value-type="float" office:value="56905932" calcext:value-type="float">
            <text:p>569059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34456" calcext:value-type="float">
            <text:p>934456</text:p>
          </table:table-cell>
          <table:table-cell office:value-type="float" office:value="905700" calcext:value-type="float">
            <text:p>9057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48" calcext:value-type="float">
            <text:p>80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60934" calcext:value-type="float">
            <text:p>26093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7</text:p>
          </table:table-cell>
          <table:table-cell office:value-type="float" office:value="57025112" calcext:value-type="float">
            <text:p>570251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21136" calcext:value-type="float">
            <text:p>821136</text:p>
          </table:table-cell>
          <table:table-cell office:value-type="float" office:value="792380" calcext:value-type="float">
            <text:p>7923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494" calcext:value-type="float">
            <text:p>264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14336" calcext:value-type="float">
            <text:p>41433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8</text:p>
          </table:table-cell>
          <table:table-cell office:value-type="float" office:value="56992184" calcext:value-type="float">
            <text:p>56992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53832" calcext:value-type="float">
            <text:p>853832</text:p>
          </table:table-cell>
          <table:table-cell office:value-type="float" office:value="825076" calcext:value-type="float">
            <text:p>8250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856" calcext:value-type="float">
            <text:p>588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37117" calcext:value-type="float">
            <text:p>33711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29</text:p>
          </table:table-cell>
          <table:table-cell office:value-type="float" office:value="56964456" calcext:value-type="float">
            <text:p>569644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1232" calcext:value-type="float">
            <text:p>881232</text:p>
          </table:table-cell>
          <table:table-cell office:value-type="float" office:value="852476" calcext:value-type="float">
            <text:p>8524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884" calcext:value-type="float">
            <text:p>1538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38898" calcext:value-type="float">
            <text:p>33889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0</text:p>
          </table:table-cell>
          <table:table-cell office:value-type="float" office:value="56962188" calcext:value-type="float">
            <text:p>569621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3272" calcext:value-type="float">
            <text:p>883272</text:p>
          </table:table-cell>
          <table:table-cell office:value-type="float" office:value="854516" calcext:value-type="float">
            <text:p>8545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521" calcext:value-type="float">
            <text:p>475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76943" calcext:value-type="float">
            <text:p>2769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1</text:p>
          </table:table-cell>
          <table:table-cell office:value-type="float" office:value="56958416" calcext:value-type="float">
            <text:p>569584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8000" calcext:value-type="float">
            <text:p>888000</text:p>
          </table:table-cell>
          <table:table-cell office:value-type="float" office:value="859244" calcext:value-type="float">
            <text:p>8592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2806" calcext:value-type="float">
            <text:p>12280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58376" calcext:value-type="float">
            <text:p>35837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2</text:p>
          </table:table-cell>
          <table:table-cell office:value-type="float" office:value="56954644" calcext:value-type="float">
            <text:p>569546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2324" calcext:value-type="float">
            <text:p>892324</text:p>
          </table:table-cell>
          <table:table-cell office:value-type="float" office:value="863568" calcext:value-type="float">
            <text:p>8635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107" calcext:value-type="float">
            <text:p>11510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12959" calcext:value-type="float">
            <text:p>4129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3</text:p>
          </table:table-cell>
          <table:table-cell office:value-type="float" office:value="56938528" calcext:value-type="float">
            <text:p>569385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4428" calcext:value-type="float">
            <text:p>904428</text:p>
          </table:table-cell>
          <table:table-cell office:value-type="float" office:value="875672" calcext:value-type="float">
            <text:p>8756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013" calcext:value-type="float">
            <text:p>480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0924" calcext:value-type="float">
            <text:p>3209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4</text:p>
          </table:table-cell>
          <table:table-cell office:value-type="float" office:value="56938528" calcext:value-type="float">
            <text:p>569385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4428" calcext:value-type="float">
            <text:p>904428</text:p>
          </table:table-cell>
          <table:table-cell office:value-type="float" office:value="875672" calcext:value-type="float">
            <text:p>8756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857" calcext:value-type="float">
            <text:p>1068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51446" calcext:value-type="float">
            <text:p>3514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5</text:p>
          </table:table-cell>
          <table:table-cell office:value-type="float" office:value="56937016" calcext:value-type="float">
            <text:p>569370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3" calcext:value-type="float">
            <text:p>16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4952" calcext:value-type="float">
            <text:p>904952</text:p>
          </table:table-cell>
          <table:table-cell office:value-type="float" office:value="876196" calcext:value-type="float">
            <text:p>8761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277" calcext:value-type="float">
            <text:p>1192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21860" calcext:value-type="float">
            <text:p>3218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6</text:p>
          </table:table-cell>
          <table:table-cell office:value-type="float" office:value="56918872" calcext:value-type="float">
            <text:p>569188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8" calcext:value-type="float">
            <text:p>15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6744" calcext:value-type="float">
            <text:p>926744</text:p>
          </table:table-cell>
          <table:table-cell office:value-type="float" office:value="897988" calcext:value-type="float">
            <text:p>8979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590" calcext:value-type="float">
            <text:p>9259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73196" calcext:value-type="float">
            <text:p>47319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216" calcext:value-type="float">
            <text:p>482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7</text:p>
          </table:table-cell>
          <table:table-cell office:value-type="float" office:value="57231284" calcext:value-type="float">
            <text:p>572312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3" calcext:value-type="float">
            <text:p>16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613756" calcext:value-type="float">
            <text:p>613756</text:p>
          </table:table-cell>
          <table:table-cell office:value-type="float" office:value="585000" calcext:value-type="float">
            <text:p>5850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919" calcext:value-type="float">
            <text:p>729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03856" calcext:value-type="float">
            <text:p>2038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8</text:p>
          </table:table-cell>
          <table:table-cell office:value-type="float" office:value="57034296" calcext:value-type="float">
            <text:p>570342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3" calcext:value-type="float">
            <text:p>16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9908" calcext:value-type="float">
            <text:p>809908</text:p>
          </table:table-cell>
          <table:table-cell office:value-type="float" office:value="781152" calcext:value-type="float">
            <text:p>7811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97" calcext:value-type="float">
            <text:p>2799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410910" calcext:value-type="float">
            <text:p>41091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39</text:p>
          </table:table-cell>
          <table:table-cell office:value-type="float" office:value="56939796" calcext:value-type="float">
            <text:p>569397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3" calcext:value-type="float">
            <text:p>16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044" calcext:value-type="float">
            <text:p>902044</text:p>
          </table:table-cell>
          <table:table-cell office:value-type="float" office:value="873288" calcext:value-type="float">
            <text:p>8732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772" calcext:value-type="float">
            <text:p>447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88951" calcext:value-type="float">
            <text:p>3889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0</text:p>
          </table:table-cell>
          <table:table-cell office:value-type="float" office:value="56938672" calcext:value-type="float">
            <text:p>56938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044" calcext:value-type="float">
            <text:p>902044</text:p>
          </table:table-cell>
          <table:table-cell office:value-type="float" office:value="873288" calcext:value-type="float">
            <text:p>8732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479" calcext:value-type="float">
            <text:p>10947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51112" calcext:value-type="float">
            <text:p>3511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1</text:p>
          </table:table-cell>
          <table:table-cell office:value-type="float" office:value="56937804" calcext:value-type="float">
            <text:p>569378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4" calcext:value-type="float">
            <text:p>16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5136" calcext:value-type="float">
            <text:p>905136</text:p>
          </table:table-cell>
          <table:table-cell office:value-type="float" office:value="876380" calcext:value-type="float">
            <text:p>8763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69" calcext:value-type="float">
            <text:p>966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03712" calcext:value-type="float">
            <text:p>3037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2</text:p>
          </table:table-cell>
          <table:table-cell office:value-type="float" office:value="56934776" calcext:value-type="float">
            <text:p>569347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7768" calcext:value-type="float">
            <text:p>907768</text:p>
          </table:table-cell>
          <table:table-cell office:value-type="float" office:value="879012" calcext:value-type="float">
            <text:p>8790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859" calcext:value-type="float">
            <text:p>248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79167" calcext:value-type="float">
            <text:p>3791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3</text:p>
          </table:table-cell>
          <table:table-cell office:value-type="float" office:value="56934524" calcext:value-type="float">
            <text:p>569345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7768" calcext:value-type="float">
            <text:p>907768</text:p>
          </table:table-cell>
          <table:table-cell office:value-type="float" office:value="879012" calcext:value-type="float">
            <text:p>8790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905" calcext:value-type="float">
            <text:p>989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245418" calcext:value-type="float">
            <text:p>2454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4</text:p>
          </table:table-cell>
          <table:table-cell office:value-type="float" office:value="56934524" calcext:value-type="float">
            <text:p>569345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7768" calcext:value-type="float">
            <text:p>907768</text:p>
          </table:table-cell>
          <table:table-cell office:value-type="float" office:value="879012" calcext:value-type="float">
            <text:p>8790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924" calcext:value-type="float">
            <text:p>339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03" calcext:value-type="float">
            <text:p>1380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20" calcext:value-type="float">
            <text:p>9920</text:p>
          </table:table-cell>
          <table:table-cell office:value-type="float" office:value="342178" calcext:value-type="float">
            <text:p>34217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5</text:p>
          </table:table-cell>
          <table:table-cell office:value-type="float" office:value="56930248" calcext:value-type="float">
            <text:p>569302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5" calcext:value-type="float">
            <text:p>16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2608" calcext:value-type="float">
            <text:p>912608</text:p>
          </table:table-cell>
          <table:table-cell office:value-type="float" office:value="883852" calcext:value-type="float">
            <text:p>8838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488" calcext:value-type="float">
            <text:p>914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94102" calcext:value-type="float">
            <text:p>39410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6</text:p>
          </table:table-cell>
          <table:table-cell office:value-type="float" office:value="56919412" calcext:value-type="float">
            <text:p>569194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5" calcext:value-type="float">
            <text:p>16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2108" calcext:value-type="float">
            <text:p>922108</text:p>
          </table:table-cell>
          <table:table-cell office:value-type="float" office:value="893352" calcext:value-type="float">
            <text:p>8933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963" calcext:value-type="float">
            <text:p>4696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90575" calcext:value-type="float">
            <text:p>290575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7</text:p>
          </table:table-cell>
          <table:table-cell office:value-type="float" office:value="57098592" calcext:value-type="float">
            <text:p>570985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5652" calcext:value-type="float">
            <text:p>745652</text:p>
          </table:table-cell>
          <table:table-cell office:value-type="float" office:value="716896" calcext:value-type="float">
            <text:p>7168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722" calcext:value-type="float">
            <text:p>287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24271" calcext:value-type="float">
            <text:p>3242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8</text:p>
          </table:table-cell>
          <table:table-cell office:value-type="float" office:value="57036852" calcext:value-type="float">
            <text:p>570368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05052" calcext:value-type="float">
            <text:p>805052</text:p>
          </table:table-cell>
          <table:table-cell office:value-type="float" office:value="776296" calcext:value-type="float">
            <text:p>7762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2005" calcext:value-type="float">
            <text:p>1620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292790" calcext:value-type="float">
            <text:p>2927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49</text:p>
          </table:table-cell>
          <table:table-cell office:value-type="float" office:value="56974104" calcext:value-type="float">
            <text:p>569741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1788" calcext:value-type="float">
            <text:p>871788</text:p>
          </table:table-cell>
          <table:table-cell office:value-type="float" office:value="843032" calcext:value-type="float">
            <text:p>8430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0287" calcext:value-type="float">
            <text:p>11028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9984" calcext:value-type="float">
            <text:p>9984</text:p>
          </table:table-cell>
          <table:table-cell office:value-type="float" office:value="334036" calcext:value-type="float">
            <text:p>33403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0</text:p>
          </table:table-cell>
          <table:table-cell office:value-type="float" office:value="56965028" calcext:value-type="float">
            <text:p>569650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4" calcext:value-type="float">
            <text:p>16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9236" calcext:value-type="float">
            <text:p>879236</text:p>
          </table:table-cell>
          <table:table-cell office:value-type="float" office:value="850480" calcext:value-type="float">
            <text:p>8504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664" calcext:value-type="float">
            <text:p>1466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7875" calcext:value-type="float">
            <text:p>41787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1</text:p>
          </table:table-cell>
          <table:table-cell office:value-type="float" office:value="56955712" calcext:value-type="float">
            <text:p>569557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4" calcext:value-type="float">
            <text:p>16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7652" calcext:value-type="float">
            <text:p>887652</text:p>
          </table:table-cell>
          <table:table-cell office:value-type="float" office:value="858896" calcext:value-type="float">
            <text:p>8588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55" calcext:value-type="float">
            <text:p>98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4174" calcext:value-type="float">
            <text:p>25417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2</text:p>
          </table:table-cell>
          <table:table-cell office:value-type="float" office:value="56952452" calcext:value-type="float">
            <text:p>569524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4" calcext:value-type="float">
            <text:p>1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1084" calcext:value-type="float">
            <text:p>891084</text:p>
          </table:table-cell>
          <table:table-cell office:value-type="float" office:value="862328" calcext:value-type="float">
            <text:p>8623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777" calcext:value-type="float">
            <text:p>707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6576" calcext:value-type="float">
            <text:p>35657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3</text:p>
          </table:table-cell>
          <table:table-cell office:value-type="float" office:value="56947924" calcext:value-type="float">
            <text:p>569479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4792" calcext:value-type="float">
            <text:p>894792</text:p>
          </table:table-cell>
          <table:table-cell office:value-type="float" office:value="866036" calcext:value-type="float">
            <text:p>8660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969" calcext:value-type="float">
            <text:p>11596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4855" calcext:value-type="float">
            <text:p>32485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4</text:p>
          </table:table-cell>
          <table:table-cell office:value-type="float" office:value="56930536" calcext:value-type="float">
            <text:p>569305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3" calcext:value-type="float">
            <text:p>16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476" calcext:value-type="float">
            <text:p>913476</text:p>
          </table:table-cell>
          <table:table-cell office:value-type="float" office:value="884720" calcext:value-type="float">
            <text:p>8847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685" calcext:value-type="float">
            <text:p>13268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0724" calcext:value-type="float">
            <text:p>3907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5</text:p>
          </table:table-cell>
          <table:table-cell office:value-type="float" office:value="56929276" calcext:value-type="float">
            <text:p>569292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616" calcext:value-type="float">
            <text:p>913616</text:p>
          </table:table-cell>
          <table:table-cell office:value-type="float" office:value="884860" calcext:value-type="float">
            <text:p>88486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473" calcext:value-type="float">
            <text:p>1344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7901" calcext:value-type="float">
            <text:p>22790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6</text:p>
          </table:table-cell>
          <table:table-cell office:value-type="float" office:value="56928528" calcext:value-type="float">
            <text:p>569285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4668" calcext:value-type="float">
            <text:p>914668</text:p>
          </table:table-cell>
          <table:table-cell office:value-type="float" office:value="885912" calcext:value-type="float">
            <text:p>8859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895" calcext:value-type="float">
            <text:p>228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2157" calcext:value-type="float">
            <text:p>41215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7</text:p>
          </table:table-cell>
          <table:table-cell office:value-type="float" office:value="57027816" calcext:value-type="float">
            <text:p>570278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5796" calcext:value-type="float">
            <text:p>815796</text:p>
          </table:table-cell>
          <table:table-cell office:value-type="float" office:value="787040" calcext:value-type="float">
            <text:p>7870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728" calcext:value-type="float">
            <text:p>11772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2602" calcext:value-type="float">
            <text:p>41260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8</text:p>
          </table:table-cell>
          <table:table-cell office:value-type="float" office:value="56948688" calcext:value-type="float">
            <text:p>569486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5852" calcext:value-type="float">
            <text:p>895852</text:p>
          </table:table-cell>
          <table:table-cell office:value-type="float" office:value="867096" calcext:value-type="float">
            <text:p>8670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1314" calcext:value-type="float">
            <text:p>713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83593" calcext:value-type="float">
            <text:p>8359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0:59</text:p>
          </table:table-cell>
          <table:table-cell office:value-type="float" office:value="56946932" calcext:value-type="float">
            <text:p>569469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7420" calcext:value-type="float">
            <text:p>897420</text:p>
          </table:table-cell>
          <table:table-cell office:value-type="float" office:value="868664" calcext:value-type="float">
            <text:p>8686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653" calcext:value-type="float">
            <text:p>816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7018" calcext:value-type="float">
            <text:p>2870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0</text:p>
          </table:table-cell>
          <table:table-cell office:value-type="float" office:value="56930920" calcext:value-type="float">
            <text:p>569309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4284" calcext:value-type="float">
            <text:p>914284</text:p>
          </table:table-cell>
          <table:table-cell office:value-type="float" office:value="885528" calcext:value-type="float">
            <text:p>8855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9312" calcext:value-type="float">
            <text:p>3931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97937" calcext:value-type="float">
            <text:p>49793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1</text:p>
          </table:table-cell>
          <table:table-cell office:value-type="float" office:value="56928032" calcext:value-type="float">
            <text:p>569280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4284" calcext:value-type="float">
            <text:p>914284</text:p>
          </table:table-cell>
          <table:table-cell office:value-type="float" office:value="885528" calcext:value-type="float">
            <text:p>8855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975" calcext:value-type="float">
            <text:p>7597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4219" calcext:value-type="float">
            <text:p>2242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2</text:p>
          </table:table-cell>
          <table:table-cell office:value-type="float" office:value="56928032" calcext:value-type="float">
            <text:p>569280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5" calcext:value-type="float">
            <text:p>15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5068" calcext:value-type="float">
            <text:p>915068</text:p>
          </table:table-cell>
          <table:table-cell office:value-type="float" office:value="886312" calcext:value-type="float">
            <text:p>8863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649" calcext:value-type="float">
            <text:p>1556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9941" calcext:value-type="float">
            <text:p>41994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272" calcext:value-type="float">
            <text:p>502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3</text:p>
          </table:table-cell>
          <table:table-cell office:value-type="float" office:value="56927272" calcext:value-type="float">
            <text:p>569272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6" calcext:value-type="float">
            <text:p>16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6296" calcext:value-type="float">
            <text:p>916296</text:p>
          </table:table-cell>
          <table:table-cell office:value-type="float" office:value="887540" calcext:value-type="float">
            <text:p>8875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3747" calcext:value-type="float">
            <text:p>12374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2409" calcext:value-type="float">
            <text:p>3524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4</text:p>
          </table:table-cell>
          <table:table-cell office:value-type="float" office:value="56923500" calcext:value-type="float">
            <text:p>569235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6" calcext:value-type="float">
            <text:p>16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9452" calcext:value-type="float">
            <text:p>919452</text:p>
          </table:table-cell>
          <table:table-cell office:value-type="float" office:value="890696" calcext:value-type="float">
            <text:p>8906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852" calcext:value-type="float">
            <text:p>758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4850" calcext:value-type="float">
            <text:p>32485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5</text:p>
          </table:table-cell>
          <table:table-cell office:value-type="float" office:value="56921736" calcext:value-type="float">
            <text:p>569217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5" calcext:value-type="float">
            <text:p>16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1028" calcext:value-type="float">
            <text:p>921028</text:p>
          </table:table-cell>
          <table:table-cell office:value-type="float" office:value="892272" calcext:value-type="float">
            <text:p>8922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034" calcext:value-type="float">
            <text:p>490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8451" calcext:value-type="float">
            <text:p>4084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6</text:p>
          </table:table-cell>
          <table:table-cell office:value-type="float" office:value="56921736" calcext:value-type="float">
            <text:p>569217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3" calcext:value-type="float">
            <text:p>16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1028" calcext:value-type="float">
            <text:p>921028</text:p>
          </table:table-cell>
          <table:table-cell office:value-type="float" office:value="892272" calcext:value-type="float">
            <text:p>8922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500" calcext:value-type="float">
            <text:p>7950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2" calcext:value-type="float">
            <text:p>13822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9306" calcext:value-type="float">
            <text:p>25930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7</text:p>
          </table:table-cell>
          <table:table-cell office:value-type="float" office:value="57045720" calcext:value-type="float">
            <text:p>570457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5" calcext:value-type="float">
            <text:p>16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4168" calcext:value-type="float">
            <text:p>794168</text:p>
          </table:table-cell>
          <table:table-cell office:value-type="float" office:value="765412" calcext:value-type="float">
            <text:p>7654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020" calcext:value-type="float">
            <text:p>780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5459" calcext:value-type="float">
            <text:p>3354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8</text:p>
          </table:table-cell>
          <table:table-cell office:value-type="float" office:value="57023040" calcext:value-type="float">
            <text:p>570230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20304" calcext:value-type="float">
            <text:p>820304</text:p>
          </table:table-cell>
          <table:table-cell office:value-type="float" office:value="791548" calcext:value-type="float">
            <text:p>7915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130" calcext:value-type="float">
            <text:p>8813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2192" calcext:value-type="float">
            <text:p>3921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09</text:p>
          </table:table-cell>
          <table:table-cell office:value-type="float" office:value="56976672" calcext:value-type="float">
            <text:p>569766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3072" calcext:value-type="float">
            <text:p>863072</text:p>
          </table:table-cell>
          <table:table-cell office:value-type="float" office:value="834316" calcext:value-type="float">
            <text:p>8343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729" calcext:value-type="float">
            <text:p>5472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6983" calcext:value-type="float">
            <text:p>32698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1</text:p>
          </table:table-cell>
          <table:table-cell office:value-type="float" office:value="56976936" calcext:value-type="float">
            <text:p>569769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4" calcext:value-type="float">
            <text:p>16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3336" calcext:value-type="float">
            <text:p>863336</text:p>
          </table:table-cell>
          <table:table-cell office:value-type="float" office:value="834580" calcext:value-type="float">
            <text:p>8345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439" calcext:value-type="float">
            <text:p>8143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7205" calcext:value-type="float">
            <text:p>32720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2</text:p>
          </table:table-cell>
          <table:table-cell office:value-type="float" office:value="56974116" calcext:value-type="float">
            <text:p>569741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7868" calcext:value-type="float">
            <text:p>867868</text:p>
          </table:table-cell>
          <table:table-cell office:value-type="float" office:value="839112" calcext:value-type="float">
            <text:p>8391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830" calcext:value-type="float">
            <text:p>7083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1906" calcext:value-type="float">
            <text:p>2619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3</text:p>
          </table:table-cell>
          <table:table-cell office:value-type="float" office:value="56963344" calcext:value-type="float">
            <text:p>569633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6292" calcext:value-type="float">
            <text:p>876292</text:p>
          </table:table-cell>
          <table:table-cell office:value-type="float" office:value="847536" calcext:value-type="float">
            <text:p>8475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711" calcext:value-type="float">
            <text:p>187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0094" calcext:value-type="float">
            <text:p>4000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4</text:p>
          </table:table-cell>
          <table:table-cell office:value-type="float" office:value="56962588" calcext:value-type="float">
            <text:p>569625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8" calcext:value-type="float">
            <text:p>16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7604" calcext:value-type="float">
            <text:p>877604</text:p>
          </table:table-cell>
          <table:table-cell office:value-type="float" office:value="848848" calcext:value-type="float">
            <text:p>8488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680" calcext:value-type="float">
            <text:p>726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8912" calcext:value-type="float">
            <text:p>4389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5</text:p>
          </table:table-cell>
          <table:table-cell office:value-type="float" office:value="56920000" calcext:value-type="float">
            <text:p>569200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8468" calcext:value-type="float">
            <text:p>918468</text:p>
          </table:table-cell>
          <table:table-cell office:value-type="float" office:value="889712" calcext:value-type="float">
            <text:p>8897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619" calcext:value-type="float">
            <text:p>286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0822" calcext:value-type="float">
            <text:p>39082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6</text:p>
          </table:table-cell>
          <table:table-cell office:value-type="float" office:value="56920000" calcext:value-type="float">
            <text:p>569200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2" calcext:value-type="float">
            <text:p>15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0460" calcext:value-type="float">
            <text:p>920460</text:p>
          </table:table-cell>
          <table:table-cell office:value-type="float" office:value="891704" calcext:value-type="float">
            <text:p>8917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081" calcext:value-type="float">
            <text:p>2308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3" calcext:value-type="float">
            <text:p>13823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8504" calcext:value-type="float">
            <text:p>3585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7</text:p>
          </table:table-cell>
          <table:table-cell office:value-type="float" office:value="56919496" calcext:value-type="float">
            <text:p>569194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1724" calcext:value-type="float">
            <text:p>921724</text:p>
          </table:table-cell>
          <table:table-cell office:value-type="float" office:value="892968" calcext:value-type="float">
            <text:p>8929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335" calcext:value-type="float">
            <text:p>473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0869" calcext:value-type="float">
            <text:p>3008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8</text:p>
          </table:table-cell>
          <table:table-cell office:value-type="float" office:value="56942932" calcext:value-type="float">
            <text:p>569429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8172" calcext:value-type="float">
            <text:p>898172</text:p>
          </table:table-cell>
          <table:table-cell office:value-type="float" office:value="869416" calcext:value-type="float">
            <text:p>8694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7419" calcext:value-type="float">
            <text:p>1474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519915" calcext:value-type="float">
            <text:p>5199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19</text:p>
          </table:table-cell>
          <table:table-cell office:value-type="float" office:value="56939420" calcext:value-type="float">
            <text:p>569394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8172" calcext:value-type="float">
            <text:p>898172</text:p>
          </table:table-cell>
          <table:table-cell office:value-type="float" office:value="869416" calcext:value-type="float">
            <text:p>8694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856" calcext:value-type="float">
            <text:p>1058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6389" calcext:value-type="float">
            <text:p>23638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0</text:p>
          </table:table-cell>
          <table:table-cell office:value-type="float" office:value="56939168" calcext:value-type="float">
            <text:p>569391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7" calcext:value-type="float">
            <text:p>16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8964" calcext:value-type="float">
            <text:p>898964</text:p>
          </table:table-cell>
          <table:table-cell office:value-type="float" office:value="870208" calcext:value-type="float">
            <text:p>8702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463" calcext:value-type="float">
            <text:p>13746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3929" calcext:value-type="float">
            <text:p>44392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1</text:p>
          </table:table-cell>
          <table:table-cell office:value-type="float" office:value="56934884" calcext:value-type="float">
            <text:p>569348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0" calcext:value-type="float">
            <text:p>16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6808" calcext:value-type="float">
            <text:p>906808</text:p>
          </table:table-cell>
          <table:table-cell office:value-type="float" office:value="878052" calcext:value-type="float">
            <text:p>8780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557" calcext:value-type="float">
            <text:p>1955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5978" calcext:value-type="float">
            <text:p>38597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2</text:p>
          </table:table-cell>
          <table:table-cell office:value-type="float" office:value="56925056" calcext:value-type="float">
            <text:p>569250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1796" calcext:value-type="float">
            <text:p>911796</text:p>
          </table:table-cell>
          <table:table-cell office:value-type="float" office:value="883040" calcext:value-type="float">
            <text:p>8830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84" calcext:value-type="float">
            <text:p>97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2788" calcext:value-type="float">
            <text:p>37278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3</text:p>
          </table:table-cell>
          <table:table-cell office:value-type="float" office:value="56925056" calcext:value-type="float">
            <text:p>569250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1796" calcext:value-type="float">
            <text:p>911796</text:p>
          </table:table-cell>
          <table:table-cell office:value-type="float" office:value="883040" calcext:value-type="float">
            <text:p>8830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1421" calcext:value-type="float">
            <text:p>714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7268" calcext:value-type="float">
            <text:p>3272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4</text:p>
          </table:table-cell>
          <table:table-cell office:value-type="float" office:value="56924808" calcext:value-type="float">
            <text:p>569248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1796" calcext:value-type="float">
            <text:p>911796</text:p>
          </table:table-cell>
          <table:table-cell office:value-type="float" office:value="883040" calcext:value-type="float">
            <text:p>8830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331" calcext:value-type="float">
            <text:p>5833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5499" calcext:value-type="float">
            <text:p>3054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5</text:p>
          </table:table-cell>
          <table:table-cell office:value-type="float" office:value="56924308" calcext:value-type="float">
            <text:p>569243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012" calcext:value-type="float">
            <text:p>913012</text:p>
          </table:table-cell>
          <table:table-cell office:value-type="float" office:value="884256" calcext:value-type="float">
            <text:p>88425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08" calcext:value-type="float">
            <text:p>75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6965" calcext:value-type="float">
            <text:p>21696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6</text:p>
          </table:table-cell>
          <table:table-cell office:value-type="float" office:value="56924064" calcext:value-type="float">
            <text:p>569240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536" calcext:value-type="float">
            <text:p>913536</text:p>
          </table:table-cell>
          <table:table-cell office:value-type="float" office:value="884780" calcext:value-type="float">
            <text:p>8847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348" calcext:value-type="float">
            <text:p>10434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6969" calcext:value-type="float">
            <text:p>21696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7</text:p>
          </table:table-cell>
          <table:table-cell office:value-type="float" office:value="56923812" calcext:value-type="float">
            <text:p>569238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536" calcext:value-type="float">
            <text:p>913536</text:p>
          </table:table-cell>
          <table:table-cell office:value-type="float" office:value="884780" calcext:value-type="float">
            <text:p>8847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84" calcext:value-type="float">
            <text:p>157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7040" calcext:value-type="float">
            <text:p>3970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8</text:p>
          </table:table-cell>
          <table:table-cell office:value-type="float" office:value="57069216" calcext:value-type="float">
            <text:p>57069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2" calcext:value-type="float">
            <text:p>16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70368" calcext:value-type="float">
            <text:p>770368</text:p>
          </table:table-cell>
          <table:table-cell office:value-type="float" office:value="741612" calcext:value-type="float">
            <text:p>7416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104" calcext:value-type="float">
            <text:p>7410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7448" calcext:value-type="float">
            <text:p>3574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29</text:p>
          </table:table-cell>
          <table:table-cell office:value-type="float" office:value="56954568" calcext:value-type="float">
            <text:p>569545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598" calcext:value-type="float">
            <text:p>15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7304" calcext:value-type="float">
            <text:p>887304</text:p>
          </table:table-cell>
          <table:table-cell office:value-type="float" office:value="858548" calcext:value-type="float">
            <text:p>8585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074" calcext:value-type="float">
            <text:p>11107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1914" calcext:value-type="float">
            <text:p>3119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8216" calcext:value-type="float">
            <text:p>482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0</text:p>
          </table:table-cell>
          <table:table-cell office:value-type="float" office:value="56953592" calcext:value-type="float">
            <text:p>569535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9336" calcext:value-type="float">
            <text:p>889336</text:p>
          </table:table-cell>
          <table:table-cell office:value-type="float" office:value="860580" calcext:value-type="float">
            <text:p>8605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008" calcext:value-type="float">
            <text:p>130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8262" calcext:value-type="float">
            <text:p>2582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1</text:p>
          </table:table-cell>
          <table:table-cell office:value-type="float" office:value="56952840" calcext:value-type="float">
            <text:p>569528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9596" calcext:value-type="float">
            <text:p>889596</text:p>
          </table:table-cell>
          <table:table-cell office:value-type="float" office:value="860840" calcext:value-type="float">
            <text:p>8608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244" calcext:value-type="float">
            <text:p>1182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0814" calcext:value-type="float">
            <text:p>2308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2</text:p>
          </table:table-cell>
          <table:table-cell office:value-type="float" office:value="56950832" calcext:value-type="float">
            <text:p>569508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1176" calcext:value-type="float">
            <text:p>891176</text:p>
          </table:table-cell>
          <table:table-cell office:value-type="float" office:value="862420" calcext:value-type="float">
            <text:p>8624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059" calcext:value-type="float">
            <text:p>4505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5472" calcext:value-type="float">
            <text:p>36547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3</text:p>
          </table:table-cell>
          <table:table-cell office:value-type="float" office:value="56950584" calcext:value-type="float">
            <text:p>569505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5" calcext:value-type="float">
            <text:p>16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1704" calcext:value-type="float">
            <text:p>891704</text:p>
          </table:table-cell>
          <table:table-cell office:value-type="float" office:value="862948" calcext:value-type="float">
            <text:p>8629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926" calcext:value-type="float">
            <text:p>2292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9573" calcext:value-type="float">
            <text:p>40957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4</text:p>
          </table:table-cell>
          <table:table-cell office:value-type="float" office:value="56940756" calcext:value-type="float">
            <text:p>569407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7" calcext:value-type="float">
            <text:p>16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1692" calcext:value-type="float">
            <text:p>901692</text:p>
          </table:table-cell>
          <table:table-cell office:value-type="float" office:value="872936" calcext:value-type="float">
            <text:p>8729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761" calcext:value-type="float">
            <text:p>2376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3417" calcext:value-type="float">
            <text:p>35341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5</text:p>
          </table:table-cell>
          <table:table-cell office:value-type="float" office:value="56936724" calcext:value-type="float">
            <text:p>569367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7" calcext:value-type="float">
            <text:p>16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4844" calcext:value-type="float">
            <text:p>904844</text:p>
          </table:table-cell>
          <table:table-cell office:value-type="float" office:value="876088" calcext:value-type="float">
            <text:p>8760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717" calcext:value-type="float">
            <text:p>12871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1566" calcext:value-type="float">
            <text:p>3315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6</text:p>
          </table:table-cell>
          <table:table-cell office:value-type="float" office:value="56936472" calcext:value-type="float">
            <text:p>569364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8" calcext:value-type="float">
            <text:p>16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4844" calcext:value-type="float">
            <text:p>904844</text:p>
          </table:table-cell>
          <table:table-cell office:value-type="float" office:value="876088" calcext:value-type="float">
            <text:p>8760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8184" calcext:value-type="float">
            <text:p>4818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6401" calcext:value-type="float">
            <text:p>29640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7</text:p>
          </table:table-cell>
          <table:table-cell office:value-type="float" office:value="56936472" calcext:value-type="float">
            <text:p>569364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8" calcext:value-type="float">
            <text:p>16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5104" calcext:value-type="float">
            <text:p>905104</text:p>
          </table:table-cell>
          <table:table-cell office:value-type="float" office:value="876348" calcext:value-type="float">
            <text:p>87634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53" calcext:value-type="float">
            <text:p>3275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1439" calcext:value-type="float">
            <text:p>3114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8</text:p>
          </table:table-cell>
          <table:table-cell office:value-type="float" office:value="57032252" calcext:value-type="float">
            <text:p>570322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0436" calcext:value-type="float">
            <text:p>810436</text:p>
          </table:table-cell>
          <table:table-cell office:value-type="float" office:value="781680" calcext:value-type="float">
            <text:p>7816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111" calcext:value-type="float">
            <text:p>12711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2657" calcext:value-type="float">
            <text:p>4026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39</text:p>
          </table:table-cell>
          <table:table-cell office:value-type="float" office:value="57000004" calcext:value-type="float">
            <text:p>570000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8" calcext:value-type="float">
            <text:p>16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40528" calcext:value-type="float">
            <text:p>840528</text:p>
          </table:table-cell>
          <table:table-cell office:value-type="float" office:value="811772" calcext:value-type="float">
            <text:p>8117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641" calcext:value-type="float">
            <text:p>1056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2785" calcext:value-type="float">
            <text:p>3727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0</text:p>
          </table:table-cell>
          <table:table-cell office:value-type="float" office:value="56929452" calcext:value-type="float">
            <text:p>569294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8" calcext:value-type="float">
            <text:p>16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0224" calcext:value-type="float">
            <text:p>910224</text:p>
          </table:table-cell>
          <table:table-cell office:value-type="float" office:value="881468" calcext:value-type="float">
            <text:p>8814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114" calcext:value-type="float">
            <text:p>891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7448" calcext:value-type="float">
            <text:p>4074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1</text:p>
          </table:table-cell>
          <table:table-cell office:value-type="float" office:value="56927632" calcext:value-type="float">
            <text:p>569276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8" calcext:value-type="float">
            <text:p>16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0224" calcext:value-type="float">
            <text:p>910224</text:p>
          </table:table-cell>
          <table:table-cell office:value-type="float" office:value="881468" calcext:value-type="float">
            <text:p>8814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252" calcext:value-type="float">
            <text:p>1212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3222" calcext:value-type="float">
            <text:p>30322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2</text:p>
          </table:table-cell>
          <table:table-cell office:value-type="float" office:value="56926712" calcext:value-type="float">
            <text:p>569267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7" calcext:value-type="float">
            <text:p>16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208" calcext:value-type="float">
            <text:p>913208</text:p>
          </table:table-cell>
          <table:table-cell office:value-type="float" office:value="884452" calcext:value-type="float">
            <text:p>8844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9571" calcext:value-type="float">
            <text:p>4957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4230" calcext:value-type="float">
            <text:p>2542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3</text:p>
          </table:table-cell>
          <table:table-cell office:value-type="float" office:value="56926704" calcext:value-type="float">
            <text:p>569267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4" calcext:value-type="float">
            <text:p>16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472" calcext:value-type="float">
            <text:p>913472</text:p>
          </table:table-cell>
          <table:table-cell office:value-type="float" office:value="884716" calcext:value-type="float">
            <text:p>88471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410" calcext:value-type="float">
            <text:p>15241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7991" calcext:value-type="float">
            <text:p>4579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4</text:p>
          </table:table-cell>
          <table:table-cell office:value-type="float" office:value="56926200" calcext:value-type="float">
            <text:p>569262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4" calcext:value-type="float">
            <text:p>1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996" calcext:value-type="float">
            <text:p>913996</text:p>
          </table:table-cell>
          <table:table-cell office:value-type="float" office:value="885240" calcext:value-type="float">
            <text:p>8852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235" calcext:value-type="float">
            <text:p>1432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39357" calcext:value-type="float">
            <text:p>2393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5</text:p>
          </table:table-cell>
          <table:table-cell office:value-type="float" office:value="56926704" calcext:value-type="float">
            <text:p>569267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996" calcext:value-type="float">
            <text:p>913996</text:p>
          </table:table-cell>
          <table:table-cell office:value-type="float" office:value="885240" calcext:value-type="float">
            <text:p>8852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80" calcext:value-type="float">
            <text:p>4198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3126" calcext:value-type="float">
            <text:p>3931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6</text:p>
          </table:table-cell>
          <table:table-cell office:value-type="float" office:value="56926704" calcext:value-type="float">
            <text:p>569267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4144" calcext:value-type="float">
            <text:p>914144</text:p>
          </table:table-cell>
          <table:table-cell office:value-type="float" office:value="885388" calcext:value-type="float">
            <text:p>8853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740" calcext:value-type="float">
            <text:p>1147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1901" calcext:value-type="float">
            <text:p>35190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188" calcext:value-type="float">
            <text:p>4718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7</text:p>
          </table:table-cell>
          <table:table-cell office:value-type="float" office:value="56919144" calcext:value-type="float">
            <text:p>569191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1388" calcext:value-type="float">
            <text:p>921388</text:p>
          </table:table-cell>
          <table:table-cell office:value-type="float" office:value="892632" calcext:value-type="float">
            <text:p>8926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276" calcext:value-type="float">
            <text:p>502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5560" calcext:value-type="float">
            <text:p>3655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8</text:p>
          </table:table-cell>
          <table:table-cell office:value-type="float" office:value="57039840" calcext:value-type="float">
            <text:p>570398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8608" calcext:value-type="float">
            <text:p>798608</text:p>
          </table:table-cell>
          <table:table-cell office:value-type="float" office:value="769852" calcext:value-type="float">
            <text:p>7698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327" calcext:value-type="float">
            <text:p>4132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51970" calcext:value-type="float">
            <text:p>2519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49</text:p>
          </table:table-cell>
          <table:table-cell office:value-type="float" office:value="56987696" calcext:value-type="float">
            <text:p>569876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52908" calcext:value-type="float">
            <text:p>852908</text:p>
          </table:table-cell>
          <table:table-cell office:value-type="float" office:value="824152" calcext:value-type="float">
            <text:p>8241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261" calcext:value-type="float">
            <text:p>14926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2348" calcext:value-type="float">
            <text:p>4323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0</text:p>
          </table:table-cell>
          <table:table-cell office:value-type="float" office:value="56987192" calcext:value-type="float">
            <text:p>569871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2" calcext:value-type="float">
            <text:p>16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53792" calcext:value-type="float">
            <text:p>853792</text:p>
          </table:table-cell>
          <table:table-cell office:value-type="float" office:value="825036" calcext:value-type="float">
            <text:p>8250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292" calcext:value-type="float">
            <text:p>162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7758" calcext:value-type="float">
            <text:p>42775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1</text:p>
          </table:table-cell>
          <table:table-cell office:value-type="float" office:value="56942588" calcext:value-type="float">
            <text:p>569425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1168" calcext:value-type="float">
            <text:p>901168</text:p>
          </table:table-cell>
          <table:table-cell office:value-type="float" office:value="872412" calcext:value-type="float">
            <text:p>8724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908" calcext:value-type="float">
            <text:p>4390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5025" calcext:value-type="float">
            <text:p>3650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2</text:p>
          </table:table-cell>
          <table:table-cell office:value-type="float" office:value="56925456" calcext:value-type="float">
            <text:p>569254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7176" calcext:value-type="float">
            <text:p>917176</text:p>
          </table:table-cell>
          <table:table-cell office:value-type="float" office:value="888420" calcext:value-type="float">
            <text:p>8884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965" calcext:value-type="float">
            <text:p>3696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1011" calcext:value-type="float">
            <text:p>43101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3</text:p>
          </table:table-cell>
          <table:table-cell office:value-type="float" office:value="56924452" calcext:value-type="float">
            <text:p>569244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7176" calcext:value-type="float">
            <text:p>917176</text:p>
          </table:table-cell>
          <table:table-cell office:value-type="float" office:value="888420" calcext:value-type="float">
            <text:p>8884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517" calcext:value-type="float">
            <text:p>3451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6845" calcext:value-type="float">
            <text:p>2968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4</text:p>
          </table:table-cell>
          <table:table-cell office:value-type="float" office:value="56924452" calcext:value-type="float">
            <text:p>569244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3" calcext:value-type="float">
            <text:p>16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7176" calcext:value-type="float">
            <text:p>917176</text:p>
          </table:table-cell>
          <table:table-cell office:value-type="float" office:value="888420" calcext:value-type="float">
            <text:p>8884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64" calcext:value-type="float">
            <text:p>1298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8129" calcext:value-type="float">
            <text:p>3981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5</text:p>
          </table:table-cell>
          <table:table-cell office:value-type="float" office:value="56924452" calcext:value-type="float">
            <text:p>569244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2" calcext:value-type="float">
            <text:p>15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9440" calcext:value-type="float">
            <text:p>919440</text:p>
          </table:table-cell>
          <table:table-cell office:value-type="float" office:value="890684" calcext:value-type="float">
            <text:p>8906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140" calcext:value-type="float">
            <text:p>13114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78485" calcext:value-type="float">
            <text:p>17848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6</text:p>
          </table:table-cell>
          <table:table-cell office:value-type="float" office:value="56921632" calcext:value-type="float">
            <text:p>569216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9788" calcext:value-type="float">
            <text:p>919788</text:p>
          </table:table-cell>
          <table:table-cell office:value-type="float" office:value="891032" calcext:value-type="float">
            <text:p>8910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5420" calcext:value-type="float">
            <text:p>14542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3307" calcext:value-type="float">
            <text:p>29330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7</text:p>
          </table:table-cell>
          <table:table-cell office:value-type="float" office:value="56921680" calcext:value-type="float">
            <text:p>569216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9788" calcext:value-type="float">
            <text:p>919788</text:p>
          </table:table-cell>
          <table:table-cell office:value-type="float" office:value="891032" calcext:value-type="float">
            <text:p>8910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124" calcext:value-type="float">
            <text:p>15512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9821" calcext:value-type="float">
            <text:p>3398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8</text:p>
          </table:table-cell>
          <table:table-cell office:value-type="float" office:value="57040108" calcext:value-type="float">
            <text:p>570401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99048" calcext:value-type="float">
            <text:p>799048</text:p>
          </table:table-cell>
          <table:table-cell office:value-type="float" office:value="770292" calcext:value-type="float">
            <text:p>77029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167" calcext:value-type="float">
            <text:p>2716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8371" calcext:value-type="float">
            <text:p>30837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1:59</text:p>
          </table:table-cell>
          <table:table-cell office:value-type="float" office:value="56946896" calcext:value-type="float">
            <text:p>569468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7076" calcext:value-type="float">
            <text:p>897076</text:p>
          </table:table-cell>
          <table:table-cell office:value-type="float" office:value="868320" calcext:value-type="float">
            <text:p>8683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994" calcext:value-type="float">
            <text:p>9899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78663" calcext:value-type="float">
            <text:p>4786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3356" calcext:value-type="float">
            <text:p>533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0</text:p>
          </table:table-cell>
          <table:table-cell office:value-type="float" office:value="56945376" calcext:value-type="float">
            <text:p>569453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9500" calcext:value-type="float">
            <text:p>899500</text:p>
          </table:table-cell>
          <table:table-cell office:value-type="float" office:value="870744" calcext:value-type="float">
            <text:p>8707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214" calcext:value-type="float">
            <text:p>14821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7802" calcext:value-type="float">
            <text:p>2178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1</text:p>
          </table:table-cell>
          <table:table-cell office:value-type="float" office:value="56944880" calcext:value-type="float">
            <text:p>569448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9500" calcext:value-type="float">
            <text:p>899500</text:p>
          </table:table-cell>
          <table:table-cell office:value-type="float" office:value="870744" calcext:value-type="float">
            <text:p>8707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219" calcext:value-type="float">
            <text:p>212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6639" calcext:value-type="float">
            <text:p>2266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2</text:p>
          </table:table-cell>
          <table:table-cell office:value-type="float" office:value="56944880" calcext:value-type="float">
            <text:p>569448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0288" calcext:value-type="float">
            <text:p>900288</text:p>
          </table:table-cell>
          <table:table-cell office:value-type="float" office:value="871532" calcext:value-type="float">
            <text:p>8715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776" calcext:value-type="float">
            <text:p>387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02307" calcext:value-type="float">
            <text:p>40230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3</text:p>
          </table:table-cell>
          <table:table-cell office:value-type="float" office:value="56941116" calcext:value-type="float">
            <text:p>569411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652" calcext:value-type="float">
            <text:p>902652</text:p>
          </table:table-cell>
          <table:table-cell office:value-type="float" office:value="873896" calcext:value-type="float">
            <text:p>8738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452" calcext:value-type="float">
            <text:p>10645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74523" calcext:value-type="float">
            <text:p>3745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4</text:p>
          </table:table-cell>
          <table:table-cell office:value-type="float" office:value="56933564" calcext:value-type="float">
            <text:p>569335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1280" calcext:value-type="float">
            <text:p>911280</text:p>
          </table:table-cell>
          <table:table-cell office:value-type="float" office:value="882524" calcext:value-type="float">
            <text:p>8825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1260" calcext:value-type="float">
            <text:p>131260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0391" calcext:value-type="float">
            <text:p>3103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5</text:p>
          </table:table-cell>
          <table:table-cell office:value-type="float" office:value="56929524" calcext:value-type="float">
            <text:p>569295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6788" calcext:value-type="float">
            <text:p>916788</text:p>
          </table:table-cell>
          <table:table-cell office:value-type="float" office:value="888032" calcext:value-type="float">
            <text:p>8880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464" calcext:value-type="float">
            <text:p>1946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94449" calcext:value-type="float">
            <text:p>49444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6</text:p>
          </table:table-cell>
          <table:table-cell office:value-type="float" office:value="56915412" calcext:value-type="float">
            <text:p>569154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6536" calcext:value-type="float">
            <text:p>926536</text:p>
          </table:table-cell>
          <table:table-cell office:value-type="float" office:value="897780" calcext:value-type="float">
            <text:p>8977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086" calcext:value-type="float">
            <text:p>9208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5573" calcext:value-type="float">
            <text:p>2855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7</text:p>
          </table:table-cell>
          <table:table-cell office:value-type="float" office:value="56915420" calcext:value-type="float">
            <text:p>569154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6536" calcext:value-type="float">
            <text:p>926536</text:p>
          </table:table-cell>
          <table:table-cell office:value-type="float" office:value="897780" calcext:value-type="float">
            <text:p>89778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295" calcext:value-type="float">
            <text:p>1322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0675" calcext:value-type="float">
            <text:p>4306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8</text:p>
          </table:table-cell>
          <table:table-cell office:value-type="float" office:value="57005516" calcext:value-type="float">
            <text:p>57005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36656" calcext:value-type="float">
            <text:p>836656</text:p>
          </table:table-cell>
          <table:table-cell office:value-type="float" office:value="807900" calcext:value-type="float">
            <text:p>80790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5378" calcext:value-type="float">
            <text:p>8537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27122" calcext:value-type="float">
            <text:p>1271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09</text:p>
          </table:table-cell>
          <table:table-cell office:value-type="float" office:value="56992284" calcext:value-type="float">
            <text:p>569922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48968" calcext:value-type="float">
            <text:p>848968</text:p>
          </table:table-cell>
          <table:table-cell office:value-type="float" office:value="820212" calcext:value-type="float">
            <text:p>8202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815" calcext:value-type="float">
            <text:p>3481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3692" calcext:value-type="float">
            <text:p>3336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0</text:p>
          </table:table-cell>
          <table:table-cell office:value-type="float" office:value="56989260" calcext:value-type="float">
            <text:p>569892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50288" calcext:value-type="float">
            <text:p>850288</text:p>
          </table:table-cell>
          <table:table-cell office:value-type="float" office:value="821532" calcext:value-type="float">
            <text:p>8215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281" calcext:value-type="float">
            <text:p>8028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6324" calcext:value-type="float">
            <text:p>3063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1</text:p>
          </table:table-cell>
          <table:table-cell office:value-type="float" office:value="56971388" calcext:value-type="float">
            <text:p>56971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69824" calcext:value-type="float">
            <text:p>869824</text:p>
          </table:table-cell>
          <table:table-cell office:value-type="float" office:value="841068" calcext:value-type="float">
            <text:p>8410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3428" calcext:value-type="float">
            <text:p>12342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4908" calcext:value-type="float">
            <text:p>28490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2</text:p>
          </table:table-cell>
          <table:table-cell office:value-type="float" office:value="56949976" calcext:value-type="float">
            <text:p>569499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5" calcext:value-type="float">
            <text:p>15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5276" calcext:value-type="float">
            <text:p>895276</text:p>
          </table:table-cell>
          <table:table-cell office:value-type="float" office:value="866520" calcext:value-type="float">
            <text:p>8665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866" calcext:value-type="float">
            <text:p>1368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7" calcext:value-type="float">
            <text:p>13827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70100" calcext:value-type="float">
            <text:p>4701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132" calcext:value-type="float">
            <text:p>4513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3</text:p>
          </table:table-cell>
          <table:table-cell office:value-type="float" office:value="56946448" calcext:value-type="float">
            <text:p>569464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8068" calcext:value-type="float">
            <text:p>898068</text:p>
          </table:table-cell>
          <table:table-cell office:value-type="float" office:value="869312" calcext:value-type="float">
            <text:p>8693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875" calcext:value-type="float">
            <text:p>2787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1645" calcext:value-type="float">
            <text:p>4116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4</text:p>
          </table:table-cell>
          <table:table-cell office:value-type="float" office:value="56943172" calcext:value-type="float">
            <text:p>569431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0940" calcext:value-type="float">
            <text:p>900940</text:p>
          </table:table-cell>
          <table:table-cell office:value-type="float" office:value="872184" calcext:value-type="float">
            <text:p>8721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133" calcext:value-type="float">
            <text:p>3613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5629" calcext:value-type="float">
            <text:p>3156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5</text:p>
          </table:table-cell>
          <table:table-cell office:value-type="float" office:value="56941660" calcext:value-type="float">
            <text:p>569416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2" calcext:value-type="float">
            <text:p>16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0940" calcext:value-type="float">
            <text:p>900940</text:p>
          </table:table-cell>
          <table:table-cell office:value-type="float" office:value="872184" calcext:value-type="float">
            <text:p>8721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0688" calcext:value-type="float">
            <text:p>7068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0545" calcext:value-type="float">
            <text:p>3505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6</text:p>
          </table:table-cell>
          <table:table-cell office:value-type="float" office:value="56937632" calcext:value-type="float">
            <text:p>569376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1984" calcext:value-type="float">
            <text:p>901984</text:p>
          </table:table-cell>
          <table:table-cell office:value-type="float" office:value="873228" calcext:value-type="float">
            <text:p>8732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458" calcext:value-type="float">
            <text:p>10845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5348" calcext:value-type="float">
            <text:p>31534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7</text:p>
          </table:table-cell>
          <table:table-cell office:value-type="float" office:value="56928048" calcext:value-type="float">
            <text:p>569280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3276" calcext:value-type="float">
            <text:p>913276</text:p>
          </table:table-cell>
          <table:table-cell office:value-type="float" office:value="884520" calcext:value-type="float">
            <text:p>88452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91" calcext:value-type="float">
            <text:p>969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53411" calcext:value-type="float">
            <text:p>4534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8</text:p>
          </table:table-cell>
          <table:table-cell office:value-type="float" office:value="57016516" calcext:value-type="float">
            <text:p>57016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22148" calcext:value-type="float">
            <text:p>822148</text:p>
          </table:table-cell>
          <table:table-cell office:value-type="float" office:value="793392" calcext:value-type="float">
            <text:p>79339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986" calcext:value-type="float">
            <text:p>5398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8438" calcext:value-type="float">
            <text:p>2184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19</text:p>
          </table:table-cell>
          <table:table-cell office:value-type="float" office:value="56988396" calcext:value-type="float">
            <text:p>569883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3" calcext:value-type="float">
            <text:p>16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52440" calcext:value-type="float">
            <text:p>852440</text:p>
          </table:table-cell>
          <table:table-cell office:value-type="float" office:value="823684" calcext:value-type="float">
            <text:p>8236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54" calcext:value-type="float">
            <text:p>895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1900" calcext:value-type="float">
            <text:p>43190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0</text:p>
          </table:table-cell>
          <table:table-cell office:value-type="float" office:value="56985788" calcext:value-type="float">
            <text:p>569857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52440" calcext:value-type="float">
            <text:p>852440</text:p>
          </table:table-cell>
          <table:table-cell office:value-type="float" office:value="823684" calcext:value-type="float">
            <text:p>8236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992" calcext:value-type="float">
            <text:p>9599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6183" calcext:value-type="float">
            <text:p>38618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1</text:p>
          </table:table-cell>
          <table:table-cell office:value-type="float" office:value="56957716" calcext:value-type="float">
            <text:p>569577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1308" calcext:value-type="float">
            <text:p>881308</text:p>
          </table:table-cell>
          <table:table-cell office:value-type="float" office:value="852552" calcext:value-type="float">
            <text:p>8525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963" calcext:value-type="float">
            <text:p>3296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1096" calcext:value-type="float">
            <text:p>3210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2</text:p>
          </table:table-cell>
          <table:table-cell office:value-type="float" office:value="56946988" calcext:value-type="float">
            <text:p>569469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9940" calcext:value-type="float">
            <text:p>889940</text:p>
          </table:table-cell>
          <table:table-cell office:value-type="float" office:value="861184" calcext:value-type="float">
            <text:p>8611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276" calcext:value-type="float">
            <text:p>15927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5412" calcext:value-type="float">
            <text:p>3954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3</text:p>
          </table:table-cell>
          <table:table-cell office:value-type="float" office:value="56946988" calcext:value-type="float">
            <text:p>569469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9940" calcext:value-type="float">
            <text:p>889940</text:p>
          </table:table-cell>
          <table:table-cell office:value-type="float" office:value="861184" calcext:value-type="float">
            <text:p>8611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101" calcext:value-type="float">
            <text:p>7610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61714" calcext:value-type="float">
            <text:p>2617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4</text:p>
          </table:table-cell>
          <table:table-cell office:value-type="float" office:value="56946740" calcext:value-type="float">
            <text:p>569467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0200" calcext:value-type="float">
            <text:p>890200</text:p>
          </table:table-cell>
          <table:table-cell office:value-type="float" office:value="861444" calcext:value-type="float">
            <text:p>8614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9541" calcext:value-type="float">
            <text:p>2954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6124" calcext:value-type="float">
            <text:p>3961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5</text:p>
          </table:table-cell>
          <table:table-cell office:value-type="float" office:value="56946644" calcext:value-type="float">
            <text:p>569466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2896" calcext:value-type="float">
            <text:p>892896</text:p>
          </table:table-cell>
          <table:table-cell office:value-type="float" office:value="864140" calcext:value-type="float">
            <text:p>8641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68" calcext:value-type="float">
            <text:p>19168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0682" calcext:value-type="float">
            <text:p>38068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6</text:p>
          </table:table-cell>
          <table:table-cell office:value-type="float" office:value="56942488" calcext:value-type="float">
            <text:p>569424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7100" calcext:value-type="float">
            <text:p>897100</text:p>
          </table:table-cell>
          <table:table-cell office:value-type="float" office:value="868344" calcext:value-type="float">
            <text:p>86834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1" calcext:value-type="float">
            <text:p>755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5626" calcext:value-type="float">
            <text:p>3256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7</text:p>
          </table:table-cell>
          <table:table-cell office:value-type="float" office:value="56942236" calcext:value-type="float">
            <text:p>569422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7364" calcext:value-type="float">
            <text:p>897364</text:p>
          </table:table-cell>
          <table:table-cell office:value-type="float" office:value="868608" calcext:value-type="float">
            <text:p>86860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335" calcext:value-type="float">
            <text:p>7333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2629" calcext:value-type="float">
            <text:p>3126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28</text:p>
          </table:table-cell>
          <table:table-cell office:value-type="float" office:value="57025152" calcext:value-type="float">
            <text:p>570251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1240" calcext:value-type="float">
            <text:p>811240</text:p>
          </table:table-cell>
          <table:table-cell office:value-type="float" office:value="782484" calcext:value-type="float">
            <text:p>7824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722" calcext:value-type="float">
            <text:p>8272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3327" calcext:value-type="float">
            <text:p>2833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0</text:p>
          </table:table-cell>
          <table:table-cell office:value-type="float" office:value="56964432" calcext:value-type="float">
            <text:p>56964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594" calcext:value-type="float">
            <text:p>15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6184" calcext:value-type="float">
            <text:p>876184</text:p>
          </table:table-cell>
          <table:table-cell office:value-type="float" office:value="847428" calcext:value-type="float">
            <text:p>84742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344" calcext:value-type="float">
            <text:p>2834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83444" calcext:value-type="float">
            <text:p>48344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1</text:p>
          </table:table-cell>
          <table:table-cell office:value-type="float" office:value="56964180" calcext:value-type="float">
            <text:p>569641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8096" calcext:value-type="float">
            <text:p>878096</text:p>
          </table:table-cell>
          <table:table-cell office:value-type="float" office:value="849340" calcext:value-type="float">
            <text:p>8493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913" calcext:value-type="float">
            <text:p>6091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9226" calcext:value-type="float">
            <text:p>4192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2</text:p>
          </table:table-cell>
          <table:table-cell office:value-type="float" office:value="56947044" calcext:value-type="float">
            <text:p>569470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4140" calcext:value-type="float">
            <text:p>894140</text:p>
          </table:table-cell>
          <table:table-cell office:value-type="float" office:value="865384" calcext:value-type="float">
            <text:p>8653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921" calcext:value-type="float">
            <text:p>8792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44748" calcext:value-type="float">
            <text:p>3447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3</text:p>
          </table:table-cell>
          <table:table-cell office:value-type="float" office:value="56947044" calcext:value-type="float">
            <text:p>569470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4140" calcext:value-type="float">
            <text:p>894140</text:p>
          </table:table-cell>
          <table:table-cell office:value-type="float" office:value="865384" calcext:value-type="float">
            <text:p>86538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34" calcext:value-type="float">
            <text:p>1293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4773" calcext:value-type="float">
            <text:p>3547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4</text:p>
          </table:table-cell>
          <table:table-cell office:value-type="float" office:value="56944780" calcext:value-type="float">
            <text:p>569447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6508" calcext:value-type="float">
            <text:p>896508</text:p>
          </table:table-cell>
          <table:table-cell office:value-type="float" office:value="867752" calcext:value-type="float">
            <text:p>8677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905" calcext:value-type="float">
            <text:p>4490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23991" calcext:value-type="float">
            <text:p>3239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5</text:p>
          </table:table-cell>
          <table:table-cell office:value-type="float" office:value="56939744" calcext:value-type="float">
            <text:p>569397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660" calcext:value-type="float">
            <text:p>902660</text:p>
          </table:table-cell>
          <table:table-cell office:value-type="float" office:value="873904" calcext:value-type="float">
            <text:p>8739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845" calcext:value-type="float">
            <text:p>2784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80361" calcext:value-type="float">
            <text:p>48036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6</text:p>
          </table:table-cell>
          <table:table-cell office:value-type="float" office:value="56938736" calcext:value-type="float">
            <text:p>569387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660" calcext:value-type="float">
            <text:p>902660</text:p>
          </table:table-cell>
          <table:table-cell office:value-type="float" office:value="873904" calcext:value-type="float">
            <text:p>8739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632" calcext:value-type="float">
            <text:p>1256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15218" calcext:value-type="float">
            <text:p>2152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7</text:p>
          </table:table-cell>
          <table:table-cell office:value-type="float" office:value="56938744" calcext:value-type="float">
            <text:p>569387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660" calcext:value-type="float">
            <text:p>902660</text:p>
          </table:table-cell>
          <table:table-cell office:value-type="float" office:value="873904" calcext:value-type="float">
            <text:p>8739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456" calcext:value-type="float">
            <text:p>534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8084" calcext:value-type="float">
            <text:p>41808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8</text:p>
          </table:table-cell>
          <table:table-cell office:value-type="float" office:value="56938744" calcext:value-type="float">
            <text:p>569387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2660" calcext:value-type="float">
            <text:p>902660</text:p>
          </table:table-cell>
          <table:table-cell office:value-type="float" office:value="873904" calcext:value-type="float">
            <text:p>87390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577" calcext:value-type="float">
            <text:p>965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89334" calcext:value-type="float">
            <text:p>3893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39</text:p>
          </table:table-cell>
          <table:table-cell office:value-type="float" office:value="56944540" calcext:value-type="float">
            <text:p>569445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96952" calcext:value-type="float">
            <text:p>896952</text:p>
          </table:table-cell>
          <table:table-cell office:value-type="float" office:value="868196" calcext:value-type="float">
            <text:p>86819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679" calcext:value-type="float">
            <text:p>2367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1184" calcext:value-type="float">
            <text:p>2911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0</text:p>
          </table:table-cell>
          <table:table-cell office:value-type="float" office:value="56937232" calcext:value-type="float">
            <text:p>569372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4332" calcext:value-type="float">
            <text:p>904332</text:p>
          </table:table-cell>
          <table:table-cell office:value-type="float" office:value="875576" calcext:value-type="float">
            <text:p>8755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672" calcext:value-type="float">
            <text:p>15767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78958" calcext:value-type="float">
            <text:p>47895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1</text:p>
          </table:table-cell>
          <table:table-cell office:value-type="float" office:value="56935964" calcext:value-type="float">
            <text:p>569359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4596" calcext:value-type="float">
            <text:p>904596</text:p>
          </table:table-cell>
          <table:table-cell office:value-type="float" office:value="875840" calcext:value-type="float">
            <text:p>875840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719" calcext:value-type="float">
            <text:p>1471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27897" calcext:value-type="float">
            <text:p>2278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2</text:p>
          </table:table-cell>
          <table:table-cell office:value-type="float" office:value="56935664" calcext:value-type="float">
            <text:p>569356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7" calcext:value-type="float">
            <text:p>16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5912" calcext:value-type="float">
            <text:p>905912</text:p>
          </table:table-cell>
          <table:table-cell office:value-type="float" office:value="877156" calcext:value-type="float">
            <text:p>87715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656" calcext:value-type="float">
            <text:p>16065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29944" calcext:value-type="float">
            <text:p>4299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3</text:p>
          </table:table-cell>
          <table:table-cell office:value-type="float" office:value="56928948" calcext:value-type="float">
            <text:p>569289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599" calcext:value-type="float">
            <text:p>15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08032" calcext:value-type="float">
            <text:p>908032</text:p>
          </table:table-cell>
          <table:table-cell office:value-type="float" office:value="879276" calcext:value-type="float">
            <text:p>87927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395" calcext:value-type="float">
            <text:p>15339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94759" calcext:value-type="float">
            <text:p>39475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384" calcext:value-type="float">
            <text:p>5438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4</text:p>
          </table:table-cell>
          <table:table-cell office:value-type="float" office:value="56920380" calcext:value-type="float">
            <text:p>569203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17108" calcext:value-type="float">
            <text:p>917108</text:p>
          </table:table-cell>
          <table:table-cell office:value-type="float" office:value="888352" calcext:value-type="float">
            <text:p>88835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49" calcext:value-type="float">
            <text:p>984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09298" calcext:value-type="float">
            <text:p>3092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5</text:p>
          </table:table-cell>
          <table:table-cell office:value-type="float" office:value="56911064" calcext:value-type="float">
            <text:p>569110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5520" calcext:value-type="float">
            <text:p>925520</text:p>
          </table:table-cell>
          <table:table-cell office:value-type="float" office:value="896764" calcext:value-type="float">
            <text:p>8967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55" calcext:value-type="float">
            <text:p>77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518353" calcext:value-type="float">
            <text:p>5183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6</text:p>
          </table:table-cell>
          <table:table-cell office:value-type="float" office:value="56910312" calcext:value-type="float">
            <text:p>569103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5520" calcext:value-type="float">
            <text:p>925520</text:p>
          </table:table-cell>
          <table:table-cell office:value-type="float" office:value="896764" calcext:value-type="float">
            <text:p>8967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866" calcext:value-type="float">
            <text:p>102866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41157" calcext:value-type="float">
            <text:p>2411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7</text:p>
          </table:table-cell>
          <table:table-cell office:value-type="float" office:value="56910308" calcext:value-type="float">
            <text:p>569103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5520" calcext:value-type="float">
            <text:p>925520</text:p>
          </table:table-cell>
          <table:table-cell office:value-type="float" office:value="896764" calcext:value-type="float">
            <text:p>8967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32" calcext:value-type="float">
            <text:p>1012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38349" calcext:value-type="float">
            <text:p>43834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8</text:p>
          </table:table-cell>
          <table:table-cell office:value-type="float" office:value="56910056" calcext:value-type="float">
            <text:p>569100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927620" calcext:value-type="float">
            <text:p>927620</text:p>
          </table:table-cell>
          <table:table-cell office:value-type="float" office:value="898864" calcext:value-type="float">
            <text:p>89886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4" calcext:value-type="float">
            <text:p>16774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131839" calcext:value-type="float">
            <text:p>1318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49</text:p>
          </table:table-cell>
          <table:table-cell office:value-type="float" office:value="57101080" calcext:value-type="float">
            <text:p>571010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37388" calcext:value-type="float">
            <text:p>737388</text:p>
          </table:table-cell>
          <table:table-cell office:value-type="float" office:value="708632" calcext:value-type="float">
            <text:p>70863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632" calcext:value-type="float">
            <text:p>31632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51786" calcext:value-type="float">
            <text:p>3517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50</text:p>
          </table:table-cell>
          <table:table-cell office:value-type="float" office:value="57095788" calcext:value-type="float">
            <text:p>570957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743724" calcext:value-type="float">
            <text:p>743724</text:p>
          </table:table-cell>
          <table:table-cell office:value-type="float" office:value="714968" calcext:value-type="float">
            <text:p>71496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71" calcext:value-type="float">
            <text:p>76571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10921" calcext:value-type="float">
            <text:p>3109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51</text:p>
          </table:table-cell>
          <table:table-cell office:value-type="float" office:value="57018676" calcext:value-type="float">
            <text:p>570186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19492" calcext:value-type="float">
            <text:p>819492</text:p>
          </table:table-cell>
          <table:table-cell office:value-type="float" office:value="790736" calcext:value-type="float">
            <text:p>790736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443" calcext:value-type="float">
            <text:p>4444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91460" calcext:value-type="float">
            <text:p>2914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52</text:p>
          </table:table-cell>
          <table:table-cell office:value-type="float" office:value="56969292" calcext:value-type="float">
            <text:p>569692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587" calcext:value-type="float">
            <text:p>15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1868" calcext:value-type="float">
            <text:p>871868</text:p>
          </table:table-cell>
          <table:table-cell office:value-type="float" office:value="843112" calcext:value-type="float">
            <text:p>84311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137" calcext:value-type="float">
            <text:p>3013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45818" calcext:value-type="float">
            <text:p>4458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53</text:p>
          </table:table-cell>
          <table:table-cell office:value-type="float" office:value="56965544" calcext:value-type="float">
            <text:p>569655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2744" calcext:value-type="float">
            <text:p>872744</text:p>
          </table:table-cell>
          <table:table-cell office:value-type="float" office:value="843988" calcext:value-type="float">
            <text:p>843988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273" calcext:value-type="float">
            <text:p>45273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415002" calcext:value-type="float">
            <text:p>41500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54</text:p>
          </table:table-cell>
          <table:table-cell office:value-type="float" office:value="56959496" calcext:value-type="float">
            <text:p>569594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7980" calcext:value-type="float">
            <text:p>877980</text:p>
          </table:table-cell>
          <table:table-cell office:value-type="float" office:value="849224" calcext:value-type="float">
            <text:p>8492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555" calcext:value-type="float">
            <text:p>40555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284968" calcext:value-type="float">
            <text:p>2849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55</text:p>
          </table:table-cell>
          <table:table-cell office:value-type="float" office:value="56959496" calcext:value-type="float">
            <text:p>569594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77980" calcext:value-type="float">
            <text:p>877980</text:p>
          </table:table-cell>
          <table:table-cell office:value-type="float" office:value="849224" calcext:value-type="float">
            <text:p>849224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879" calcext:value-type="float">
            <text:p>100879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63392" calcext:value-type="float">
            <text:p>36339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-03-02 19:12:56</text:p>
          </table:table-cell>
          <table:table-cell office:value-type="float" office:value="56957016" calcext:value-type="float">
            <text:p>569570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0" calcext:value-type="float">
            <text:p>16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616" calcext:value-type="float">
            <text:p>6606616</text:p>
          </table:table-cell>
          <table:table-cell office:value-type="float" office:value="881528" calcext:value-type="float">
            <text:p>881528</text:p>
          </table:table-cell>
          <table:table-cell office:value-type="float" office:value="852772" calcext:value-type="float">
            <text:p>852772</text:p>
          </table:table-cell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2144" calcext:value-type="float">
            <text:p>262144</text:p>
          </table:table-cell>
          <table:table-cell office:value-type="float" office:value="54077" calcext:value-type="float">
            <text:p>54077</text:p>
          </table:table-cell>
          <table:table-cell office:value-type="float" office:value="14336" calcext:value-type="float">
            <text:p>14336</text:p>
          </table:table-cell>
          <table:table-cell office:value-type="float" office:value="13828" calcext:value-type="float">
            <text:p>13828</text:p>
          </table:table-cell>
          <table:table-cell office:value-type="float" office:value="2048" calcext:value-type="float">
            <text:p>2048</text:p>
          </table:table-cell>
          <table:table-cell office:value-type="float" office:value="1861" calcext:value-type="float">
            <text:p>1861</text:p>
          </table:table-cell>
          <table:table-cell office:value-type="float" office:value="23808" calcext:value-type="float">
            <text:p>23808</text:p>
          </table:table-cell>
          <table:table-cell office:value-type="float" office:value="10048" calcext:value-type="float">
            <text:p>10048</text:p>
          </table:table-cell>
          <table:table-cell office:value-type="float" office:value="332162" calcext:value-type="float">
            <text:p>33216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468" calcext:value-type="float">
            <text:p>5746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hne-autotrim" table:style-name="ta1">
        <table:table-column table:style-name="co2" table:default-cell-style-name="ce1"/>
        <table:table-column table:style-name="co2" table:number-columns-repeated="46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hp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2-03-02 19:12:57</text:p>
          </table:table-cell>
          <table:table-cell office:value-type="float" office:value="57531464" calcext:value-type="float">
            <text:p>575314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57792" calcext:value-type="float">
            <text:p>3857792</text:p>
          </table:table-cell>
          <table:table-cell office:value-type="float" office:value="149136" calcext:value-type="float">
            <text:p>149136</text:p>
          </table:table-cell>
          <table:table-cell office:value-type="float" office:value="120624" calcext:value-type="float">
            <text:p>120624</text:p>
          </table:table-cell>
          <table:table-cell office:value-type="float" office:value="4210184" calcext:value-type="float">
            <text:p>4210184</text:p>
          </table:table-cell>
          <table:table-cell office:value-type="float" office:value="307644" calcext:value-type="float">
            <text:p>307644</text:p>
          </table:table-cell>
          <table:table-cell office:value-type="float" office:value="283716" calcext:value-type="float">
            <text:p>283716</text:p>
          </table:table-cell>
          <table:table-cell office:value-type="float" office:value="23928" calcext:value-type="float">
            <text:p>2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1777" calcext:value-type="float">
            <text:p>21777</text:p>
          </table:table-cell>
          <table:table-cell office:value-type="float" office:value="4864" calcext:value-type="float">
            <text:p>4864</text:p>
          </table:table-cell>
          <table:table-cell office:value-type="float" office:value="36" calcext:value-type="float">
            <text:p>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18" calcext:value-type="float">
            <text:p>191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504" calcext:value-type="float">
            <text:p>21504</text:p>
          </table:table-cell>
          <table:table-cell office:value-type="float" office:value="7488" calcext:value-type="float">
            <text:p>7488</text:p>
          </table:table-cell>
          <table:table-cell office:value-type="float" office:value="41275" calcext:value-type="float">
            <text:p>412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33828" calcext:value-type="float">
            <text:p>33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3-02 19:12:58</text:p>
          </table:table-cell>
          <table:table-cell office:value-type="float" office:value="57353748" calcext:value-type="float">
            <text:p>573537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485980" calcext:value-type="float">
            <text:p>485980</text:p>
          </table:table-cell>
          <table:table-cell office:value-type="float" office:value="457160" calcext:value-type="float">
            <text:p>4571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796" calcext:value-type="float">
            <text:p>28796</text:p>
          </table:table-cell>
          <table:table-cell office:value-type="float" office:value="25261" calcext:value-type="float">
            <text:p>25261</text:p>
          </table:table-cell>
          <table:table-cell office:value-type="float" office:value="72" calcext:value-type="float">
            <text:p>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520" calcext:value-type="float">
            <text:p>121520</text:p>
          </table:table-cell>
          <table:table-cell office:value-type="float" office:value="14016" calcext:value-type="float">
            <text:p>14016</text:p>
          </table:table-cell>
          <table:table-cell office:value-type="float" office:value="13753" calcext:value-type="float">
            <text:p>13753</text:p>
          </table:table-cell>
          <table:table-cell office:value-type="float" office:value="1984" calcext:value-type="float">
            <text:p>1984</text:p>
          </table:table-cell>
          <table:table-cell office:value-type="float" office:value="1882" calcext:value-type="float">
            <text:p>1882</text:p>
          </table:table-cell>
          <table:table-cell office:value-type="float" office:value="21504" calcext:value-type="float">
            <text:p>21504</text:p>
          </table:table-cell>
          <table:table-cell office:value-type="float" office:value="9408" calcext:value-type="float">
            <text:p>9408</text:p>
          </table:table-cell>
          <table:table-cell office:value-type="float" office:value="161377" calcext:value-type="float">
            <text:p>16137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2888" calcext:value-type="float">
            <text:p>72888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2934" calcext:value-type="float">
            <text:p>2934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2:59</text:p>
          </table:table-cell>
          <table:table-cell office:value-type="float" office:value="57185728" calcext:value-type="float">
            <text:p>571857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9" calcext:value-type="float">
            <text:p>16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57472" calcext:value-type="float">
            <text:p>657472</text:p>
          </table:table-cell>
          <table:table-cell office:value-type="float" office:value="628652" calcext:value-type="float">
            <text:p>62865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144" calcext:value-type="float">
            <text:p>35144</text:p>
          </table:table-cell>
          <table:table-cell office:value-type="float" office:value="14016" calcext:value-type="float">
            <text:p>14016</text:p>
          </table:table-cell>
          <table:table-cell office:value-type="float" office:value="13753" calcext:value-type="float">
            <text:p>13753</text:p>
          </table:table-cell>
          <table:table-cell office:value-type="float" office:value="1984" calcext:value-type="float">
            <text:p>1984</text:p>
          </table:table-cell>
          <table:table-cell office:value-type="float" office:value="1882" calcext:value-type="float">
            <text:p>1882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303636" calcext:value-type="float">
            <text:p>30363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6720" calcext:value-type="float">
            <text:p>66720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0</text:p>
          </table:table-cell>
          <table:table-cell office:value-type="float" office:value="57159472" calcext:value-type="float">
            <text:p>571594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8" calcext:value-type="float">
            <text:p>16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678296" calcext:value-type="float">
            <text:p>678296</text:p>
          </table:table-cell>
          <table:table-cell office:value-type="float" office:value="649476" calcext:value-type="float">
            <text:p>64947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9343" calcext:value-type="float">
            <text:p>119343</text:p>
          </table:table-cell>
          <table:table-cell office:value-type="float" office:value="14016" calcext:value-type="float">
            <text:p>14016</text:p>
          </table:table-cell>
          <table:table-cell office:value-type="float" office:value="13753" calcext:value-type="float">
            <text:p>13753</text:p>
          </table:table-cell>
          <table:table-cell office:value-type="float" office:value="1984" calcext:value-type="float">
            <text:p>1984</text:p>
          </table:table-cell>
          <table:table-cell office:value-type="float" office:value="1882" calcext:value-type="float">
            <text:p>1882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299629" calcext:value-type="float">
            <text:p>29962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1</text:p>
          </table:table-cell>
          <table:table-cell office:value-type="float" office:value="57082776" calcext:value-type="float">
            <text:p>570827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55824" calcext:value-type="float">
            <text:p>755824</text:p>
          </table:table-cell>
          <table:table-cell office:value-type="float" office:value="727004" calcext:value-type="float">
            <text:p>72700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898" calcext:value-type="float">
            <text:p>158898</text:p>
          </table:table-cell>
          <table:table-cell office:value-type="float" office:value="14016" calcext:value-type="float">
            <text:p>14016</text:p>
          </table:table-cell>
          <table:table-cell office:value-type="float" office:value="13753" calcext:value-type="float">
            <text:p>13753</text:p>
          </table:table-cell>
          <table:table-cell office:value-type="float" office:value="1984" calcext:value-type="float">
            <text:p>1984</text:p>
          </table:table-cell>
          <table:table-cell office:value-type="float" office:value="1882" calcext:value-type="float">
            <text:p>1882</text:p>
          </table:table-cell>
          <table:table-cell office:value-type="float" office:value="21504" calcext:value-type="float">
            <text:p>21504</text:p>
          </table:table-cell>
          <table:table-cell office:value-type="float" office:value="9472" calcext:value-type="float">
            <text:p>9472</text:p>
          </table:table-cell>
          <table:table-cell office:value-type="float" office:value="258420" calcext:value-type="float">
            <text:p>25842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2</text:p>
          </table:table-cell>
          <table:table-cell office:value-type="float" office:value="57047836" calcext:value-type="float">
            <text:p>570478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582" calcext:value-type="float">
            <text:p>15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794032" calcext:value-type="float">
            <text:p>794032</text:p>
          </table:table-cell>
          <table:table-cell office:value-type="float" office:value="765212" calcext:value-type="float">
            <text:p>76521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907" calcext:value-type="float">
            <text:p>61907</text:p>
          </table:table-cell>
          <table:table-cell office:value-type="float" office:value="14016" calcext:value-type="float">
            <text:p>14016</text:p>
          </table:table-cell>
          <table:table-cell office:value-type="float" office:value="13755" calcext:value-type="float">
            <text:p>13755</text:p>
          </table:table-cell>
          <table:table-cell office:value-type="float" office:value="1984" calcext:value-type="float">
            <text:p>1984</text:p>
          </table:table-cell>
          <table:table-cell office:value-type="float" office:value="1882" calcext:value-type="float">
            <text:p>1882</text:p>
          </table:table-cell>
          <table:table-cell office:value-type="float" office:value="21504" calcext:value-type="float">
            <text:p>21504</text:p>
          </table:table-cell>
          <table:table-cell office:value-type="float" office:value="9536" calcext:value-type="float">
            <text:p>9536</text:p>
          </table:table-cell>
          <table:table-cell office:value-type="float" office:value="208678" calcext:value-type="float">
            <text:p>20867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3</text:p>
          </table:table-cell>
          <table:table-cell office:value-type="float" office:value="57037516" calcext:value-type="float">
            <text:p>57037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4" calcext:value-type="float">
            <text:p>16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04108" calcext:value-type="float">
            <text:p>804108</text:p>
          </table:table-cell>
          <table:table-cell office:value-type="float" office:value="775288" calcext:value-type="float">
            <text:p>7752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199" calcext:value-type="float">
            <text:p>14819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8" calcext:value-type="float">
            <text:p>13738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54149" calcext:value-type="float">
            <text:p>25414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22-03-02 19:13:04</text:p>
          </table:table-cell>
          <table:table-cell office:value-type="float" office:value="57030360" calcext:value-type="float">
            <text:p>570303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06224" calcext:value-type="float">
            <text:p>806224</text:p>
          </table:table-cell>
          <table:table-cell office:value-type="float" office:value="777404" calcext:value-type="float">
            <text:p>77740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222" calcext:value-type="float">
            <text:p>1822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8" calcext:value-type="float">
            <text:p>13738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34519" calcext:value-type="float">
            <text:p>23451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5</text:p>
          </table:table-cell>
          <table:table-cell office:value-type="float" office:value="57005252" calcext:value-type="float">
            <text:p>570052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8" calcext:value-type="float">
            <text:p>16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32848" calcext:value-type="float">
            <text:p>832848</text:p>
          </table:table-cell>
          <table:table-cell office:value-type="float" office:value="804028" calcext:value-type="float">
            <text:p>80402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176" calcext:value-type="float">
            <text:p>8017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8" calcext:value-type="float">
            <text:p>13738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01330" calcext:value-type="float">
            <text:p>2013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6</text:p>
          </table:table-cell>
          <table:table-cell office:value-type="float" office:value="56989384" calcext:value-type="float">
            <text:p>569893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7" calcext:value-type="float">
            <text:p>15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2068" calcext:value-type="float">
            <text:p>852068</text:p>
          </table:table-cell>
          <table:table-cell office:value-type="float" office:value="823248" calcext:value-type="float">
            <text:p>8232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471" calcext:value-type="float">
            <text:p>41471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8" calcext:value-type="float">
            <text:p>13738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381953" calcext:value-type="float">
            <text:p>3819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7</text:p>
          </table:table-cell>
          <table:table-cell office:value-type="float" office:value="56985352" calcext:value-type="float">
            <text:p>569853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53148" calcext:value-type="float">
            <text:p>853148</text:p>
          </table:table-cell>
          <table:table-cell office:value-type="float" office:value="824328" calcext:value-type="float">
            <text:p>82432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8385" calcext:value-type="float">
            <text:p>3838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9" calcext:value-type="float">
            <text:p>13739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305963" calcext:value-type="float">
            <text:p>3059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8</text:p>
          </table:table-cell>
          <table:table-cell office:value-type="float" office:value="56968216" calcext:value-type="float">
            <text:p>569682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9" calcext:value-type="float">
            <text:p>16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0252" calcext:value-type="float">
            <text:p>870252</text:p>
          </table:table-cell>
          <table:table-cell office:value-type="float" office:value="841432" calcext:value-type="float">
            <text:p>8414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8202" calcext:value-type="float">
            <text:p>15820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9" calcext:value-type="float">
            <text:p>13739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37397" calcext:value-type="float">
            <text:p>2373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09</text:p>
          </table:table-cell>
          <table:table-cell office:value-type="float" office:value="56968520" calcext:value-type="float">
            <text:p>569685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0252" calcext:value-type="float">
            <text:p>870252</text:p>
          </table:table-cell>
          <table:table-cell office:value-type="float" office:value="841432" calcext:value-type="float">
            <text:p>8414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93" calcext:value-type="float">
            <text:p>7889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9" calcext:value-type="float">
            <text:p>13739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74947" calcext:value-type="float">
            <text:p>27494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0</text:p>
          </table:table-cell>
          <table:table-cell office:value-type="float" office:value="56968240" calcext:value-type="float">
            <text:p>569682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0928" calcext:value-type="float">
            <text:p>870928</text:p>
          </table:table-cell>
          <table:table-cell office:value-type="float" office:value="842108" calcext:value-type="float">
            <text:p>84210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448" calcext:value-type="float">
            <text:p>44448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9" calcext:value-type="float">
            <text:p>13739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00727" calcext:value-type="float">
            <text:p>2007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1</text:p>
          </table:table-cell>
          <table:table-cell office:value-type="float" office:value="56965468" calcext:value-type="float">
            <text:p>569654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3292" calcext:value-type="float">
            <text:p>873292</text:p>
          </table:table-cell>
          <table:table-cell office:value-type="float" office:value="844472" calcext:value-type="float">
            <text:p>84447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545" calcext:value-type="float">
            <text:p>9754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9" calcext:value-type="float">
            <text:p>13739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323161" calcext:value-type="float">
            <text:p>3231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2</text:p>
          </table:table-cell>
          <table:table-cell office:value-type="float" office:value="56964964" calcext:value-type="float">
            <text:p>569649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3" calcext:value-type="float">
            <text:p>16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873552" calcext:value-type="float">
            <text:p>873552</text:p>
          </table:table-cell>
          <table:table-cell office:value-type="float" office:value="844732" calcext:value-type="float">
            <text:p>8447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746" calcext:value-type="float">
            <text:p>4074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9" calcext:value-type="float">
            <text:p>13739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354220" calcext:value-type="float">
            <text:p>3542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3</text:p>
          </table:table-cell>
          <table:table-cell office:value-type="float" office:value="56933472" calcext:value-type="float">
            <text:p>569334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3592" calcext:value-type="float">
            <text:p>903592</text:p>
          </table:table-cell>
          <table:table-cell office:value-type="float" office:value="874772" calcext:value-type="float">
            <text:p>87477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0992" calcext:value-type="float">
            <text:p>5099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39" calcext:value-type="float">
            <text:p>13739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52963" calcext:value-type="float">
            <text:p>25296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4</text:p>
          </table:table-cell>
          <table:table-cell office:value-type="float" office:value="56933472" calcext:value-type="float">
            <text:p>569334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5084" calcext:value-type="float">
            <text:p>905084</text:p>
          </table:table-cell>
          <table:table-cell office:value-type="float" office:value="876264" calcext:value-type="float">
            <text:p>87626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89" calcext:value-type="float">
            <text:p>1348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00" calcext:value-type="float">
            <text:p>9600</text:p>
          </table:table-cell>
          <table:table-cell office:value-type="float" office:value="258860" calcext:value-type="float">
            <text:p>2588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5</text:p>
          </table:table-cell>
          <table:table-cell office:value-type="float" office:value="56932968" calcext:value-type="float">
            <text:p>569329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5" calcext:value-type="float">
            <text:p>1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5352" calcext:value-type="float">
            <text:p>905352</text:p>
          </table:table-cell>
          <table:table-cell office:value-type="float" office:value="876532" calcext:value-type="float">
            <text:p>8765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716" calcext:value-type="float">
            <text:p>7771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219341" calcext:value-type="float">
            <text:p>2193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6</text:p>
          </table:table-cell>
          <table:table-cell office:value-type="float" office:value="56932696" calcext:value-type="float">
            <text:p>569326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4" calcext:value-type="float">
            <text:p>16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5876" calcext:value-type="float">
            <text:p>905876</text:p>
          </table:table-cell>
          <table:table-cell office:value-type="float" office:value="877056" calcext:value-type="float">
            <text:p>8770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541" calcext:value-type="float">
            <text:p>80541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69730" calcext:value-type="float">
            <text:p>3697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7</text:p>
          </table:table-cell>
          <table:table-cell office:value-type="float" office:value="56931972" calcext:value-type="float">
            <text:p>569319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4" calcext:value-type="float">
            <text:p>16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05876" calcext:value-type="float">
            <text:p>905876</text:p>
          </table:table-cell>
          <table:table-cell office:value-type="float" office:value="877056" calcext:value-type="float">
            <text:p>8770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025" calcext:value-type="float">
            <text:p>5702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73763" calcext:value-type="float">
            <text:p>37376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8</text:p>
          </table:table-cell>
          <table:table-cell office:value-type="float" office:value="56901492" calcext:value-type="float">
            <text:p>569014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38808" calcext:value-type="float">
            <text:p>938808</text:p>
          </table:table-cell>
          <table:table-cell office:value-type="float" office:value="909988" calcext:value-type="float">
            <text:p>9099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922" calcext:value-type="float">
            <text:p>11792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75797" calcext:value-type="float">
            <text:p>7579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19</text:p>
          </table:table-cell>
          <table:table-cell office:value-type="float" office:value="56893428" calcext:value-type="float">
            <text:p>568934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46988" calcext:value-type="float">
            <text:p>946988</text:p>
          </table:table-cell>
          <table:table-cell office:value-type="float" office:value="918168" calcext:value-type="float">
            <text:p>91816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858" calcext:value-type="float">
            <text:p>67858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276680" calcext:value-type="float">
            <text:p>27668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0</text:p>
          </table:table-cell>
          <table:table-cell office:value-type="float" office:value="56848068" calcext:value-type="float">
            <text:p>568480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8" calcext:value-type="float">
            <text:p>1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9412" calcext:value-type="float">
            <text:p>979412</text:p>
          </table:table-cell>
          <table:table-cell office:value-type="float" office:value="950592" calcext:value-type="float">
            <text:p>9505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419" calcext:value-type="float">
            <text:p>4341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476844" calcext:value-type="float">
            <text:p>47684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1</text:p>
          </table:table-cell>
          <table:table-cell office:value-type="float" office:value="56845556" calcext:value-type="float">
            <text:p>568455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8" calcext:value-type="float">
            <text:p>16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79676" calcext:value-type="float">
            <text:p>979676</text:p>
          </table:table-cell>
          <table:table-cell office:value-type="float" office:value="950856" calcext:value-type="float">
            <text:p>9508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51" calcext:value-type="float">
            <text:p>9751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4" calcext:value-type="float">
            <text:p>1374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202159" calcext:value-type="float">
            <text:p>20215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2</text:p>
          </table:table-cell>
          <table:table-cell office:value-type="float" office:value="56841784" calcext:value-type="float">
            <text:p>568417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0660" calcext:value-type="float">
            <text:p>980660</text:p>
          </table:table-cell>
          <table:table-cell office:value-type="float" office:value="951840" calcext:value-type="float">
            <text:p>95184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634" calcext:value-type="float">
            <text:p>33634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6" calcext:value-type="float">
            <text:p>1374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237452" calcext:value-type="float">
            <text:p>23745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3</text:p>
          </table:table-cell>
          <table:table-cell office:value-type="float" office:value="56840776" calcext:value-type="float">
            <text:p>568407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0660" calcext:value-type="float">
            <text:p>980660</text:p>
          </table:table-cell>
          <table:table-cell office:value-type="float" office:value="951840" calcext:value-type="float">
            <text:p>95184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009" calcext:value-type="float">
            <text:p>3500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6" calcext:value-type="float">
            <text:p>1374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09839" calcext:value-type="float">
            <text:p>30983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4</text:p>
          </table:table-cell>
          <table:table-cell office:value-type="float" office:value="56840524" calcext:value-type="float">
            <text:p>568405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0660" calcext:value-type="float">
            <text:p>980660</text:p>
          </table:table-cell>
          <table:table-cell office:value-type="float" office:value="951840" calcext:value-type="float">
            <text:p>95184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884" calcext:value-type="float">
            <text:p>42884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6" calcext:value-type="float">
            <text:p>1374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268873" calcext:value-type="float">
            <text:p>26887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5</text:p>
          </table:table-cell>
          <table:table-cell office:value-type="float" office:value="56850072" calcext:value-type="float">
            <text:p>568500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1184" calcext:value-type="float">
            <text:p>981184</text:p>
          </table:table-cell>
          <table:table-cell office:value-type="float" office:value="952364" calcext:value-type="float">
            <text:p>95236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366" calcext:value-type="float">
            <text:p>7336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6" calcext:value-type="float">
            <text:p>1374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43666" calcext:value-type="float">
            <text:p>34366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6</text:p>
          </table:table-cell>
          <table:table-cell office:value-type="float" office:value="56851876" calcext:value-type="float">
            <text:p>568518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3972" calcext:value-type="float">
            <text:p>983972</text:p>
          </table:table-cell>
          <table:table-cell office:value-type="float" office:value="955152" calcext:value-type="float">
            <text:p>95515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36" calcext:value-type="float">
            <text:p>553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7" calcext:value-type="float">
            <text:p>1374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74731" calcext:value-type="float">
            <text:p>3747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936" calcext:value-type="float">
            <text:p>379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7</text:p>
          </table:table-cell>
          <table:table-cell office:value-type="float" office:value="56850120" calcext:value-type="float">
            <text:p>568501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86340" calcext:value-type="float">
            <text:p>986340</text:p>
          </table:table-cell>
          <table:table-cell office:value-type="float" office:value="957520" calcext:value-type="float">
            <text:p>9575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457" calcext:value-type="float">
            <text:p>137457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7" calcext:value-type="float">
            <text:p>1374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8</text:p>
          </table:table-cell>
          <table:table-cell office:value-type="float" office:value="56848356" calcext:value-type="float">
            <text:p>568483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3" calcext:value-type="float">
            <text:p>16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3700" calcext:value-type="float">
            <text:p>993700</text:p>
          </table:table-cell>
          <table:table-cell office:value-type="float" office:value="964880" calcext:value-type="float">
            <text:p>9648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373" calcext:value-type="float">
            <text:p>11737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7" calcext:value-type="float">
            <text:p>1374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80416" calcext:value-type="float">
            <text:p>3804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29</text:p>
          </table:table-cell>
          <table:table-cell office:value-type="float" office:value="56846244" calcext:value-type="float">
            <text:p>568462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5" calcext:value-type="float">
            <text:p>16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3700" calcext:value-type="float">
            <text:p>993700</text:p>
          </table:table-cell>
          <table:table-cell office:value-type="float" office:value="964880" calcext:value-type="float">
            <text:p>9648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3816" calcext:value-type="float">
            <text:p>12381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47" calcext:value-type="float">
            <text:p>1374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240495" calcext:value-type="float">
            <text:p>24049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0</text:p>
          </table:table-cell>
          <table:table-cell office:value-type="float" office:value="56850136" calcext:value-type="float">
            <text:p>568501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4956" calcext:value-type="float">
            <text:p>994956</text:p>
          </table:table-cell>
          <table:table-cell office:value-type="float" office:value="966136" calcext:value-type="float">
            <text:p>9661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638" calcext:value-type="float">
            <text:p>27638</text:p>
          </table:table-cell>
          <table:table-cell office:value-type="float" office:value="14144" calcext:value-type="float">
            <text:p>14144</text:p>
          </table:table-cell>
          <table:table-cell office:value-type="float" office:value="13756" calcext:value-type="float">
            <text:p>1375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172553" calcext:value-type="float">
            <text:p>1725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1</text:p>
          </table:table-cell>
          <table:table-cell office:value-type="float" office:value="56848276" calcext:value-type="float">
            <text:p>568482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4956" calcext:value-type="float">
            <text:p>994956</text:p>
          </table:table-cell>
          <table:table-cell office:value-type="float" office:value="966136" calcext:value-type="float">
            <text:p>9661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959" calcext:value-type="float">
            <text:p>14895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56" calcext:value-type="float">
            <text:p>1375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73987" calcext:value-type="float">
            <text:p>37398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2</text:p>
          </table:table-cell>
          <table:table-cell office:value-type="float" office:value="56849132" calcext:value-type="float">
            <text:p>568491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4956" calcext:value-type="float">
            <text:p>994956</text:p>
          </table:table-cell>
          <table:table-cell office:value-type="float" office:value="966136" calcext:value-type="float">
            <text:p>9661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6593" calcext:value-type="float">
            <text:p>13659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56" calcext:value-type="float">
            <text:p>1375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312505" calcext:value-type="float">
            <text:p>31250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3</text:p>
          </table:table-cell>
          <table:table-cell office:value-type="float" office:value="56849132" calcext:value-type="float">
            <text:p>568491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4956" calcext:value-type="float">
            <text:p>994956</text:p>
          </table:table-cell>
          <table:table-cell office:value-type="float" office:value="966136" calcext:value-type="float">
            <text:p>9661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387" calcext:value-type="float">
            <text:p>25387</text:p>
          </table:table-cell>
          <table:table-cell office:value-type="float" office:value="14144" calcext:value-type="float">
            <text:p>14144</text:p>
          </table:table-cell>
          <table:table-cell office:value-type="float" office:value="13756" calcext:value-type="float">
            <text:p>1375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664" calcext:value-type="float">
            <text:p>96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4</text:p>
          </table:table-cell>
          <table:table-cell office:value-type="float" office:value="56848400" calcext:value-type="float">
            <text:p>56848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7544" calcext:value-type="float">
            <text:p>997544</text:p>
          </table:table-cell>
          <table:table-cell office:value-type="float" office:value="968724" calcext:value-type="float">
            <text:p>9687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64" calcext:value-type="float">
            <text:p>7764</text:p>
          </table:table-cell>
          <table:table-cell office:value-type="float" office:value="14144" calcext:value-type="float">
            <text:p>14144</text:p>
          </table:table-cell>
          <table:table-cell office:value-type="float" office:value="13764" calcext:value-type="float">
            <text:p>1376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436468" calcext:value-type="float">
            <text:p>43646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5</text:p>
          </table:table-cell>
          <table:table-cell office:value-type="float" office:value="56847132" calcext:value-type="float">
            <text:p>568471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997804" calcext:value-type="float">
            <text:p>997804</text:p>
          </table:table-cell>
          <table:table-cell office:value-type="float" office:value="968984" calcext:value-type="float">
            <text:p>96898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029" calcext:value-type="float">
            <text:p>10702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64" calcext:value-type="float">
            <text:p>1376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82677" calcext:value-type="float">
            <text:p>3826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6</text:p>
          </table:table-cell>
          <table:table-cell office:value-type="float" office:value="56845368" calcext:value-type="float">
            <text:p>568453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7" calcext:value-type="float">
            <text:p>16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4636" calcext:value-type="float">
            <text:p>1004636</text:p>
          </table:table-cell>
          <table:table-cell office:value-type="float" office:value="975816" calcext:value-type="float">
            <text:p>9758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155" calcext:value-type="float">
            <text:p>10715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64" calcext:value-type="float">
            <text:p>1376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61338" calcext:value-type="float">
            <text:p>3613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7</text:p>
          </table:table-cell>
          <table:table-cell office:value-type="float" office:value="56843604" calcext:value-type="float">
            <text:p>568436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7" calcext:value-type="float">
            <text:p>16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4636" calcext:value-type="float">
            <text:p>1004636</text:p>
          </table:table-cell>
          <table:table-cell office:value-type="float" office:value="975816" calcext:value-type="float">
            <text:p>9758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468" calcext:value-type="float">
            <text:p>137468</text:p>
          </table:table-cell>
          <table:table-cell office:value-type="float" office:value="14144" calcext:value-type="float">
            <text:p>14144</text:p>
          </table:table-cell>
          <table:table-cell office:value-type="float" office:value="13764" calcext:value-type="float">
            <text:p>13764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296585" calcext:value-type="float">
            <text:p>29658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8</text:p>
          </table:table-cell>
          <table:table-cell office:value-type="float" office:value="56843352" calcext:value-type="float">
            <text:p>568433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4916" calcext:value-type="float">
            <text:p>1004916</text:p>
          </table:table-cell>
          <table:table-cell office:value-type="float" office:value="976096" calcext:value-type="float">
            <text:p>97609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408" calcext:value-type="float">
            <text:p>67408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0" calcext:value-type="float">
            <text:p>13770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233548" calcext:value-type="float">
            <text:p>2335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39</text:p>
          </table:table-cell>
          <table:table-cell office:value-type="float" office:value="56843108" calcext:value-type="float">
            <text:p>568431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4916" calcext:value-type="float">
            <text:p>1004916</text:p>
          </table:table-cell>
          <table:table-cell office:value-type="float" office:value="976096" calcext:value-type="float">
            <text:p>97609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82" calcext:value-type="float">
            <text:p>948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0" calcext:value-type="float">
            <text:p>13770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69234" calcext:value-type="float">
            <text:p>3692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0</text:p>
          </table:table-cell>
          <table:table-cell office:value-type="float" office:value="56843108" calcext:value-type="float">
            <text:p>568431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4916" calcext:value-type="float">
            <text:p>1004916</text:p>
          </table:table-cell>
          <table:table-cell office:value-type="float" office:value="976096" calcext:value-type="float">
            <text:p>97609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039" calcext:value-type="float">
            <text:p>9203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0" calcext:value-type="float">
            <text:p>13770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87907" calcext:value-type="float">
            <text:p>38790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1</text:p>
          </table:table-cell>
          <table:table-cell office:value-type="float" office:value="56843108" calcext:value-type="float">
            <text:p>568431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5176" calcext:value-type="float">
            <text:p>1005176</text:p>
          </table:table-cell>
          <table:table-cell office:value-type="float" office:value="976356" calcext:value-type="float">
            <text:p>9763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724" calcext:value-type="float">
            <text:p>33724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0" calcext:value-type="float">
            <text:p>13770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27290" calcext:value-type="float">
            <text:p>32729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2</text:p>
          </table:table-cell>
          <table:table-cell office:value-type="float" office:value="56841616" calcext:value-type="float">
            <text:p>568416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5644" calcext:value-type="float">
            <text:p>1005644</text:p>
          </table:table-cell>
          <table:table-cell office:value-type="float" office:value="976824" calcext:value-type="float">
            <text:p>9768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613" calcext:value-type="float">
            <text:p>5761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255249" calcext:value-type="float">
            <text:p>2552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3</text:p>
          </table:table-cell>
          <table:table-cell office:value-type="float" office:value="56840360" calcext:value-type="float">
            <text:p>568403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5644" calcext:value-type="float">
            <text:p>1005644</text:p>
          </table:table-cell>
          <table:table-cell office:value-type="float" office:value="976824" calcext:value-type="float">
            <text:p>9768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287" calcext:value-type="float">
            <text:p>93287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216212" calcext:value-type="float">
            <text:p>2162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4</text:p>
          </table:table-cell>
          <table:table-cell office:value-type="float" office:value="56840612" calcext:value-type="float">
            <text:p>568406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5644" calcext:value-type="float">
            <text:p>1005644</text:p>
          </table:table-cell>
          <table:table-cell office:value-type="float" office:value="976824" calcext:value-type="float">
            <text:p>9768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90" calcext:value-type="float">
            <text:p>7590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427701" calcext:value-type="float">
            <text:p>42770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5</text:p>
          </table:table-cell>
          <table:table-cell office:value-type="float" office:value="56840612" calcext:value-type="float">
            <text:p>568406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5" calcext:value-type="float">
            <text:p>16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05644" calcext:value-type="float">
            <text:p>1005644</text:p>
          </table:table-cell>
          <table:table-cell office:value-type="float" office:value="976824" calcext:value-type="float">
            <text:p>9768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39" calcext:value-type="float">
            <text:p>1333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74928" calcext:value-type="float">
            <text:p>3749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6</text:p>
          </table:table-cell>
          <table:table-cell office:value-type="float" office:value="56838092" calcext:value-type="float">
            <text:p>568380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0112" calcext:value-type="float">
            <text:p>1010112</text:p>
          </table:table-cell>
          <table:table-cell office:value-type="float" office:value="981292" calcext:value-type="float">
            <text:p>9812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249" calcext:value-type="float">
            <text:p>4624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299027" calcext:value-type="float">
            <text:p>2990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7</text:p>
          </table:table-cell>
          <table:table-cell office:value-type="float" office:value="56834312" calcext:value-type="float">
            <text:p>568343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2212" calcext:value-type="float">
            <text:p>1012212</text:p>
          </table:table-cell>
          <table:table-cell office:value-type="float" office:value="983392" calcext:value-type="float">
            <text:p>9833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252" calcext:value-type="float">
            <text:p>13425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402277" calcext:value-type="float">
            <text:p>4022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8</text:p>
          </table:table-cell>
          <table:table-cell office:value-type="float" office:value="56834320" calcext:value-type="float">
            <text:p>568343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2212" calcext:value-type="float">
            <text:p>1012212</text:p>
          </table:table-cell>
          <table:table-cell office:value-type="float" office:value="983392" calcext:value-type="float">
            <text:p>9833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697" calcext:value-type="float">
            <text:p>61697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221058" calcext:value-type="float">
            <text:p>22105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49</text:p>
          </table:table-cell>
          <table:table-cell office:value-type="float" office:value="56834328" calcext:value-type="float">
            <text:p>568343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2212" calcext:value-type="float">
            <text:p>1012212</text:p>
          </table:table-cell>
          <table:table-cell office:value-type="float" office:value="983392" calcext:value-type="float">
            <text:p>9833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055" calcext:value-type="float">
            <text:p>5205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74216" calcext:value-type="float">
            <text:p>37421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0</text:p>
          </table:table-cell>
          <table:table-cell office:value-type="float" office:value="56834328" calcext:value-type="float">
            <text:p>568343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2216" calcext:value-type="float">
            <text:p>1012216</text:p>
          </table:table-cell>
          <table:table-cell office:value-type="float" office:value="983396" calcext:value-type="float">
            <text:p>98339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63138" calcext:value-type="float">
            <text:p>63138</text:p>
          </table:table-cell>
          <table:table-cell office:value-type="float" office:value="14144" calcext:value-type="float">
            <text:p>14144</text:p>
          </table:table-cell>
          <table:table-cell office:value-type="float" office:value="13773" calcext:value-type="float">
            <text:p>1377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28" calcext:value-type="float">
            <text:p>9728</text:p>
          </table:table-cell>
          <table:table-cell office:value-type="float" office:value="311880" calcext:value-type="float">
            <text:p>31188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964" calcext:value-type="float">
            <text:p>389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1</text:p>
          </table:table-cell>
          <table:table-cell office:value-type="float" office:value="56831556" calcext:value-type="float">
            <text:p>568315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236" calcext:value-type="float">
            <text:p>1015236</text:p>
          </table:table-cell>
          <table:table-cell office:value-type="float" office:value="986416" calcext:value-type="float">
            <text:p>9864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432" calcext:value-type="float">
            <text:p>10643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3" calcext:value-type="float">
            <text:p>1378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263846" calcext:value-type="float">
            <text:p>2638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2</text:p>
          </table:table-cell>
          <table:table-cell office:value-type="float" office:value="56831576" calcext:value-type="float">
            <text:p>568315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3" calcext:value-type="float">
            <text:p>16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236" calcext:value-type="float">
            <text:p>1015236</text:p>
          </table:table-cell>
          <table:table-cell office:value-type="float" office:value="986416" calcext:value-type="float">
            <text:p>9864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659" calcext:value-type="float">
            <text:p>10465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3" calcext:value-type="float">
            <text:p>1378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405367" calcext:value-type="float">
            <text:p>4053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3</text:p>
          </table:table-cell>
          <table:table-cell office:value-type="float" office:value="56827052" calcext:value-type="float">
            <text:p>568270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236" calcext:value-type="float">
            <text:p>1015236</text:p>
          </table:table-cell>
          <table:table-cell office:value-type="float" office:value="986416" calcext:value-type="float">
            <text:p>9864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4985" calcext:value-type="float">
            <text:p>2498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3" calcext:value-type="float">
            <text:p>1378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185628" calcext:value-type="float">
            <text:p>18562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4</text:p>
          </table:table-cell>
          <table:table-cell office:value-type="float" office:value="56827052" calcext:value-type="float">
            <text:p>568270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400" calcext:value-type="float">
            <text:p>1015400</text:p>
          </table:table-cell>
          <table:table-cell office:value-type="float" office:value="986580" calcext:value-type="float">
            <text:p>9865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925" calcext:value-type="float">
            <text:p>10192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3" calcext:value-type="float">
            <text:p>13783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264243" calcext:value-type="float">
            <text:p>26424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5</text:p>
          </table:table-cell>
          <table:table-cell office:value-type="float" office:value="56826044" calcext:value-type="float">
            <text:p>568260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44" calcext:value-type="float">
            <text:p>16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664" calcext:value-type="float">
            <text:p>1015664</text:p>
          </table:table-cell>
          <table:table-cell office:value-type="float" office:value="986844" calcext:value-type="float">
            <text:p>9868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12" calcext:value-type="float">
            <text:p>10361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5" calcext:value-type="float">
            <text:p>13785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303756" calcext:value-type="float">
            <text:p>3037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6</text:p>
          </table:table-cell>
          <table:table-cell office:value-type="float" office:value="56826044" calcext:value-type="float">
            <text:p>568260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44" calcext:value-type="float">
            <text:p>16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664" calcext:value-type="float">
            <text:p>1015664</text:p>
          </table:table-cell>
          <table:table-cell office:value-type="float" office:value="986844" calcext:value-type="float">
            <text:p>9868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1389" calcext:value-type="float">
            <text:p>11138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5" calcext:value-type="float">
            <text:p>13785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259255" calcext:value-type="float">
            <text:p>25925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7</text:p>
          </table:table-cell>
          <table:table-cell office:value-type="float" office:value="56826044" calcext:value-type="float">
            <text:p>568260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44" calcext:value-type="float">
            <text:p>16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664" calcext:value-type="float">
            <text:p>1015664</text:p>
          </table:table-cell>
          <table:table-cell office:value-type="float" office:value="986844" calcext:value-type="float">
            <text:p>9868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25" calcext:value-type="float">
            <text:p>15625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5" calcext:value-type="float">
            <text:p>13785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304733" calcext:value-type="float">
            <text:p>30473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8</text:p>
          </table:table-cell>
          <table:table-cell office:value-type="float" office:value="56826312" calcext:value-type="float">
            <text:p>5682631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5664" calcext:value-type="float">
            <text:p>1015664</text:p>
          </table:table-cell>
          <table:table-cell office:value-type="float" office:value="986844" calcext:value-type="float">
            <text:p>9868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660" calcext:value-type="float">
            <text:p>128660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5" calcext:value-type="float">
            <text:p>13785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792" calcext:value-type="float">
            <text:p>9792</text:p>
          </table:table-cell>
          <table:table-cell office:value-type="float" office:value="379531" calcext:value-type="float">
            <text:p>3795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92" calcext:value-type="float">
            <text:p>399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3:59</text:p>
          </table:table-cell>
          <table:table-cell office:value-type="float" office:value="56825556" calcext:value-type="float">
            <text:p>5682555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47" calcext:value-type="float">
            <text:p>1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6472" calcext:value-type="float">
            <text:p>1016472</text:p>
          </table:table-cell>
          <table:table-cell office:value-type="float" office:value="987652" calcext:value-type="float">
            <text:p>98765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684" calcext:value-type="float">
            <text:p>104684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28846" calcext:value-type="float">
            <text:p>32884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0</text:p>
          </table:table-cell>
          <table:table-cell office:value-type="float" office:value="56824044" calcext:value-type="float">
            <text:p>568240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47" calcext:value-type="float">
            <text:p>1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836" calcext:value-type="float">
            <text:p>1018836</text:p>
          </table:table-cell>
          <table:table-cell office:value-type="float" office:value="990016" calcext:value-type="float">
            <text:p>9900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3260" calcext:value-type="float">
            <text:p>123260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84874" calcext:value-type="float">
            <text:p>38487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1</text:p>
          </table:table-cell>
          <table:table-cell office:value-type="float" office:value="56824044" calcext:value-type="float">
            <text:p>568240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45" calcext:value-type="float">
            <text:p>16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18836" calcext:value-type="float">
            <text:p>1018836</text:p>
          </table:table-cell>
          <table:table-cell office:value-type="float" office:value="990016" calcext:value-type="float">
            <text:p>9900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463" calcext:value-type="float">
            <text:p>7746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48456" calcext:value-type="float">
            <text:p>24845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2</text:p>
          </table:table-cell>
          <table:table-cell office:value-type="float" office:value="56823540" calcext:value-type="float">
            <text:p>5682354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1" calcext:value-type="float">
            <text:p>16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0124" calcext:value-type="float">
            <text:p>1020124</text:p>
          </table:table-cell>
          <table:table-cell office:value-type="float" office:value="991304" calcext:value-type="float">
            <text:p>99130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9769" calcext:value-type="float">
            <text:p>14976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177974" calcext:value-type="float">
            <text:p>17797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4</text:p>
          </table:table-cell>
          <table:table-cell office:value-type="float" office:value="56831856" calcext:value-type="float">
            <text:p>5683185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36" calcext:value-type="float">
            <text:p>16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0400" calcext:value-type="float">
            <text:p>1020400</text:p>
          </table:table-cell>
          <table:table-cell office:value-type="float" office:value="991580" calcext:value-type="float">
            <text:p>9915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036" calcext:value-type="float">
            <text:p>15203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56141" calcext:value-type="float">
            <text:p>3561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5</text:p>
          </table:table-cell>
          <table:table-cell office:value-type="float" office:value="56831860" calcext:value-type="float">
            <text:p>568318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5" calcext:value-type="float">
            <text:p>16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0924" calcext:value-type="float">
            <text:p>1020924</text:p>
          </table:table-cell>
          <table:table-cell office:value-type="float" office:value="992104" calcext:value-type="float">
            <text:p>99210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08" calcext:value-type="float">
            <text:p>97908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09410" calcext:value-type="float">
            <text:p>30941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6</text:p>
          </table:table-cell>
          <table:table-cell office:value-type="float" office:value="56831360" calcext:value-type="float">
            <text:p>568313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2040" calcext:value-type="float">
            <text:p>1022040</text:p>
          </table:table-cell>
          <table:table-cell office:value-type="float" office:value="993220" calcext:value-type="float">
            <text:p>993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219" calcext:value-type="float">
            <text:p>14321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77315" calcext:value-type="float">
            <text:p>2773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7</text:p>
          </table:table-cell>
          <table:table-cell office:value-type="float" office:value="56831364" calcext:value-type="float">
            <text:p>568313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2040" calcext:value-type="float">
            <text:p>1022040</text:p>
          </table:table-cell>
          <table:table-cell office:value-type="float" office:value="993220" calcext:value-type="float">
            <text:p>993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934" calcext:value-type="float">
            <text:p>56934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04908" calcext:value-type="float">
            <text:p>20490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132" calcext:value-type="float">
            <text:p>4513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8</text:p>
          </table:table-cell>
          <table:table-cell office:value-type="float" office:value="56831368" calcext:value-type="float">
            <text:p>568313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4" calcext:value-type="float">
            <text:p>16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2180" calcext:value-type="float">
            <text:p>1022180</text:p>
          </table:table-cell>
          <table:table-cell office:value-type="float" office:value="993360" calcext:value-type="float">
            <text:p>9933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456" calcext:value-type="float">
            <text:p>15945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19355" calcext:value-type="float">
            <text:p>21935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09</text:p>
          </table:table-cell>
          <table:table-cell office:value-type="float" office:value="56832124" calcext:value-type="float">
            <text:p>568321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3" calcext:value-type="float">
            <text:p>16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2180" calcext:value-type="float">
            <text:p>1022180</text:p>
          </table:table-cell>
          <table:table-cell office:value-type="float" office:value="993360" calcext:value-type="float">
            <text:p>9933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723" calcext:value-type="float">
            <text:p>4772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39410" calcext:value-type="float">
            <text:p>33941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0</text:p>
          </table:table-cell>
          <table:table-cell office:value-type="float" office:value="56830924" calcext:value-type="float">
            <text:p>568309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3" calcext:value-type="float">
            <text:p>16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2180" calcext:value-type="float">
            <text:p>1022180</text:p>
          </table:table-cell>
          <table:table-cell office:value-type="float" office:value="993360" calcext:value-type="float">
            <text:p>9933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11" calcext:value-type="float">
            <text:p>12811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93890" calcext:value-type="float">
            <text:p>29389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36" calcext:value-type="float">
            <text:p>636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1</text:p>
          </table:table-cell>
          <table:table-cell office:value-type="float" office:value="56830620" calcext:value-type="float">
            <text:p>568306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6" calcext:value-type="float">
            <text:p>16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23060" calcext:value-type="float">
            <text:p>1023060</text:p>
          </table:table-cell>
          <table:table-cell office:value-type="float" office:value="994240" calcext:value-type="float">
            <text:p>99424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0357" calcext:value-type="float">
            <text:p>160357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43963" calcext:value-type="float">
            <text:p>24396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2</text:p>
          </table:table-cell>
          <table:table-cell office:value-type="float" office:value="56825832" calcext:value-type="float">
            <text:p>568258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2" calcext:value-type="float">
            <text:p>16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1736" calcext:value-type="float">
            <text:p>1031736</text:p>
          </table:table-cell>
          <table:table-cell office:value-type="float" office:value="1002916" calcext:value-type="float">
            <text:p>100291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442" calcext:value-type="float">
            <text:p>13744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413522" calcext:value-type="float">
            <text:p>4135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3</text:p>
          </table:table-cell>
          <table:table-cell office:value-type="float" office:value="56820792" calcext:value-type="float">
            <text:p>568207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2" calcext:value-type="float">
            <text:p>16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36488" calcext:value-type="float">
            <text:p>1036488</text:p>
          </table:table-cell>
          <table:table-cell office:value-type="float" office:value="1007668" calcext:value-type="float">
            <text:p>100766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0986" calcext:value-type="float">
            <text:p>20986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00975" calcext:value-type="float">
            <text:p>20097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4</text:p>
          </table:table-cell>
          <table:table-cell office:value-type="float" office:value="56776828" calcext:value-type="float">
            <text:p>567768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1504" calcext:value-type="float">
            <text:p>1041504</text:p>
          </table:table-cell>
          <table:table-cell office:value-type="float" office:value="1012684" calcext:value-type="float">
            <text:p>101268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452" calcext:value-type="float">
            <text:p>8745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30944" calcext:value-type="float">
            <text:p>3309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5</text:p>
          </table:table-cell>
          <table:table-cell office:value-type="float" office:value="56812920" calcext:value-type="float">
            <text:p>568129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3852" calcext:value-type="float">
            <text:p>1043852</text:p>
          </table:table-cell>
          <table:table-cell office:value-type="float" office:value="1015032" calcext:value-type="float">
            <text:p>10150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02" calcext:value-type="float">
            <text:p>7302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70957" calcext:value-type="float">
            <text:p>27095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6</text:p>
          </table:table-cell>
          <table:table-cell office:value-type="float" office:value="56812072" calcext:value-type="float">
            <text:p>568120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626" calcext:value-type="float">
            <text:p>16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3852" calcext:value-type="float">
            <text:p>1043852</text:p>
          </table:table-cell>
          <table:table-cell office:value-type="float" office:value="1015032" calcext:value-type="float">
            <text:p>10150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7683" calcext:value-type="float">
            <text:p>6768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93753" calcext:value-type="float">
            <text:p>29375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7</text:p>
          </table:table-cell>
          <table:table-cell office:value-type="float" office:value="56810412" calcext:value-type="float">
            <text:p>568104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33" calcext:value-type="float">
            <text:p>163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5168" calcext:value-type="float">
            <text:p>1045168</text:p>
          </table:table-cell>
          <table:table-cell office:value-type="float" office:value="1016348" calcext:value-type="float">
            <text:p>10163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3023" calcext:value-type="float">
            <text:p>123023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411793" calcext:value-type="float">
            <text:p>41179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8</text:p>
          </table:table-cell>
          <table:table-cell office:value-type="float" office:value="56771988" calcext:value-type="float">
            <text:p>567719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67" calcext:value-type="float">
            <text:p>16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7016" calcext:value-type="float">
            <text:p>1047016</text:p>
          </table:table-cell>
          <table:table-cell office:value-type="float" office:value="1018196" calcext:value-type="float">
            <text:p>101819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079" calcext:value-type="float">
            <text:p>152079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44643" calcext:value-type="float">
            <text:p>2446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19</text:p>
          </table:table-cell>
          <table:table-cell office:value-type="float" office:value="56771988" calcext:value-type="float">
            <text:p>567719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47" calcext:value-type="float">
            <text:p>1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7040" calcext:value-type="float">
            <text:p>1047040</text:p>
          </table:table-cell>
          <table:table-cell office:value-type="float" office:value="1018220" calcext:value-type="float">
            <text:p>1018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471" calcext:value-type="float">
            <text:p>56471</text:p>
          </table:table-cell>
          <table:table-cell office:value-type="float" office:value="14144" calcext:value-type="float">
            <text:p>14144</text:p>
          </table:table-cell>
          <table:table-cell office:value-type="float" office:value="13787" calcext:value-type="float">
            <text:p>1378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83455" calcext:value-type="float">
            <text:p>2834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0</text:p>
          </table:table-cell>
          <table:table-cell office:value-type="float" office:value="56772756" calcext:value-type="float">
            <text:p>5677275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1" calcext:value-type="float">
            <text:p>16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7256" calcext:value-type="float">
            <text:p>1047256</text:p>
          </table:table-cell>
          <table:table-cell office:value-type="float" office:value="1018436" calcext:value-type="float">
            <text:p>10184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042" calcext:value-type="float">
            <text:p>12004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230603" calcext:value-type="float">
            <text:p>23060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5692" calcext:value-type="float">
            <text:p>6569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1</text:p>
          </table:table-cell>
          <table:table-cell office:value-type="float" office:value="56772504" calcext:value-type="float">
            <text:p>5677250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0" calcext:value-type="float">
            <text:p>16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7256" calcext:value-type="float">
            <text:p>1047256</text:p>
          </table:table-cell>
          <table:table-cell office:value-type="float" office:value="1018436" calcext:value-type="float">
            <text:p>10184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1747" calcext:value-type="float">
            <text:p>3174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55591" calcext:value-type="float">
            <text:p>35559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2</text:p>
          </table:table-cell>
          <table:table-cell office:value-type="float" office:value="56768828" calcext:value-type="float">
            <text:p>5676882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3" calcext:value-type="float">
            <text:p>16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7256" calcext:value-type="float">
            <text:p>1047256</text:p>
          </table:table-cell>
          <table:table-cell office:value-type="float" office:value="1018436" calcext:value-type="float">
            <text:p>10184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1370" calcext:value-type="float">
            <text:p>12137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392741" calcext:value-type="float">
            <text:p>39274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3</text:p>
          </table:table-cell>
          <table:table-cell office:value-type="float" office:value="56766968" calcext:value-type="float">
            <text:p>5676696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9628" calcext:value-type="float">
            <text:p>1049628</text:p>
          </table:table-cell>
          <table:table-cell office:value-type="float" office:value="1020808" calcext:value-type="float">
            <text:p>102080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772" calcext:value-type="float">
            <text:p>6977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856" calcext:value-type="float">
            <text:p>9856</text:p>
          </table:table-cell>
          <table:table-cell office:value-type="float" office:value="161509" calcext:value-type="float">
            <text:p>16150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160" calcext:value-type="float">
            <text:p>461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4</text:p>
          </table:table-cell>
          <table:table-cell office:value-type="float" office:value="56766996" calcext:value-type="float">
            <text:p>5676699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4" calcext:value-type="float">
            <text:p>16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49696" calcext:value-type="float">
            <text:p>1049696</text:p>
          </table:table-cell>
          <table:table-cell office:value-type="float" office:value="1020876" calcext:value-type="float">
            <text:p>102087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669" calcext:value-type="float">
            <text:p>1866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61950" calcext:value-type="float">
            <text:p>2619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5</text:p>
          </table:table-cell>
          <table:table-cell office:value-type="float" office:value="56760444" calcext:value-type="float">
            <text:p>5676044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4" calcext:value-type="float">
            <text:p>16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59452" calcext:value-type="float">
            <text:p>1059452</text:p>
          </table:table-cell>
          <table:table-cell office:value-type="float" office:value="1030632" calcext:value-type="float">
            <text:p>10306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82" calcext:value-type="float">
            <text:p>1258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60130" calcext:value-type="float">
            <text:p>46013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4664" calcext:value-type="float">
            <text:p>646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6</text:p>
          </table:table-cell>
          <table:table-cell office:value-type="float" office:value="56758216" calcext:value-type="float">
            <text:p>5675821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9" calcext:value-type="float">
            <text:p>167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3408" calcext:value-type="float">
            <text:p>1063408</text:p>
          </table:table-cell>
          <table:table-cell office:value-type="float" office:value="1034588" calcext:value-type="float">
            <text:p>10345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360" calcext:value-type="float">
            <text:p>7936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11518" calcext:value-type="float">
            <text:p>21151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7</text:p>
          </table:table-cell>
          <table:table-cell office:value-type="float" office:value="56758224" calcext:value-type="float">
            <text:p>5675822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3744" calcext:value-type="float">
            <text:p>1063744</text:p>
          </table:table-cell>
          <table:table-cell office:value-type="float" office:value="1034924" calcext:value-type="float">
            <text:p>10349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796" calcext:value-type="float">
            <text:p>7379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48414" calcext:value-type="float">
            <text:p>3484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8</text:p>
          </table:table-cell>
          <table:table-cell office:value-type="float" office:value="56757720" calcext:value-type="float">
            <text:p>5675772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7" calcext:value-type="float">
            <text:p>1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3940" calcext:value-type="float">
            <text:p>1063940</text:p>
          </table:table-cell>
          <table:table-cell office:value-type="float" office:value="1035120" calcext:value-type="float">
            <text:p>10351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43" calcext:value-type="float">
            <text:p>10364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90872" calcext:value-type="float">
            <text:p>2908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29</text:p>
          </table:table-cell>
          <table:table-cell office:value-type="float" office:value="56757720" calcext:value-type="float">
            <text:p>5675772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7" calcext:value-type="float">
            <text:p>167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3940" calcext:value-type="float">
            <text:p>1063940</text:p>
          </table:table-cell>
          <table:table-cell office:value-type="float" office:value="1035120" calcext:value-type="float">
            <text:p>10351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044" calcext:value-type="float">
            <text:p>14604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53214" calcext:value-type="float">
            <text:p>2532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0</text:p>
          </table:table-cell>
          <table:table-cell office:value-type="float" office:value="56757480" calcext:value-type="float">
            <text:p>5675748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77" calcext:value-type="float">
            <text:p>1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4196" calcext:value-type="float">
            <text:p>1064196</text:p>
          </table:table-cell>
          <table:table-cell office:value-type="float" office:value="1035376" calcext:value-type="float">
            <text:p>103537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875" calcext:value-type="float">
            <text:p>11687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45366" calcext:value-type="float">
            <text:p>4453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1</text:p>
          </table:table-cell>
          <table:table-cell office:value-type="float" office:value="56758856" calcext:value-type="float">
            <text:p>5675885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52" calcext:value-type="float">
            <text:p>1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5576" calcext:value-type="float">
            <text:p>1065576</text:p>
          </table:table-cell>
          <table:table-cell office:value-type="float" office:value="1036756" calcext:value-type="float">
            <text:p>10367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692" calcext:value-type="float">
            <text:p>7869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139556" calcext:value-type="float">
            <text:p>1395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36" calcext:value-type="float">
            <text:p>3793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2</text:p>
          </table:table-cell>
          <table:table-cell office:value-type="float" office:value="56755988" calcext:value-type="float">
            <text:p>567559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676" calcext:value-type="float">
            <text:p>16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5576" calcext:value-type="float">
            <text:p>1065576</text:p>
          </table:table-cell>
          <table:table-cell office:value-type="float" office:value="1036756" calcext:value-type="float">
            <text:p>10367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456" calcext:value-type="float">
            <text:p>15345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44213" calcext:value-type="float">
            <text:p>3442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3</text:p>
          </table:table-cell>
          <table:table-cell office:value-type="float" office:value="56765800" calcext:value-type="float">
            <text:p>5676580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61" calcext:value-type="float">
            <text:p>16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5576" calcext:value-type="float">
            <text:p>1065576</text:p>
          </table:table-cell>
          <table:table-cell office:value-type="float" office:value="1036756" calcext:value-type="float">
            <text:p>10367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382" calcext:value-type="float">
            <text:p>10838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85029" calcext:value-type="float">
            <text:p>2850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4</text:p>
          </table:table-cell>
          <table:table-cell office:value-type="float" office:value="56765548" calcext:value-type="float">
            <text:p>5676554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57" calcext:value-type="float">
            <text:p>16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5576" calcext:value-type="float">
            <text:p>1065576</text:p>
          </table:table-cell>
          <table:table-cell office:value-type="float" office:value="1036756" calcext:value-type="float">
            <text:p>10367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900" calcext:value-type="float">
            <text:p>6890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45896" calcext:value-type="float">
            <text:p>24589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5</text:p>
          </table:table-cell>
          <table:table-cell office:value-type="float" office:value="56765464" calcext:value-type="float">
            <text:p>5676546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0" calcext:value-type="float">
            <text:p>1067040</text:p>
          </table:table-cell>
          <table:table-cell office:value-type="float" office:value="1038220" calcext:value-type="float">
            <text:p>1038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455" calcext:value-type="float">
            <text:p>14645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28908" calcext:value-type="float">
            <text:p>42890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6</text:p>
          </table:table-cell>
          <table:table-cell office:value-type="float" office:value="56764708" calcext:value-type="float">
            <text:p>5676470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0" calcext:value-type="float">
            <text:p>1067040</text:p>
          </table:table-cell>
          <table:table-cell office:value-type="float" office:value="1038220" calcext:value-type="float">
            <text:p>1038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649" calcext:value-type="float">
            <text:p>5764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55294" calcext:value-type="float">
            <text:p>35529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7</text:p>
          </table:table-cell>
          <table:table-cell office:value-type="float" office:value="56764716" calcext:value-type="float">
            <text:p>5676471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7" calcext:value-type="float">
            <text:p>16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0" calcext:value-type="float">
            <text:p>1067040</text:p>
          </table:table-cell>
          <table:table-cell office:value-type="float" office:value="1038220" calcext:value-type="float">
            <text:p>1038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428" calcext:value-type="float">
            <text:p>9442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13157" calcext:value-type="float">
            <text:p>31315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8</text:p>
          </table:table-cell>
          <table:table-cell office:value-type="float" office:value="56764716" calcext:value-type="float">
            <text:p>5676471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7" calcext:value-type="float">
            <text:p>16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0" calcext:value-type="float">
            <text:p>1067040</text:p>
          </table:table-cell>
          <table:table-cell office:value-type="float" office:value="1038220" calcext:value-type="float">
            <text:p>1038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350" calcext:value-type="float">
            <text:p>4735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29999" calcext:value-type="float">
            <text:p>42999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39</text:p>
          </table:table-cell>
          <table:table-cell office:value-type="float" office:value="56764716" calcext:value-type="float">
            <text:p>5676471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3" calcext:value-type="float">
            <text:p>16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4" calcext:value-type="float">
            <text:p>1067044</text:p>
          </table:table-cell>
          <table:table-cell office:value-type="float" office:value="1038224" calcext:value-type="float">
            <text:p>1038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281" calcext:value-type="float">
            <text:p>103281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6" calcext:value-type="float">
            <text:p>13806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195205" calcext:value-type="float">
            <text:p>1952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964" calcext:value-type="float">
            <text:p>3896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0</text:p>
          </table:table-cell>
          <table:table-cell office:value-type="float" office:value="56765724" calcext:value-type="float">
            <text:p>5676572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6" calcext:value-type="float">
            <text:p>16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4" calcext:value-type="float">
            <text:p>1067044</text:p>
          </table:table-cell>
          <table:table-cell office:value-type="float" office:value="1038224" calcext:value-type="float">
            <text:p>1038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888" calcext:value-type="float">
            <text:p>3088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32504" calcext:value-type="float">
            <text:p>3325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1</text:p>
          </table:table-cell>
          <table:table-cell office:value-type="float" office:value="56765724" calcext:value-type="float">
            <text:p>5676572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6" calcext:value-type="float">
            <text:p>16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4" calcext:value-type="float">
            <text:p>1067044</text:p>
          </table:table-cell>
          <table:table-cell office:value-type="float" office:value="1038224" calcext:value-type="float">
            <text:p>1038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1851" calcext:value-type="float">
            <text:p>51851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48553" calcext:value-type="float">
            <text:p>3485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2</text:p>
          </table:table-cell>
          <table:table-cell office:value-type="float" office:value="56765724" calcext:value-type="float">
            <text:p>5676572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6" calcext:value-type="float">
            <text:p>16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67044" calcext:value-type="float">
            <text:p>1067044</text:p>
          </table:table-cell>
          <table:table-cell office:value-type="float" office:value="1038224" calcext:value-type="float">
            <text:p>1038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7670" calcext:value-type="float">
            <text:p>14767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06123" calcext:value-type="float">
            <text:p>3061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3</text:p>
          </table:table-cell>
          <table:table-cell office:value-type="float" office:value="56757920" calcext:value-type="float">
            <text:p>5675792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0144" calcext:value-type="float">
            <text:p>1070144</text:p>
          </table:table-cell>
          <table:table-cell office:value-type="float" office:value="1041324" calcext:value-type="float">
            <text:p>10413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1751" calcext:value-type="float">
            <text:p>91751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01841" calcext:value-type="float">
            <text:p>30184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048" calcext:value-type="float">
            <text:p>420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4</text:p>
          </table:table-cell>
          <table:table-cell office:value-type="float" office:value="56755168" calcext:value-type="float">
            <text:p>5675516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7" calcext:value-type="float">
            <text:p>16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0284" calcext:value-type="float">
            <text:p>1070284</text:p>
          </table:table-cell>
          <table:table-cell office:value-type="float" office:value="1041464" calcext:value-type="float">
            <text:p>104146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955" calcext:value-type="float">
            <text:p>5695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14585" calcext:value-type="float">
            <text:p>4145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5</text:p>
          </table:table-cell>
          <table:table-cell office:value-type="float" office:value="56753656" calcext:value-type="float">
            <text:p>5675365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7" calcext:value-type="float">
            <text:p>16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1864" calcext:value-type="float">
            <text:p>1071864</text:p>
          </table:table-cell>
          <table:table-cell office:value-type="float" office:value="1043044" calcext:value-type="float">
            <text:p>10430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416" calcext:value-type="float">
            <text:p>2241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26904" calcext:value-type="float">
            <text:p>2269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6</text:p>
          </table:table-cell>
          <table:table-cell office:value-type="float" office:value="56753656" calcext:value-type="float">
            <text:p>5675365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36" calcext:value-type="float">
            <text:p>16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1864" calcext:value-type="float">
            <text:p>1071864</text:p>
          </table:table-cell>
          <table:table-cell office:value-type="float" office:value="1043044" calcext:value-type="float">
            <text:p>10430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85" calcext:value-type="float">
            <text:p>3278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34458" calcext:value-type="float">
            <text:p>33445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7</text:p>
          </table:table-cell>
          <table:table-cell office:value-type="float" office:value="56759204" calcext:value-type="float">
            <text:p>5675920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15" calcext:value-type="float">
            <text:p>16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1912" calcext:value-type="float">
            <text:p>1071912</text:p>
          </table:table-cell>
          <table:table-cell office:value-type="float" office:value="1043092" calcext:value-type="float">
            <text:p>10430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152" calcext:value-type="float">
            <text:p>11515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07" calcext:value-type="float">
            <text:p>13807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60104" calcext:value-type="float">
            <text:p>26010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020" calcext:value-type="float">
            <text:p>4102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8</text:p>
          </table:table-cell>
          <table:table-cell office:value-type="float" office:value="56778124" calcext:value-type="float">
            <text:p>567781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4" calcext:value-type="float">
            <text:p>16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1912" calcext:value-type="float">
            <text:p>1071912</text:p>
          </table:table-cell>
          <table:table-cell office:value-type="float" office:value="1043092" calcext:value-type="float">
            <text:p>10430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098" calcext:value-type="float">
            <text:p>13409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98597" calcext:value-type="float">
            <text:p>29859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49</text:p>
          </table:table-cell>
          <table:table-cell office:value-type="float" office:value="56778124" calcext:value-type="float">
            <text:p>567781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4" calcext:value-type="float">
            <text:p>16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1912" calcext:value-type="float">
            <text:p>1071912</text:p>
          </table:table-cell>
          <table:table-cell office:value-type="float" office:value="1043092" calcext:value-type="float">
            <text:p>10430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0665" calcext:value-type="float">
            <text:p>14066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01535" calcext:value-type="float">
            <text:p>4015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0</text:p>
          </table:table-cell>
          <table:table-cell office:value-type="float" office:value="56778132" calcext:value-type="float">
            <text:p>567781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4" calcext:value-type="float">
            <text:p>16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1912" calcext:value-type="float">
            <text:p>1071912</text:p>
          </table:table-cell>
          <table:table-cell office:value-type="float" office:value="1043092" calcext:value-type="float">
            <text:p>10430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1509" calcext:value-type="float">
            <text:p>2150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70842" calcext:value-type="float">
            <text:p>27084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1</text:p>
          </table:table-cell>
          <table:table-cell office:value-type="float" office:value="56780652" calcext:value-type="float">
            <text:p>567806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1912" calcext:value-type="float">
            <text:p>1071912</text:p>
          </table:table-cell>
          <table:table-cell office:value-type="float" office:value="1043092" calcext:value-type="float">
            <text:p>10430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824" calcext:value-type="float">
            <text:p>9282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02393" calcext:value-type="float">
            <text:p>30239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104" calcext:value-type="float">
            <text:p>4410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2</text:p>
          </table:table-cell>
          <table:table-cell office:value-type="float" office:value="56780400" calcext:value-type="float">
            <text:p>56780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2" calcext:value-type="float">
            <text:p>16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176" calcext:value-type="float">
            <text:p>1072176</text:p>
          </table:table-cell>
          <table:table-cell office:value-type="float" office:value="1043356" calcext:value-type="float">
            <text:p>10433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503" calcext:value-type="float">
            <text:p>7450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21873" calcext:value-type="float">
            <text:p>2218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3</text:p>
          </table:table-cell>
          <table:table-cell office:value-type="float" office:value="56780400" calcext:value-type="float">
            <text:p>56780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0" calcext:value-type="float">
            <text:p>16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176" calcext:value-type="float">
            <text:p>1072176</text:p>
          </table:table-cell>
          <table:table-cell office:value-type="float" office:value="1043356" calcext:value-type="float">
            <text:p>10433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869" calcext:value-type="float">
            <text:p>1186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51777" calcext:value-type="float">
            <text:p>3517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4</text:p>
          </table:table-cell>
          <table:table-cell office:value-type="float" office:value="56780400" calcext:value-type="float">
            <text:p>567804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10" calcext:value-type="float">
            <text:p>16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176" calcext:value-type="float">
            <text:p>1072176</text:p>
          </table:table-cell>
          <table:table-cell office:value-type="float" office:value="1043356" calcext:value-type="float">
            <text:p>10433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432" calcext:value-type="float">
            <text:p>14243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76956" calcext:value-type="float">
            <text:p>3769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5</text:p>
          </table:table-cell>
          <table:table-cell office:value-type="float" office:value="56780408" calcext:value-type="float">
            <text:p>567804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589" calcext:value-type="float">
            <text:p>15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176" calcext:value-type="float">
            <text:p>1072176</text:p>
          </table:table-cell>
          <table:table-cell office:value-type="float" office:value="1043356" calcext:value-type="float">
            <text:p>10433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756" calcext:value-type="float">
            <text:p>10875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198139" calcext:value-type="float">
            <text:p>19813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076" calcext:value-type="float">
            <text:p>4307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6</text:p>
          </table:table-cell>
          <table:table-cell office:value-type="float" office:value="56781180" calcext:value-type="float">
            <text:p>567811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8" calcext:value-type="float">
            <text:p>16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176" calcext:value-type="float">
            <text:p>1072176</text:p>
          </table:table-cell>
          <table:table-cell office:value-type="float" office:value="1043356" calcext:value-type="float">
            <text:p>10433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068" calcext:value-type="float">
            <text:p>6806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55099" calcext:value-type="float">
            <text:p>2550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7</text:p>
          </table:table-cell>
          <table:table-cell office:value-type="float" office:value="56780928" calcext:value-type="float">
            <text:p>567809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8" calcext:value-type="float">
            <text:p>1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176" calcext:value-type="float">
            <text:p>1072176</text:p>
          </table:table-cell>
          <table:table-cell office:value-type="float" office:value="1043356" calcext:value-type="float">
            <text:p>10433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488" calcext:value-type="float">
            <text:p>10648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50439" calcext:value-type="float">
            <text:p>4504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8</text:p>
          </table:table-cell>
          <table:table-cell office:value-type="float" office:value="56779920" calcext:value-type="float">
            <text:p>567799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960" calcext:value-type="float">
            <text:p>1072960</text:p>
          </table:table-cell>
          <table:table-cell office:value-type="float" office:value="1044140" calcext:value-type="float">
            <text:p>104414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698" calcext:value-type="float">
            <text:p>1569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19579" calcext:value-type="float">
            <text:p>21957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4:59</text:p>
          </table:table-cell>
          <table:table-cell office:value-type="float" office:value="56779668" calcext:value-type="float">
            <text:p>567796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1600" calcext:value-type="float">
            <text:p>1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2960" calcext:value-type="float">
            <text:p>1072960</text:p>
          </table:table-cell>
          <table:table-cell office:value-type="float" office:value="1044140" calcext:value-type="float">
            <text:p>104414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889" calcext:value-type="float">
            <text:p>15288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49532" calcext:value-type="float">
            <text:p>34953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272" calcext:value-type="float">
            <text:p>5027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0</text:p>
          </table:table-cell>
          <table:table-cell office:value-type="float" office:value="56779272" calcext:value-type="float">
            <text:p>567792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4" calcext:value-type="float">
            <text:p>16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3400" calcext:value-type="float">
            <text:p>1073400</text:p>
          </table:table-cell>
          <table:table-cell office:value-type="float" office:value="1044580" calcext:value-type="float">
            <text:p>10445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6648" calcext:value-type="float">
            <text:p>14664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76632" calcext:value-type="float">
            <text:p>2766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1</text:p>
          </table:table-cell>
          <table:table-cell office:value-type="float" office:value="56778644" calcext:value-type="float">
            <text:p>567786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4" calcext:value-type="float">
            <text:p>16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3400" calcext:value-type="float">
            <text:p>1073400</text:p>
          </table:table-cell>
          <table:table-cell office:value-type="float" office:value="1044580" calcext:value-type="float">
            <text:p>10445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998" calcext:value-type="float">
            <text:p>8499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34368" calcext:value-type="float">
            <text:p>23436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2</text:p>
          </table:table-cell>
          <table:table-cell office:value-type="float" office:value="56778692" calcext:value-type="float">
            <text:p>567786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4" calcext:value-type="float">
            <text:p>16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3400" calcext:value-type="float">
            <text:p>1073400</text:p>
          </table:table-cell>
          <table:table-cell office:value-type="float" office:value="1044580" calcext:value-type="float">
            <text:p>10445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210" calcext:value-type="float">
            <text:p>5621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86788" calcext:value-type="float">
            <text:p>38678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3</text:p>
          </table:table-cell>
          <table:table-cell office:value-type="float" office:value="56778696" calcext:value-type="float">
            <text:p>567786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16" calcext:value-type="float">
            <text:p>16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3400" calcext:value-type="float">
            <text:p>1073400</text:p>
          </table:table-cell>
          <table:table-cell office:value-type="float" office:value="1044580" calcext:value-type="float">
            <text:p>10445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8148" calcext:value-type="float">
            <text:p>2814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92095" calcext:value-type="float">
            <text:p>39209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384" calcext:value-type="float">
            <text:p>5438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4</text:p>
          </table:table-cell>
          <table:table-cell office:value-type="float" office:value="56776944" calcext:value-type="float">
            <text:p>567769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21" calcext:value-type="float">
            <text:p>1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483" calcext:value-type="float">
            <text:p>9748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07467" calcext:value-type="float">
            <text:p>30746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5</text:p>
          </table:table-cell>
          <table:table-cell office:value-type="float" office:value="56777580" calcext:value-type="float">
            <text:p>567775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621" calcext:value-type="float">
            <text:p>16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5122" calcext:value-type="float">
            <text:p>10512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30830" calcext:value-type="float">
            <text:p>33083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6</text:p>
          </table:table-cell>
          <table:table-cell office:value-type="float" office:value="56776168" calcext:value-type="float">
            <text:p>567761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2" calcext:value-type="float">
            <text:p>16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103" calcext:value-type="float">
            <text:p>4310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14251" calcext:value-type="float">
            <text:p>21425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7</text:p>
          </table:table-cell>
          <table:table-cell office:value-type="float" office:value="56775772" calcext:value-type="float">
            <text:p>567757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12" calcext:value-type="float">
            <text:p>16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887" calcext:value-type="float">
            <text:p>5388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176268" calcext:value-type="float">
            <text:p>17626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328" calcext:value-type="float">
            <text:p>5232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8</text:p>
          </table:table-cell>
          <table:table-cell office:value-type="float" office:value="56775776" calcext:value-type="float">
            <text:p>567757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1" calcext:value-type="float">
            <text:p>1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255" calcext:value-type="float">
            <text:p>5525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96583" calcext:value-type="float">
            <text:p>2965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09</text:p>
          </table:table-cell>
          <table:table-cell office:value-type="float" office:value="56772264" calcext:value-type="float">
            <text:p>567722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455" calcext:value-type="float">
            <text:p>3045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51483" calcext:value-type="float">
            <text:p>25148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0</text:p>
          </table:table-cell>
          <table:table-cell office:value-type="float" office:value="56772740" calcext:value-type="float">
            <text:p>567727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3" calcext:value-type="float">
            <text:p>16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4055" calcext:value-type="float">
            <text:p>4405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52715" calcext:value-type="float">
            <text:p>2527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1</text:p>
          </table:table-cell>
          <table:table-cell office:value-type="float" office:value="56773008" calcext:value-type="float">
            <text:p>567730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564" calcext:value-type="float">
            <text:p>12556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00553" calcext:value-type="float">
            <text:p>40055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3356" calcext:value-type="float">
            <text:p>533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2</text:p>
          </table:table-cell>
          <table:table-cell office:value-type="float" office:value="56773008" calcext:value-type="float">
            <text:p>567730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3" calcext:value-type="float">
            <text:p>16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577" calcext:value-type="float">
            <text:p>1857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309256" calcext:value-type="float">
            <text:p>3092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3</text:p>
          </table:table-cell>
          <table:table-cell office:value-type="float" office:value="56773764" calcext:value-type="float">
            <text:p>567737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2" calcext:value-type="float">
            <text:p>16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2240" calcext:value-type="float">
            <text:p>15224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277704" calcext:value-type="float">
            <text:p>2777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4</text:p>
          </table:table-cell>
          <table:table-cell office:value-type="float" office:value="56772004" calcext:value-type="float">
            <text:p>567720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3" calcext:value-type="float">
            <text:p>16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8" calcext:value-type="float">
            <text:p>788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444724" calcext:value-type="float">
            <text:p>4447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5</text:p>
          </table:table-cell>
          <table:table-cell office:value-type="float" office:value="56772256" calcext:value-type="float">
            <text:p>567722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15" calcext:value-type="float">
            <text:p>16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044" calcext:value-type="float">
            <text:p>1076044</text:p>
          </table:table-cell>
          <table:table-cell office:value-type="float" office:value="1047224" calcext:value-type="float">
            <text:p>104722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566" calcext:value-type="float">
            <text:p>7356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20" calcext:value-type="float">
            <text:p>9920</text:p>
          </table:table-cell>
          <table:table-cell office:value-type="float" office:value="190344" calcext:value-type="float">
            <text:p>19034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440" calcext:value-type="float">
            <text:p>564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6</text:p>
          </table:table-cell>
          <table:table-cell office:value-type="float" office:value="56773788" calcext:value-type="float">
            <text:p>567737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108" calcext:value-type="float">
            <text:p>1076108</text:p>
          </table:table-cell>
          <table:table-cell office:value-type="float" office:value="1047288" calcext:value-type="float">
            <text:p>10472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518" calcext:value-type="float">
            <text:p>9951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29772" calcext:value-type="float">
            <text:p>3297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7</text:p>
          </table:table-cell>
          <table:table-cell office:value-type="float" office:value="56773768" calcext:value-type="float">
            <text:p>567737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22" calcext:value-type="float">
            <text:p>16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108" calcext:value-type="float">
            <text:p>1076108</text:p>
          </table:table-cell>
          <table:table-cell office:value-type="float" office:value="1047288" calcext:value-type="float">
            <text:p>10472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943" calcext:value-type="float">
            <text:p>3394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73229" calcext:value-type="float">
            <text:p>2732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8</text:p>
          </table:table-cell>
          <table:table-cell office:value-type="float" office:value="56773768" calcext:value-type="float">
            <text:p>567737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3" calcext:value-type="float">
            <text:p>16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108" calcext:value-type="float">
            <text:p>1076108</text:p>
          </table:table-cell>
          <table:table-cell office:value-type="float" office:value="1047288" calcext:value-type="float">
            <text:p>10472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5875" calcext:value-type="float">
            <text:p>5587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37244" calcext:value-type="float">
            <text:p>2372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19</text:p>
          </table:table-cell>
          <table:table-cell office:value-type="float" office:value="56773280" calcext:value-type="float">
            <text:p>567732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1" calcext:value-type="float">
            <text:p>16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108" calcext:value-type="float">
            <text:p>1076108</text:p>
          </table:table-cell>
          <table:table-cell office:value-type="float" office:value="1047288" calcext:value-type="float">
            <text:p>10472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90401" calcext:value-type="float">
            <text:p>90401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45672" calcext:value-type="float">
            <text:p>44567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0</text:p>
          </table:table-cell>
          <table:table-cell office:value-type="float" office:value="56773028" calcext:value-type="float">
            <text:p>567730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168" calcext:value-type="float">
            <text:p>1076168</text:p>
          </table:table-cell>
          <table:table-cell office:value-type="float" office:value="1047348" calcext:value-type="float">
            <text:p>10473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959" calcext:value-type="float">
            <text:p>9495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47957" calcext:value-type="float">
            <text:p>34795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1</text:p>
          </table:table-cell>
          <table:table-cell office:value-type="float" office:value="56769808" calcext:value-type="float">
            <text:p>567698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3" calcext:value-type="float">
            <text:p>16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6168" calcext:value-type="float">
            <text:p>1076168</text:p>
          </table:table-cell>
          <table:table-cell office:value-type="float" office:value="1047348" calcext:value-type="float">
            <text:p>10473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4564" calcext:value-type="float">
            <text:p>12456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08714" calcext:value-type="float">
            <text:p>3087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2</text:p>
          </table:table-cell>
          <table:table-cell office:value-type="float" office:value="56769248" calcext:value-type="float">
            <text:p>567692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3" calcext:value-type="float">
            <text:p>16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9588" calcext:value-type="float">
            <text:p>1079588</text:p>
          </table:table-cell>
          <table:table-cell office:value-type="float" office:value="1050768" calcext:value-type="float">
            <text:p>105076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650" calcext:value-type="float">
            <text:p>7965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96053" calcext:value-type="float">
            <text:p>49605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3</text:p>
          </table:table-cell>
          <table:table-cell office:value-type="float" office:value="56768752" calcext:value-type="float">
            <text:p>567687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19" calcext:value-type="float">
            <text:p>16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79628" calcext:value-type="float">
            <text:p>1079628</text:p>
          </table:table-cell>
          <table:table-cell office:value-type="float" office:value="1050808" calcext:value-type="float">
            <text:p>105080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947" calcext:value-type="float">
            <text:p>14394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23847" calcext:value-type="float">
            <text:p>22384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4</text:p>
          </table:table-cell>
          <table:table-cell office:value-type="float" office:value="56768004" calcext:value-type="float">
            <text:p>567680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1" calcext:value-type="float">
            <text:p>16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0200" calcext:value-type="float">
            <text:p>1080200</text:p>
          </table:table-cell>
          <table:table-cell office:value-type="float" office:value="1051380" calcext:value-type="float">
            <text:p>10513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537" calcext:value-type="float">
            <text:p>6553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76436" calcext:value-type="float">
            <text:p>3764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6</text:p>
          </table:table-cell>
          <table:table-cell office:value-type="float" office:value="56768508" calcext:value-type="float">
            <text:p>567685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1" calcext:value-type="float">
            <text:p>1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0200" calcext:value-type="float">
            <text:p>1080200</text:p>
          </table:table-cell>
          <table:table-cell office:value-type="float" office:value="1051380" calcext:value-type="float">
            <text:p>10513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03" calcext:value-type="float">
            <text:p>1540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18497" calcext:value-type="float">
            <text:p>3184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7</text:p>
          </table:table-cell>
          <table:table-cell office:value-type="float" office:value="56768508" calcext:value-type="float">
            <text:p>567685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1" calcext:value-type="float">
            <text:p>16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0200" calcext:value-type="float">
            <text:p>1080200</text:p>
          </table:table-cell>
          <table:table-cell office:value-type="float" office:value="1051380" calcext:value-type="float">
            <text:p>10513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933" calcext:value-type="float">
            <text:p>3693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78605" calcext:value-type="float">
            <text:p>27860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8</text:p>
          </table:table-cell>
          <table:table-cell office:value-type="float" office:value="56768512" calcext:value-type="float">
            <text:p>567685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1" calcext:value-type="float">
            <text:p>1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0200" calcext:value-type="float">
            <text:p>1080200</text:p>
          </table:table-cell>
          <table:table-cell office:value-type="float" office:value="1051380" calcext:value-type="float">
            <text:p>10513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315" calcext:value-type="float">
            <text:p>11731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69683" calcext:value-type="float">
            <text:p>46968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29</text:p>
          </table:table-cell>
          <table:table-cell office:value-type="float" office:value="56768512" calcext:value-type="float">
            <text:p>567685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20" calcext:value-type="float">
            <text:p>16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0200" calcext:value-type="float">
            <text:p>1080200</text:p>
          </table:table-cell>
          <table:table-cell office:value-type="float" office:value="1051380" calcext:value-type="float">
            <text:p>105138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4080" calcext:value-type="float">
            <text:p>15408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145491" calcext:value-type="float">
            <text:p>1454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0</text:p>
          </table:table-cell>
          <table:table-cell office:value-type="float" office:value="56771040" calcext:value-type="float">
            <text:p>567710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616" calcext:value-type="float">
            <text:p>16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0464" calcext:value-type="float">
            <text:p>1080464</text:p>
          </table:table-cell>
          <table:table-cell office:value-type="float" office:value="1051644" calcext:value-type="float">
            <text:p>10516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706" calcext:value-type="float">
            <text:p>7570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43747" calcext:value-type="float">
            <text:p>34374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1</text:p>
          </table:table-cell>
          <table:table-cell office:value-type="float" office:value="56769784" calcext:value-type="float">
            <text:p>567697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7" calcext:value-type="float">
            <text:p>16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2304" calcext:value-type="float">
            <text:p>1082304</text:p>
          </table:table-cell>
          <table:table-cell office:value-type="float" office:value="1053484" calcext:value-type="float">
            <text:p>105348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368" calcext:value-type="float">
            <text:p>8236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68020" calcext:value-type="float">
            <text:p>3680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2</text:p>
          </table:table-cell>
          <table:table-cell office:value-type="float" office:value="56769792" calcext:value-type="float">
            <text:p>567697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2304" calcext:value-type="float">
            <text:p>1082304</text:p>
          </table:table-cell>
          <table:table-cell office:value-type="float" office:value="1053484" calcext:value-type="float">
            <text:p>105348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014" calcext:value-type="float">
            <text:p>10401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64570" calcext:value-type="float">
            <text:p>26457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3</text:p>
          </table:table-cell>
          <table:table-cell office:value-type="float" office:value="56769300" calcext:value-type="float">
            <text:p>567693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2552" calcext:value-type="float">
            <text:p>1082552</text:p>
          </table:table-cell>
          <table:table-cell office:value-type="float" office:value="1053732" calcext:value-type="float">
            <text:p>10537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0416" calcext:value-type="float">
            <text:p>15041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34299" calcext:value-type="float">
            <text:p>2342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4</text:p>
          </table:table-cell>
          <table:table-cell office:value-type="float" office:value="56771580" calcext:value-type="float">
            <text:p>567715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2552" calcext:value-type="float">
            <text:p>1082552</text:p>
          </table:table-cell>
          <table:table-cell office:value-type="float" office:value="1053732" calcext:value-type="float">
            <text:p>10537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542" calcext:value-type="float">
            <text:p>10254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79113" calcext:value-type="float">
            <text:p>3791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5</text:p>
          </table:table-cell>
          <table:table-cell office:value-type="float" office:value="56771572" calcext:value-type="float">
            <text:p>567715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2552" calcext:value-type="float">
            <text:p>1082552</text:p>
          </table:table-cell>
          <table:table-cell office:value-type="float" office:value="1053732" calcext:value-type="float">
            <text:p>105373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357" calcext:value-type="float">
            <text:p>14235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36361" calcext:value-type="float">
            <text:p>3363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6</text:p>
          </table:table-cell>
          <table:table-cell office:value-type="float" office:value="56771068" calcext:value-type="float">
            <text:p>567710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3076" calcext:value-type="float">
            <text:p>1083076</text:p>
          </table:table-cell>
          <table:table-cell office:value-type="float" office:value="1054256" calcext:value-type="float">
            <text:p>105425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777" calcext:value-type="float">
            <text:p>7377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59390" calcext:value-type="float">
            <text:p>35939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7</text:p>
          </table:table-cell>
          <table:table-cell office:value-type="float" office:value="56771328" calcext:value-type="float">
            <text:p>567713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3364" calcext:value-type="float">
            <text:p>1083364</text:p>
          </table:table-cell>
          <table:table-cell office:value-type="float" office:value="1054544" calcext:value-type="float">
            <text:p>10545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232" calcext:value-type="float">
            <text:p>10923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13081" calcext:value-type="float">
            <text:p>21308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8</text:p>
          </table:table-cell>
          <table:table-cell office:value-type="float" office:value="56771076" calcext:value-type="float">
            <text:p>567710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3364" calcext:value-type="float">
            <text:p>1083364</text:p>
          </table:table-cell>
          <table:table-cell office:value-type="float" office:value="1054544" calcext:value-type="float">
            <text:p>10545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1835" calcext:value-type="float">
            <text:p>15183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196161" calcext:value-type="float">
            <text:p>1961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39</text:p>
          </table:table-cell>
          <table:table-cell office:value-type="float" office:value="56771076" calcext:value-type="float">
            <text:p>567710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3364" calcext:value-type="float">
            <text:p>1083364</text:p>
          </table:table-cell>
          <table:table-cell office:value-type="float" office:value="1054544" calcext:value-type="float">
            <text:p>10545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878" calcext:value-type="float">
            <text:p>8887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65736" calcext:value-type="float">
            <text:p>36573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0</text:p>
          </table:table-cell>
          <table:table-cell office:value-type="float" office:value="56771076" calcext:value-type="float">
            <text:p>567710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3364" calcext:value-type="float">
            <text:p>1083364</text:p>
          </table:table-cell>
          <table:table-cell office:value-type="float" office:value="1054544" calcext:value-type="float">
            <text:p>1054544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7643" calcext:value-type="float">
            <text:p>13764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22909" calcext:value-type="float">
            <text:p>32290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1</text:p>
          </table:table-cell>
          <table:table-cell office:value-type="float" office:value="56770840" calcext:value-type="float">
            <text:p>567708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8" calcext:value-type="float">
            <text:p>16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3488" calcext:value-type="float">
            <text:p>1083488</text:p>
          </table:table-cell>
          <table:table-cell office:value-type="float" office:value="1054668" calcext:value-type="float">
            <text:p>105466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976" calcext:value-type="float">
            <text:p>6497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60909" calcext:value-type="float">
            <text:p>2609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2</text:p>
          </table:table-cell>
          <table:table-cell office:value-type="float" office:value="56770840" calcext:value-type="float">
            <text:p>567708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3488" calcext:value-type="float">
            <text:p>1083488</text:p>
          </table:table-cell>
          <table:table-cell office:value-type="float" office:value="1054668" calcext:value-type="float">
            <text:p>105466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936" calcext:value-type="float">
            <text:p>11793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51539" calcext:value-type="float">
            <text:p>45153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3</text:p>
          </table:table-cell>
          <table:table-cell office:value-type="float" office:value="56770588" calcext:value-type="float">
            <text:p>567705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12" calcext:value-type="float">
            <text:p>1084012</text:p>
          </table:table-cell>
          <table:table-cell office:value-type="float" office:value="1055192" calcext:value-type="float">
            <text:p>10551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9450" calcext:value-type="float">
            <text:p>13945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26697" calcext:value-type="float">
            <text:p>22669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4</text:p>
          </table:table-cell>
          <table:table-cell office:value-type="float" office:value="56771572" calcext:value-type="float">
            <text:p>567715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4" calcext:value-type="float">
            <text:p>1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12" calcext:value-type="float">
            <text:p>1084012</text:p>
          </table:table-cell>
          <table:table-cell office:value-type="float" office:value="1055192" calcext:value-type="float">
            <text:p>105519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711" calcext:value-type="float">
            <text:p>95711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67274" calcext:value-type="float">
            <text:p>3672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5</text:p>
          </table:table-cell>
          <table:table-cell office:value-type="float" office:value="56771624" calcext:value-type="float">
            <text:p>567716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579" calcext:value-type="float">
            <text:p>15757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86889" calcext:value-type="float">
            <text:p>28688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6</text:p>
          </table:table-cell>
          <table:table-cell office:value-type="float" office:value="56770880" calcext:value-type="float">
            <text:p>567708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088" calcext:value-type="float">
            <text:p>2308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51246" calcext:value-type="float">
            <text:p>2512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7</text:p>
          </table:table-cell>
          <table:table-cell office:value-type="float" office:value="56770880" calcext:value-type="float">
            <text:p>567708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0164" calcext:value-type="float">
            <text:p>11016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45147" calcext:value-type="float">
            <text:p>44514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8</text:p>
          </table:table-cell>
          <table:table-cell office:value-type="float" office:value="56771132" calcext:value-type="float">
            <text:p>567711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047" calcext:value-type="float">
            <text:p>9404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161874" calcext:value-type="float">
            <text:p>1618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49</text:p>
          </table:table-cell>
          <table:table-cell office:value-type="float" office:value="56770640" calcext:value-type="float">
            <text:p>567706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6" calcext:value-type="float">
            <text:p>788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26772" calcext:value-type="float">
            <text:p>32677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0</text:p>
          </table:table-cell>
          <table:table-cell office:value-type="float" office:value="56771904" calcext:value-type="float">
            <text:p>567719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124" calcext:value-type="float">
            <text:p>5212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82333" calcext:value-type="float">
            <text:p>28233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1</text:p>
          </table:table-cell>
          <table:table-cell office:value-type="float" office:value="56771908" calcext:value-type="float">
            <text:p>567719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484" calcext:value-type="float">
            <text:p>12548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62361" calcext:value-type="float">
            <text:p>2623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2</text:p>
          </table:table-cell>
          <table:table-cell office:value-type="float" office:value="56771408" calcext:value-type="float">
            <text:p>567714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040" calcext:value-type="float">
            <text:p>1084040</text:p>
          </table:table-cell>
          <table:table-cell office:value-type="float" office:value="1055220" calcext:value-type="float">
            <text:p>10552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349" calcext:value-type="float">
            <text:p>2234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35935" calcext:value-type="float">
            <text:p>43593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9524" calcext:value-type="float">
            <text:p>5952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3</text:p>
          </table:table-cell>
          <table:table-cell office:value-type="float" office:value="56771168" calcext:value-type="float">
            <text:p>567711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0386" calcext:value-type="float">
            <text:p>12038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53900" calcext:value-type="float">
            <text:p>3539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4</text:p>
          </table:table-cell>
          <table:table-cell office:value-type="float" office:value="56771168" calcext:value-type="float">
            <text:p>567711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048" calcext:value-type="float">
            <text:p>52048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27254" calcext:value-type="float">
            <text:p>32725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5</text:p>
          </table:table-cell>
          <table:table-cell office:value-type="float" office:value="56771420" calcext:value-type="float">
            <text:p>567714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4" calcext:value-type="float">
            <text:p>16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4549" calcext:value-type="float">
            <text:p>8454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67642" calcext:value-type="float">
            <text:p>26764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6</text:p>
          </table:table-cell>
          <table:table-cell office:value-type="float" office:value="56771420" calcext:value-type="float">
            <text:p>567714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4" calcext:value-type="float">
            <text:p>1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854" calcext:value-type="float">
            <text:p>10885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29677" calcext:value-type="float">
            <text:p>2296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7</text:p>
          </table:table-cell>
          <table:table-cell office:value-type="float" office:value="56771176" calcext:value-type="float">
            <text:p>567711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4" calcext:value-type="float">
            <text:p>16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350" calcext:value-type="float">
            <text:p>9235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85196" calcext:value-type="float">
            <text:p>38519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8</text:p>
          </table:table-cell>
          <table:table-cell office:value-type="float" office:value="56771176" calcext:value-type="float">
            <text:p>567711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4" calcext:value-type="float">
            <text:p>16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3906" calcext:value-type="float">
            <text:p>15390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27024" calcext:value-type="float">
            <text:p>32702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5:59</text:p>
          </table:table-cell>
          <table:table-cell office:value-type="float" office:value="56770924" calcext:value-type="float">
            <text:p>567709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4" calcext:value-type="float">
            <text:p>1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9672" calcext:value-type="float">
            <text:p>15967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89152" calcext:value-type="float">
            <text:p>28915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0</text:p>
          </table:table-cell>
          <table:table-cell office:value-type="float" office:value="56770932" calcext:value-type="float">
            <text:p>567709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3" calcext:value-type="float">
            <text:p>16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4568" calcext:value-type="float">
            <text:p>1084568</text:p>
          </table:table-cell>
          <table:table-cell office:value-type="float" office:value="1055748" calcext:value-type="float">
            <text:p>105574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057" calcext:value-type="float">
            <text:p>2305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79342" calcext:value-type="float">
            <text:p>47934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552" calcext:value-type="float">
            <text:p>6055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1</text:p>
          </table:table-cell>
          <table:table-cell office:value-type="float" office:value="56770176" calcext:value-type="float">
            <text:p>567701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356" calcext:value-type="float">
            <text:p>735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154483" calcext:value-type="float">
            <text:p>1544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2</text:p>
          </table:table-cell>
          <table:table-cell office:value-type="float" office:value="56770176" calcext:value-type="float">
            <text:p>567701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0373" calcext:value-type="float">
            <text:p>4037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29591" calcext:value-type="float">
            <text:p>22959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3</text:p>
          </table:table-cell>
          <table:table-cell office:value-type="float" office:value="56770428" calcext:value-type="float">
            <text:p>567704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116" calcext:value-type="float">
            <text:p>11511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08377" calcext:value-type="float">
            <text:p>3083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4</text:p>
          </table:table-cell>
          <table:table-cell office:value-type="float" office:value="56770428" calcext:value-type="float">
            <text:p>567704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5685" calcext:value-type="float">
            <text:p>15568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63972" calcext:value-type="float">
            <text:p>26397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1580" calcext:value-type="float">
            <text:p>6158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5</text:p>
          </table:table-cell>
          <table:table-cell office:value-type="float" office:value="56770432" calcext:value-type="float">
            <text:p>567704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7" calcext:value-type="float">
            <text:p>16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463" calcext:value-type="float">
            <text:p>7846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88804" calcext:value-type="float">
            <text:p>2888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6</text:p>
          </table:table-cell>
          <table:table-cell office:value-type="float" office:value="56770188" calcext:value-type="float">
            <text:p>567701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7" calcext:value-type="float">
            <text:p>16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3663" calcext:value-type="float">
            <text:p>14366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82561" calcext:value-type="float">
            <text:p>38256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7</text:p>
          </table:table-cell>
          <table:table-cell office:value-type="float" office:value="56770200" calcext:value-type="float">
            <text:p>567702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7" calcext:value-type="float">
            <text:p>16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3750" calcext:value-type="float">
            <text:p>93750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38377" calcext:value-type="float">
            <text:p>3383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8</text:p>
          </table:table-cell>
          <table:table-cell office:value-type="float" office:value="56770236" calcext:value-type="float">
            <text:p>567702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7" calcext:value-type="float">
            <text:p>16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008" calcext:value-type="float">
            <text:p>1085008</text:p>
          </table:table-cell>
          <table:table-cell office:value-type="float" office:value="1056188" calcext:value-type="float">
            <text:p>1056188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6122" calcext:value-type="float">
            <text:p>66122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09113" calcext:value-type="float">
            <text:p>4091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09</text:p>
          </table:table-cell>
          <table:table-cell office:value-type="float" office:value="56769996" calcext:value-type="float">
            <text:p>567699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580" calcext:value-type="float">
            <text:p>1085580</text:p>
          </table:table-cell>
          <table:table-cell office:value-type="float" office:value="1056760" calcext:value-type="float">
            <text:p>10567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57165" calcext:value-type="float">
            <text:p>15716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17427" calcext:value-type="float">
            <text:p>2174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0</text:p>
          </table:table-cell>
          <table:table-cell office:value-type="float" office:value="56770000" calcext:value-type="float">
            <text:p>567700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580" calcext:value-type="float">
            <text:p>1085580</text:p>
          </table:table-cell>
          <table:table-cell office:value-type="float" office:value="1056760" calcext:value-type="float">
            <text:p>10567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7686" calcext:value-type="float">
            <text:p>11768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32331" calcext:value-type="float">
            <text:p>23233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1</text:p>
          </table:table-cell>
          <table:table-cell office:value-type="float" office:value="56770000" calcext:value-type="float">
            <text:p>567700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580" calcext:value-type="float">
            <text:p>1085580</text:p>
          </table:table-cell>
          <table:table-cell office:value-type="float" office:value="1056760" calcext:value-type="float">
            <text:p>10567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8997" calcext:value-type="float">
            <text:p>88997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80286" calcext:value-type="float">
            <text:p>38028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2</text:p>
          </table:table-cell>
          <table:table-cell office:value-type="float" office:value="56770000" calcext:value-type="float">
            <text:p>567700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5" calcext:value-type="float">
            <text:p>16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85580" calcext:value-type="float">
            <text:p>1085580</text:p>
          </table:table-cell>
          <table:table-cell office:value-type="float" office:value="1056760" calcext:value-type="float">
            <text:p>105676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6255" calcext:value-type="float">
            <text:p>9625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43432" calcext:value-type="float">
            <text:p>34343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3</text:p>
          </table:table-cell>
          <table:table-cell office:value-type="float" office:value="56762204" calcext:value-type="float">
            <text:p>567622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3" calcext:value-type="float">
            <text:p>16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4420" calcext:value-type="float">
            <text:p>1094420</text:p>
          </table:table-cell>
          <table:table-cell office:value-type="float" office:value="1065600" calcext:value-type="float">
            <text:p>106560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9234" calcext:value-type="float">
            <text:p>5923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75798" calcext:value-type="float">
            <text:p>27579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4</text:p>
          </table:table-cell>
          <table:table-cell office:value-type="float" office:value="56758424" calcext:value-type="float">
            <text:p>567584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2" calcext:value-type="float">
            <text:p>16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7840" calcext:value-type="float">
            <text:p>1097840</text:p>
          </table:table-cell>
          <table:table-cell office:value-type="float" office:value="1069020" calcext:value-type="float">
            <text:p>10690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429" calcext:value-type="float">
            <text:p>7429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86412" calcext:value-type="float">
            <text:p>4864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5</text:p>
          </table:table-cell>
          <table:table-cell office:value-type="float" office:value="56759128" calcext:value-type="float">
            <text:p>567591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1" calcext:value-type="float">
            <text:p>16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7840" calcext:value-type="float">
            <text:p>1097840</text:p>
          </table:table-cell>
          <table:table-cell office:value-type="float" office:value="1069020" calcext:value-type="float">
            <text:p>10690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084" calcext:value-type="float">
            <text:p>19084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198794" calcext:value-type="float">
            <text:p>19879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6</text:p>
          </table:table-cell>
          <table:table-cell office:value-type="float" office:value="56758936" calcext:value-type="float">
            <text:p>567589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1" calcext:value-type="float">
            <text:p>16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7840" calcext:value-type="float">
            <text:p>1097840</text:p>
          </table:table-cell>
          <table:table-cell office:value-type="float" office:value="1069020" calcext:value-type="float">
            <text:p>1069020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575" calcext:value-type="float">
            <text:p>9957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88613" calcext:value-type="float">
            <text:p>3886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7</text:p>
          </table:table-cell>
          <table:table-cell office:value-type="float" office:value="56758936" calcext:value-type="float">
            <text:p>567589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1" calcext:value-type="float">
            <text:p>16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8292" calcext:value-type="float">
            <text:p>1098292</text:p>
          </table:table-cell>
          <table:table-cell office:value-type="float" office:value="1069472" calcext:value-type="float">
            <text:p>1069472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653" calcext:value-type="float">
            <text:p>69653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305701" calcext:value-type="float">
            <text:p>30570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8</text:p>
          </table:table-cell>
          <table:table-cell office:value-type="float" office:value="56758936" calcext:value-type="float">
            <text:p>567589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1" calcext:value-type="float">
            <text:p>16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8556" calcext:value-type="float">
            <text:p>1098556</text:p>
          </table:table-cell>
          <table:table-cell office:value-type="float" office:value="1069736" calcext:value-type="float">
            <text:p>10697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715" calcext:value-type="float">
            <text:p>6271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64956" calcext:value-type="float">
            <text:p>26495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19</text:p>
          </table:table-cell>
          <table:table-cell office:value-type="float" office:value="56758936" calcext:value-type="float">
            <text:p>567589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8556" calcext:value-type="float">
            <text:p>1098556</text:p>
          </table:table-cell>
          <table:table-cell office:value-type="float" office:value="1069736" calcext:value-type="float">
            <text:p>10697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235" calcext:value-type="float">
            <text:p>43235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458388" calcext:value-type="float">
            <text:p>45838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03-02 19:16:20</text:p>
          </table:table-cell>
          <table:table-cell office:value-type="float" office:value="56758936" calcext:value-type="float">
            <text:p>567589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6740" calcext:value-type="float">
            <text:p>6606740</text:p>
          </table:table-cell>
          <table:table-cell office:value-type="float" office:value="1098556" calcext:value-type="float">
            <text:p>1098556</text:p>
          </table:table-cell>
          <table:table-cell office:value-type="float" office:value="1069736" calcext:value-type="float">
            <text:p>1069736</text:p>
          </table:table-cell>
          <table:table-cell office:value-type="float" office:value="28820" calcext:value-type="float">
            <text:p>28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3206" calcext:value-type="float">
            <text:p>53206</text:p>
          </table:table-cell>
          <table:table-cell office:value-type="float" office:value="14208" calcext:value-type="float">
            <text:p>14208</text:p>
          </table:table-cell>
          <table:table-cell office:value-type="float" office:value="13812" calcext:value-type="float">
            <text:p>13812</text:p>
          </table:table-cell>
          <table:table-cell office:value-type="float" office:value="1984" calcext:value-type="float">
            <text:p>1984</text:p>
          </table:table-cell>
          <table:table-cell office:value-type="float" office:value="1859" calcext:value-type="float">
            <text:p>1859</text:p>
          </table:table-cell>
          <table:table-cell office:value-type="float" office:value="23616" calcext:value-type="float">
            <text:p>23616</text:p>
          </table:table-cell>
          <table:table-cell office:value-type="float" office:value="9984" calcext:value-type="float">
            <text:p>9984</text:p>
          </table:table-cell>
          <table:table-cell office:value-type="float" office:value="207923" calcext:value-type="float">
            <text:p>20792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2608" calcext:value-type="float">
            <text:p>6260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4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heet4" table:style-name="ta1">
        <table:shapes>
          <draw:frame draw:z-index="0" draw:style-name="gr1" draw:text-style-name="P1" svg:width="13.2224in" svg:height="6.6614in" svg:x="2.4709in" svg:y="0.272in">
            <draw:object draw:notify-on-update-of-ranges="Sheet4.A1:Sheet4.A1 Sheet4.A2:Sheet4.A200 Sheet4.B1:Sheet4.B1 Sheet4.B2:Sheet4.B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s mit</text:p>
          </table:table-cell>
          <table:table-cell office:value-type="string" calcext:value-type="string">
            <text:p>rss ohne </text:p>
          </table:table-cell>
        </table:table-row>
        <table:table-row table:style-name="ro1">
          <table:table-cell table:formula="of:=[$'mit-autotrim'.R2]" office:value-type="float" office:value="308120" calcext:value-type="float">
            <text:p>308120</text:p>
          </table:table-cell>
          <table:table-cell table:formula="of:=[$'ohne-autotrim'.R2]" office:value-type="float" office:value="307644" calcext:value-type="float">
            <text:p>307644</text:p>
          </table:table-cell>
        </table:table-row>
        <table:table-row table:style-name="ro1">
          <table:table-cell table:formula="of:=[$'mit-autotrim'.R3]" office:value-type="float" office:value="474208" calcext:value-type="float">
            <text:p>474208</text:p>
          </table:table-cell>
          <table:table-cell table:formula="of:=[$'ohne-autotrim'.R3]" office:value-type="float" office:value="485980" calcext:value-type="float">
            <text:p>485980</text:p>
          </table:table-cell>
        </table:table-row>
        <table:table-row table:style-name="ro1">
          <table:table-cell table:formula="of:=[$'mit-autotrim'.R4]" office:value-type="float" office:value="641120" calcext:value-type="float">
            <text:p>641120</text:p>
          </table:table-cell>
          <table:table-cell table:formula="of:=[$'ohne-autotrim'.R4]" office:value-type="float" office:value="657472" calcext:value-type="float">
            <text:p>657472</text:p>
          </table:table-cell>
        </table:table-row>
        <table:table-row table:style-name="ro1">
          <table:table-cell table:formula="of:=[$'mit-autotrim'.R5]" office:value-type="float" office:value="660644" calcext:value-type="float">
            <text:p>660644</text:p>
          </table:table-cell>
          <table:table-cell table:formula="of:=[$'ohne-autotrim'.R5]" office:value-type="float" office:value="678296" calcext:value-type="float">
            <text:p>678296</text:p>
          </table:table-cell>
        </table:table-row>
        <table:table-row table:style-name="ro1">
          <table:table-cell table:formula="of:=[$'mit-autotrim'.R6]" office:value-type="float" office:value="734184" calcext:value-type="float">
            <text:p>734184</text:p>
          </table:table-cell>
          <table:table-cell table:formula="of:=[$'ohne-autotrim'.R6]" office:value-type="float" office:value="755824" calcext:value-type="float">
            <text:p>755824</text:p>
          </table:table-cell>
        </table:table-row>
        <table:table-row table:style-name="ro1">
          <table:table-cell table:formula="of:=[$'mit-autotrim'.R7]" office:value-type="float" office:value="779196" calcext:value-type="float">
            <text:p>779196</text:p>
          </table:table-cell>
          <table:table-cell table:formula="of:=[$'ohne-autotrim'.R7]" office:value-type="float" office:value="794032" calcext:value-type="float">
            <text:p>794032</text:p>
          </table:table-cell>
        </table:table-row>
        <table:table-row table:style-name="ro1">
          <table:table-cell table:formula="of:=[$'mit-autotrim'.R8]" office:value-type="float" office:value="786372" calcext:value-type="float">
            <text:p>786372</text:p>
          </table:table-cell>
          <table:table-cell table:formula="of:=[$'ohne-autotrim'.R8]" office:value-type="float" office:value="804108" calcext:value-type="float">
            <text:p>804108</text:p>
          </table:table-cell>
        </table:table-row>
        <table:table-row table:style-name="ro1">
          <table:table-cell table:formula="of:=[$'mit-autotrim'.R9]" office:value-type="float" office:value="799560" calcext:value-type="float">
            <text:p>799560</text:p>
          </table:table-cell>
          <table:table-cell table:formula="of:=[$'ohne-autotrim'.R9]" office:value-type="float" office:value="806224" calcext:value-type="float">
            <text:p>806224</text:p>
          </table:table-cell>
        </table:table-row>
        <table:table-row table:style-name="ro1">
          <table:table-cell table:formula="of:=[$'mit-autotrim'.R10]" office:value-type="float" office:value="825660" calcext:value-type="float">
            <text:p>825660</text:p>
          </table:table-cell>
          <table:table-cell table:formula="of:=[$'ohne-autotrim'.R10]" office:value-type="float" office:value="832848" calcext:value-type="float">
            <text:p>832848</text:p>
          </table:table-cell>
        </table:table-row>
        <table:table-row table:style-name="ro1">
          <table:table-cell table:formula="of:=[$'mit-autotrim'.R11]" office:value-type="float" office:value="855464" calcext:value-type="float">
            <text:p>855464</text:p>
          </table:table-cell>
          <table:table-cell table:formula="of:=[$'ohne-autotrim'.R11]" office:value-type="float" office:value="852068" calcext:value-type="float">
            <text:p>852068</text:p>
          </table:table-cell>
        </table:table-row>
        <table:table-row table:style-name="ro1">
          <table:table-cell table:formula="of:=[$'mit-autotrim'.R12]" office:value-type="float" office:value="624204" calcext:value-type="float">
            <text:p>624204</text:p>
          </table:table-cell>
          <table:table-cell table:formula="of:=[$'ohne-autotrim'.R12]" office:value-type="float" office:value="853148" calcext:value-type="float">
            <text:p>853148</text:p>
          </table:table-cell>
        </table:table-row>
        <table:table-row table:style-name="ro1">
          <table:table-cell table:formula="of:=[$'mit-autotrim'.R13]" office:value-type="float" office:value="704408" calcext:value-type="float">
            <text:p>704408</text:p>
          </table:table-cell>
          <table:table-cell table:formula="of:=[$'ohne-autotrim'.R13]" office:value-type="float" office:value="870252" calcext:value-type="float">
            <text:p>870252</text:p>
          </table:table-cell>
        </table:table-row>
        <table:table-row table:style-name="ro1">
          <table:table-cell table:formula="of:=[$'mit-autotrim'.R14]" office:value-type="float" office:value="731864" calcext:value-type="float">
            <text:p>731864</text:p>
          </table:table-cell>
          <table:table-cell table:formula="of:=[$'ohne-autotrim'.R14]" office:value-type="float" office:value="870252" calcext:value-type="float">
            <text:p>870252</text:p>
          </table:table-cell>
        </table:table-row>
        <table:table-row table:style-name="ro1">
          <table:table-cell table:formula="of:=[$'mit-autotrim'.R15]" office:value-type="float" office:value="788096" calcext:value-type="float">
            <text:p>788096</text:p>
          </table:table-cell>
          <table:table-cell table:formula="of:=[$'ohne-autotrim'.R15]" office:value-type="float" office:value="870928" calcext:value-type="float">
            <text:p>870928</text:p>
          </table:table-cell>
        </table:table-row>
        <table:table-row table:style-name="ro1">
          <table:table-cell table:formula="of:=[$'mit-autotrim'.R16]" office:value-type="float" office:value="788096" calcext:value-type="float">
            <text:p>788096</text:p>
          </table:table-cell>
          <table:table-cell table:formula="of:=[$'ohne-autotrim'.R16]" office:value-type="float" office:value="873292" calcext:value-type="float">
            <text:p>873292</text:p>
          </table:table-cell>
        </table:table-row>
        <table:table-row table:style-name="ro1">
          <table:table-cell table:formula="of:=[$'mit-autotrim'.R17]" office:value-type="float" office:value="792524" calcext:value-type="float">
            <text:p>792524</text:p>
          </table:table-cell>
          <table:table-cell table:formula="of:=[$'ohne-autotrim'.R17]" office:value-type="float" office:value="873552" calcext:value-type="float">
            <text:p>873552</text:p>
          </table:table-cell>
        </table:table-row>
        <table:table-row table:style-name="ro1">
          <table:table-cell table:formula="of:=[$'mit-autotrim'.R18]" office:value-type="float" office:value="793316" calcext:value-type="float">
            <text:p>793316</text:p>
          </table:table-cell>
          <table:table-cell table:formula="of:=[$'ohne-autotrim'.R18]" office:value-type="float" office:value="903592" calcext:value-type="float">
            <text:p>903592</text:p>
          </table:table-cell>
        </table:table-row>
        <table:table-row table:style-name="ro1">
          <table:table-cell table:formula="of:=[$'mit-autotrim'.R19]" office:value-type="float" office:value="793576" calcext:value-type="float">
            <text:p>793576</text:p>
          </table:table-cell>
          <table:table-cell table:formula="of:=[$'ohne-autotrim'.R19]" office:value-type="float" office:value="905084" calcext:value-type="float">
            <text:p>905084</text:p>
          </table:table-cell>
        </table:table-row>
        <table:table-row table:style-name="ro1">
          <table:table-cell table:formula="of:=[$'mit-autotrim'.R20]" office:value-type="float" office:value="807260" calcext:value-type="float">
            <text:p>807260</text:p>
          </table:table-cell>
          <table:table-cell table:formula="of:=[$'ohne-autotrim'.R20]" office:value-type="float" office:value="905352" calcext:value-type="float">
            <text:p>905352</text:p>
          </table:table-cell>
        </table:table-row>
        <table:table-row table:style-name="ro1">
          <table:table-cell table:formula="of:=[$'mit-autotrim'.R21]" office:value-type="float" office:value="808624" calcext:value-type="float">
            <text:p>808624</text:p>
          </table:table-cell>
          <table:table-cell table:formula="of:=[$'ohne-autotrim'.R21]" office:value-type="float" office:value="905876" calcext:value-type="float">
            <text:p>905876</text:p>
          </table:table-cell>
        </table:table-row>
        <table:table-row table:style-name="ro1">
          <table:table-cell table:formula="of:=[$'mit-autotrim'.R22]" office:value-type="float" office:value="650856" calcext:value-type="float">
            <text:p>650856</text:p>
          </table:table-cell>
          <table:table-cell table:formula="of:=[$'ohne-autotrim'.R22]" office:value-type="float" office:value="905876" calcext:value-type="float">
            <text:p>905876</text:p>
          </table:table-cell>
        </table:table-row>
        <table:table-row table:style-name="ro1">
          <table:table-cell table:formula="of:=[$'mit-autotrim'.R23]" office:value-type="float" office:value="791472" calcext:value-type="float">
            <text:p>791472</text:p>
          </table:table-cell>
          <table:table-cell table:formula="of:=[$'ohne-autotrim'.R23]" office:value-type="float" office:value="938808" calcext:value-type="float">
            <text:p>938808</text:p>
          </table:table-cell>
        </table:table-row>
        <table:table-row table:style-name="ro1">
          <table:table-cell table:formula="of:=[$'mit-autotrim'.R24]" office:value-type="float" office:value="791472" calcext:value-type="float">
            <text:p>791472</text:p>
          </table:table-cell>
          <table:table-cell table:formula="of:=[$'ohne-autotrim'.R24]" office:value-type="float" office:value="946988" calcext:value-type="float">
            <text:p>946988</text:p>
          </table:table-cell>
        </table:table-row>
        <table:table-row table:style-name="ro1">
          <table:table-cell table:formula="of:=[$'mit-autotrim'.R25]" office:value-type="float" office:value="794420" calcext:value-type="float">
            <text:p>794420</text:p>
          </table:table-cell>
          <table:table-cell table:formula="of:=[$'ohne-autotrim'.R25]" office:value-type="float" office:value="979412" calcext:value-type="float">
            <text:p>979412</text:p>
          </table:table-cell>
        </table:table-row>
        <table:table-row table:style-name="ro1">
          <table:table-cell table:formula="of:=[$'mit-autotrim'.R26]" office:value-type="float" office:value="810496" calcext:value-type="float">
            <text:p>810496</text:p>
          </table:table-cell>
          <table:table-cell table:formula="of:=[$'ohne-autotrim'.R26]" office:value-type="float" office:value="979676" calcext:value-type="float">
            <text:p>979676</text:p>
          </table:table-cell>
        </table:table-row>
        <table:table-row table:style-name="ro1">
          <table:table-cell table:formula="of:=[$'mit-autotrim'.R27]" office:value-type="float" office:value="821836" calcext:value-type="float">
            <text:p>821836</text:p>
          </table:table-cell>
          <table:table-cell table:formula="of:=[$'ohne-autotrim'.R27]" office:value-type="float" office:value="980660" calcext:value-type="float">
            <text:p>980660</text:p>
          </table:table-cell>
        </table:table-row>
        <table:table-row table:style-name="ro1">
          <table:table-cell table:formula="of:=[$'mit-autotrim'.R28]" office:value-type="float" office:value="874300" calcext:value-type="float">
            <text:p>874300</text:p>
          </table:table-cell>
          <table:table-cell table:formula="of:=[$'ohne-autotrim'.R28]" office:value-type="float" office:value="980660" calcext:value-type="float">
            <text:p>980660</text:p>
          </table:table-cell>
        </table:table-row>
        <table:table-row table:style-name="ro1">
          <table:table-cell table:formula="of:=[$'mit-autotrim'.R29]" office:value-type="float" office:value="874300" calcext:value-type="float">
            <text:p>874300</text:p>
          </table:table-cell>
          <table:table-cell table:formula="of:=[$'ohne-autotrim'.R29]" office:value-type="float" office:value="980660" calcext:value-type="float">
            <text:p>980660</text:p>
          </table:table-cell>
        </table:table-row>
        <table:table-row table:style-name="ro1">
          <table:table-cell table:formula="of:=[$'mit-autotrim'.R30]" office:value-type="float" office:value="876168" calcext:value-type="float">
            <text:p>876168</text:p>
          </table:table-cell>
          <table:table-cell table:formula="of:=[$'ohne-autotrim'.R30]" office:value-type="float" office:value="981184" calcext:value-type="float">
            <text:p>981184</text:p>
          </table:table-cell>
        </table:table-row>
        <table:table-row table:style-name="ro1">
          <table:table-cell table:formula="of:=[$'mit-autotrim'.R31]" office:value-type="float" office:value="876168" calcext:value-type="float">
            <text:p>876168</text:p>
          </table:table-cell>
          <table:table-cell table:formula="of:=[$'ohne-autotrim'.R31]" office:value-type="float" office:value="983972" calcext:value-type="float">
            <text:p>983972</text:p>
          </table:table-cell>
        </table:table-row>
        <table:table-row table:style-name="ro1">
          <table:table-cell table:formula="of:=[$'mit-autotrim'.R32]" office:value-type="float" office:value="795436" calcext:value-type="float">
            <text:p>795436</text:p>
          </table:table-cell>
          <table:table-cell table:formula="of:=[$'ohne-autotrim'.R32]" office:value-type="float" office:value="986340" calcext:value-type="float">
            <text:p>986340</text:p>
          </table:table-cell>
        </table:table-row>
        <table:table-row table:style-name="ro1">
          <table:table-cell table:formula="of:=[$'mit-autotrim'.R33]" office:value-type="float" office:value="803580" calcext:value-type="float">
            <text:p>803580</text:p>
          </table:table-cell>
          <table:table-cell table:formula="of:=[$'ohne-autotrim'.R33]" office:value-type="float" office:value="993700" calcext:value-type="float">
            <text:p>993700</text:p>
          </table:table-cell>
        </table:table-row>
        <table:table-row table:style-name="ro1">
          <table:table-cell table:formula="of:=[$'mit-autotrim'.R34]" office:value-type="float" office:value="839780" calcext:value-type="float">
            <text:p>839780</text:p>
          </table:table-cell>
          <table:table-cell table:formula="of:=[$'ohne-autotrim'.R34]" office:value-type="float" office:value="993700" calcext:value-type="float">
            <text:p>993700</text:p>
          </table:table-cell>
        </table:table-row>
        <table:table-row table:style-name="ro1">
          <table:table-cell table:formula="of:=[$'mit-autotrim'.R35]" office:value-type="float" office:value="861368" calcext:value-type="float">
            <text:p>861368</text:p>
          </table:table-cell>
          <table:table-cell table:formula="of:=[$'ohne-autotrim'.R35]" office:value-type="float" office:value="994956" calcext:value-type="float">
            <text:p>994956</text:p>
          </table:table-cell>
        </table:table-row>
        <table:table-row table:style-name="ro1">
          <table:table-cell table:formula="of:=[$'mit-autotrim'.R36]" office:value-type="float" office:value="861368" calcext:value-type="float">
            <text:p>861368</text:p>
          </table:table-cell>
          <table:table-cell table:formula="of:=[$'ohne-autotrim'.R36]" office:value-type="float" office:value="994956" calcext:value-type="float">
            <text:p>994956</text:p>
          </table:table-cell>
        </table:table-row>
        <table:table-row table:style-name="ro1">
          <table:table-cell table:formula="of:=[$'mit-autotrim'.R37]" office:value-type="float" office:value="862152" calcext:value-type="float">
            <text:p>862152</text:p>
          </table:table-cell>
          <table:table-cell table:formula="of:=[$'ohne-autotrim'.R37]" office:value-type="float" office:value="994956" calcext:value-type="float">
            <text:p>994956</text:p>
          </table:table-cell>
        </table:table-row>
        <table:table-row table:style-name="ro1">
          <table:table-cell table:formula="of:=[$'mit-autotrim'.R38]" office:value-type="float" office:value="863804" calcext:value-type="float">
            <text:p>863804</text:p>
          </table:table-cell>
          <table:table-cell table:formula="of:=[$'ohne-autotrim'.R38]" office:value-type="float" office:value="994956" calcext:value-type="float">
            <text:p>994956</text:p>
          </table:table-cell>
        </table:table-row>
        <table:table-row table:style-name="ro1">
          <table:table-cell table:formula="of:=[$'mit-autotrim'.R39]" office:value-type="float" office:value="867508" calcext:value-type="float">
            <text:p>867508</text:p>
          </table:table-cell>
          <table:table-cell table:formula="of:=[$'ohne-autotrim'.R39]" office:value-type="float" office:value="997544" calcext:value-type="float">
            <text:p>997544</text:p>
          </table:table-cell>
        </table:table-row>
        <table:table-row table:style-name="ro1">
          <table:table-cell table:formula="of:=[$'mit-autotrim'.R40]" office:value-type="float" office:value="867508" calcext:value-type="float">
            <text:p>867508</text:p>
          </table:table-cell>
          <table:table-cell table:formula="of:=[$'ohne-autotrim'.R40]" office:value-type="float" office:value="997804" calcext:value-type="float">
            <text:p>997804</text:p>
          </table:table-cell>
        </table:table-row>
        <table:table-row table:style-name="ro1">
          <table:table-cell table:formula="of:=[$'mit-autotrim'.R41]" office:value-type="float" office:value="873300" calcext:value-type="float">
            <text:p>873300</text:p>
          </table:table-cell>
          <table:table-cell table:formula="of:=[$'ohne-autotrim'.R41]" office:value-type="float" office:value="1004636" calcext:value-type="float">
            <text:p>1004636</text:p>
          </table:table-cell>
        </table:table-row>
        <table:table-row table:style-name="ro1">
          <table:table-cell table:formula="of:=[$'mit-autotrim'.R42]" office:value-type="float" office:value="656872" calcext:value-type="float">
            <text:p>656872</text:p>
          </table:table-cell>
          <table:table-cell table:formula="of:=[$'ohne-autotrim'.R42]" office:value-type="float" office:value="1004636" calcext:value-type="float">
            <text:p>1004636</text:p>
          </table:table-cell>
        </table:table-row>
        <table:table-row table:style-name="ro1">
          <table:table-cell table:formula="of:=[$'mit-autotrim'.R43]" office:value-type="float" office:value="744832" calcext:value-type="float">
            <text:p>744832</text:p>
          </table:table-cell>
          <table:table-cell table:formula="of:=[$'ohne-autotrim'.R43]" office:value-type="float" office:value="1004916" calcext:value-type="float">
            <text:p>1004916</text:p>
          </table:table-cell>
        </table:table-row>
        <table:table-row table:style-name="ro1">
          <table:table-cell table:formula="of:=[$'mit-autotrim'.R44]" office:value-type="float" office:value="770704" calcext:value-type="float">
            <text:p>770704</text:p>
          </table:table-cell>
          <table:table-cell table:formula="of:=[$'ohne-autotrim'.R44]" office:value-type="float" office:value="1004916" calcext:value-type="float">
            <text:p>1004916</text:p>
          </table:table-cell>
        </table:table-row>
        <table:table-row table:style-name="ro1">
          <table:table-cell table:formula="of:=[$'mit-autotrim'.R45]" office:value-type="float" office:value="814264" calcext:value-type="float">
            <text:p>814264</text:p>
          </table:table-cell>
          <table:table-cell table:formula="of:=[$'ohne-autotrim'.R45]" office:value-type="float" office:value="1004916" calcext:value-type="float">
            <text:p>1004916</text:p>
          </table:table-cell>
        </table:table-row>
        <table:table-row table:style-name="ro1">
          <table:table-cell table:formula="of:=[$'mit-autotrim'.R46]" office:value-type="float" office:value="814264" calcext:value-type="float">
            <text:p>814264</text:p>
          </table:table-cell>
          <table:table-cell table:formula="of:=[$'ohne-autotrim'.R46]" office:value-type="float" office:value="1005176" calcext:value-type="float">
            <text:p>1005176</text:p>
          </table:table-cell>
        </table:table-row>
        <table:table-row table:style-name="ro1">
          <table:table-cell table:formula="of:=[$'mit-autotrim'.R47]" office:value-type="float" office:value="816940" calcext:value-type="float">
            <text:p>816940</text:p>
          </table:table-cell>
          <table:table-cell table:formula="of:=[$'ohne-autotrim'.R47]" office:value-type="float" office:value="1005644" calcext:value-type="float">
            <text:p>1005644</text:p>
          </table:table-cell>
        </table:table-row>
        <table:table-row table:style-name="ro1">
          <table:table-cell table:formula="of:=[$'mit-autotrim'.R48]" office:value-type="float" office:value="818776" calcext:value-type="float">
            <text:p>818776</text:p>
          </table:table-cell>
          <table:table-cell table:formula="of:=[$'ohne-autotrim'.R48]" office:value-type="float" office:value="1005644" calcext:value-type="float">
            <text:p>1005644</text:p>
          </table:table-cell>
        </table:table-row>
        <table:table-row table:style-name="ro1">
          <table:table-cell table:formula="of:=[$'mit-autotrim'.R49]" office:value-type="float" office:value="822968" calcext:value-type="float">
            <text:p>822968</text:p>
          </table:table-cell>
          <table:table-cell table:formula="of:=[$'ohne-autotrim'.R49]" office:value-type="float" office:value="1005644" calcext:value-type="float">
            <text:p>1005644</text:p>
          </table:table-cell>
        </table:table-row>
        <table:table-row table:style-name="ro1">
          <table:table-cell table:formula="of:=[$'mit-autotrim'.R50]" office:value-type="float" office:value="845100" calcext:value-type="float">
            <text:p>845100</text:p>
          </table:table-cell>
          <table:table-cell table:formula="of:=[$'ohne-autotrim'.R50]" office:value-type="float" office:value="1005644" calcext:value-type="float">
            <text:p>1005644</text:p>
          </table:table-cell>
        </table:table-row>
        <table:table-row table:style-name="ro1">
          <table:table-cell table:formula="of:=[$'mit-autotrim'.R51]" office:value-type="float" office:value="846684" calcext:value-type="float">
            <text:p>846684</text:p>
          </table:table-cell>
          <table:table-cell table:formula="of:=[$'ohne-autotrim'.R51]" office:value-type="float" office:value="1010112" calcext:value-type="float">
            <text:p>1010112</text:p>
          </table:table-cell>
        </table:table-row>
        <table:table-row table:style-name="ro1">
          <table:table-cell table:formula="of:=[$'mit-autotrim'.R52]" office:value-type="float" office:value="688652" calcext:value-type="float">
            <text:p>688652</text:p>
          </table:table-cell>
          <table:table-cell table:formula="of:=[$'ohne-autotrim'.R52]" office:value-type="float" office:value="1012212" calcext:value-type="float">
            <text:p>1012212</text:p>
          </table:table-cell>
        </table:table-row>
        <table:table-row table:style-name="ro1">
          <table:table-cell table:formula="of:=[$'mit-autotrim'.R53]" office:value-type="float" office:value="796020" calcext:value-type="float">
            <text:p>796020</text:p>
          </table:table-cell>
          <table:table-cell table:formula="of:=[$'ohne-autotrim'.R53]" office:value-type="float" office:value="1012212" calcext:value-type="float">
            <text:p>1012212</text:p>
          </table:table-cell>
        </table:table-row>
        <table:table-row table:style-name="ro1">
          <table:table-cell table:formula="of:=[$'mit-autotrim'.R54]" office:value-type="float" office:value="811068" calcext:value-type="float">
            <text:p>811068</text:p>
          </table:table-cell>
          <table:table-cell table:formula="of:=[$'ohne-autotrim'.R54]" office:value-type="float" office:value="1012212" calcext:value-type="float">
            <text:p>1012212</text:p>
          </table:table-cell>
        </table:table-row>
        <table:table-row table:style-name="ro1">
          <table:table-cell table:formula="of:=[$'mit-autotrim'.R55]" office:value-type="float" office:value="873808" calcext:value-type="float">
            <text:p>873808</text:p>
          </table:table-cell>
          <table:table-cell table:formula="of:=[$'ohne-autotrim'.R55]" office:value-type="float" office:value="1012216" calcext:value-type="float">
            <text:p>1012216</text:p>
          </table:table-cell>
        </table:table-row>
        <table:table-row table:style-name="ro1">
          <table:table-cell table:formula="of:=[$'mit-autotrim'.R56]" office:value-type="float" office:value="874980" calcext:value-type="float">
            <text:p>874980</text:p>
          </table:table-cell>
          <table:table-cell table:formula="of:=[$'ohne-autotrim'.R56]" office:value-type="float" office:value="1015236" calcext:value-type="float">
            <text:p>1015236</text:p>
          </table:table-cell>
        </table:table-row>
        <table:table-row table:style-name="ro1">
          <table:table-cell table:formula="of:=[$'mit-autotrim'.R57]" office:value-type="float" office:value="876556" calcext:value-type="float">
            <text:p>876556</text:p>
          </table:table-cell>
          <table:table-cell table:formula="of:=[$'ohne-autotrim'.R57]" office:value-type="float" office:value="1015236" calcext:value-type="float">
            <text:p>1015236</text:p>
          </table:table-cell>
        </table:table-row>
        <table:table-row table:style-name="ro1">
          <table:table-cell table:formula="of:=[$'mit-autotrim'.R58]" office:value-type="float" office:value="877604" calcext:value-type="float">
            <text:p>877604</text:p>
          </table:table-cell>
          <table:table-cell table:formula="of:=[$'ohne-autotrim'.R58]" office:value-type="float" office:value="1015236" calcext:value-type="float">
            <text:p>1015236</text:p>
          </table:table-cell>
        </table:table-row>
        <table:table-row table:style-name="ro1">
          <table:table-cell table:formula="of:=[$'mit-autotrim'.R59]" office:value-type="float" office:value="877604" calcext:value-type="float">
            <text:p>877604</text:p>
          </table:table-cell>
          <table:table-cell table:formula="of:=[$'ohne-autotrim'.R59]" office:value-type="float" office:value="1015400" calcext:value-type="float">
            <text:p>1015400</text:p>
          </table:table-cell>
        </table:table-row>
        <table:table-row table:style-name="ro1">
          <table:table-cell table:formula="of:=[$'mit-autotrim'.R60]" office:value-type="float" office:value="879104" calcext:value-type="float">
            <text:p>879104</text:p>
          </table:table-cell>
          <table:table-cell table:formula="of:=[$'ohne-autotrim'.R60]" office:value-type="float" office:value="1015664" calcext:value-type="float">
            <text:p>1015664</text:p>
          </table:table-cell>
        </table:table-row>
        <table:table-row table:style-name="ro1">
          <table:table-cell table:formula="of:=[$'mit-autotrim'.R61]" office:value-type="float" office:value="879104" calcext:value-type="float">
            <text:p>879104</text:p>
          </table:table-cell>
          <table:table-cell table:formula="of:=[$'ohne-autotrim'.R61]" office:value-type="float" office:value="1015664" calcext:value-type="float">
            <text:p>1015664</text:p>
          </table:table-cell>
        </table:table-row>
        <table:table-row table:style-name="ro1">
          <table:table-cell table:formula="of:=[$'mit-autotrim'.R62]" office:value-type="float" office:value="774192" calcext:value-type="float">
            <text:p>774192</text:p>
          </table:table-cell>
          <table:table-cell table:formula="of:=[$'ohne-autotrim'.R62]" office:value-type="float" office:value="1015664" calcext:value-type="float">
            <text:p>1015664</text:p>
          </table:table-cell>
        </table:table-row>
        <table:table-row table:style-name="ro1">
          <table:table-cell table:formula="of:=[$'mit-autotrim'.R63]" office:value-type="float" office:value="780188" calcext:value-type="float">
            <text:p>780188</text:p>
          </table:table-cell>
          <table:table-cell table:formula="of:=[$'ohne-autotrim'.R63]" office:value-type="float" office:value="1015664" calcext:value-type="float">
            <text:p>1015664</text:p>
          </table:table-cell>
        </table:table-row>
        <table:table-row table:style-name="ro1">
          <table:table-cell table:formula="of:=[$'mit-autotrim'.R64]" office:value-type="float" office:value="814020" calcext:value-type="float">
            <text:p>814020</text:p>
          </table:table-cell>
          <table:table-cell table:formula="of:=[$'ohne-autotrim'.R64]" office:value-type="float" office:value="1016472" calcext:value-type="float">
            <text:p>1016472</text:p>
          </table:table-cell>
        </table:table-row>
        <table:table-row table:style-name="ro1">
          <table:table-cell table:formula="of:=[$'mit-autotrim'.R65]" office:value-type="float" office:value="831592" calcext:value-type="float">
            <text:p>831592</text:p>
          </table:table-cell>
          <table:table-cell table:formula="of:=[$'ohne-autotrim'.R65]" office:value-type="float" office:value="1018836" calcext:value-type="float">
            <text:p>1018836</text:p>
          </table:table-cell>
        </table:table-row>
        <table:table-row table:style-name="ro1">
          <table:table-cell table:formula="of:=[$'mit-autotrim'.R66]" office:value-type="float" office:value="833436" calcext:value-type="float">
            <text:p>833436</text:p>
          </table:table-cell>
          <table:table-cell table:formula="of:=[$'ohne-autotrim'.R66]" office:value-type="float" office:value="1018836" calcext:value-type="float">
            <text:p>1018836</text:p>
          </table:table-cell>
        </table:table-row>
        <table:table-row table:style-name="ro1">
          <table:table-cell table:formula="of:=[$'mit-autotrim'.R67]" office:value-type="float" office:value="888836" calcext:value-type="float">
            <text:p>888836</text:p>
          </table:table-cell>
          <table:table-cell table:formula="of:=[$'ohne-autotrim'.R67]" office:value-type="float" office:value="1020124" calcext:value-type="float">
            <text:p>1020124</text:p>
          </table:table-cell>
        </table:table-row>
        <table:table-row table:style-name="ro1">
          <table:table-cell table:formula="of:=[$'mit-autotrim'.R68]" office:value-type="float" office:value="889072" calcext:value-type="float">
            <text:p>889072</text:p>
          </table:table-cell>
          <table:table-cell table:formula="of:=[$'ohne-autotrim'.R68]" office:value-type="float" office:value="1020400" calcext:value-type="float">
            <text:p>1020400</text:p>
          </table:table-cell>
        </table:table-row>
        <table:table-row table:style-name="ro1">
          <table:table-cell table:formula="of:=[$'mit-autotrim'.R69]" office:value-type="float" office:value="902984" calcext:value-type="float">
            <text:p>902984</text:p>
          </table:table-cell>
          <table:table-cell table:formula="of:=[$'ohne-autotrim'.R69]" office:value-type="float" office:value="1020924" calcext:value-type="float">
            <text:p>1020924</text:p>
          </table:table-cell>
        </table:table-row>
        <table:table-row table:style-name="ro1">
          <table:table-cell table:formula="of:=[$'mit-autotrim'.R70]" office:value-type="float" office:value="931556" calcext:value-type="float">
            <text:p>931556</text:p>
          </table:table-cell>
          <table:table-cell table:formula="of:=[$'ohne-autotrim'.R70]" office:value-type="float" office:value="1022040" calcext:value-type="float">
            <text:p>1022040</text:p>
          </table:table-cell>
        </table:table-row>
        <table:table-row table:style-name="ro1">
          <table:table-cell table:formula="of:=[$'mit-autotrim'.R71]" office:value-type="float" office:value="934456" calcext:value-type="float">
            <text:p>934456</text:p>
          </table:table-cell>
          <table:table-cell table:formula="of:=[$'ohne-autotrim'.R71]" office:value-type="float" office:value="1022040" calcext:value-type="float">
            <text:p>1022040</text:p>
          </table:table-cell>
        </table:table-row>
        <table:table-row table:style-name="ro1">
          <table:table-cell table:formula="of:=[$'mit-autotrim'.R72]" office:value-type="float" office:value="821136" calcext:value-type="float">
            <text:p>821136</text:p>
          </table:table-cell>
          <table:table-cell table:formula="of:=[$'ohne-autotrim'.R72]" office:value-type="float" office:value="1022180" calcext:value-type="float">
            <text:p>1022180</text:p>
          </table:table-cell>
        </table:table-row>
        <table:table-row table:style-name="ro1">
          <table:table-cell table:formula="of:=[$'mit-autotrim'.R73]" office:value-type="float" office:value="853832" calcext:value-type="float">
            <text:p>853832</text:p>
          </table:table-cell>
          <table:table-cell table:formula="of:=[$'ohne-autotrim'.R73]" office:value-type="float" office:value="1022180" calcext:value-type="float">
            <text:p>1022180</text:p>
          </table:table-cell>
        </table:table-row>
        <table:table-row table:style-name="ro1">
          <table:table-cell table:formula="of:=[$'mit-autotrim'.R74]" office:value-type="float" office:value="881232" calcext:value-type="float">
            <text:p>881232</text:p>
          </table:table-cell>
          <table:table-cell table:formula="of:=[$'ohne-autotrim'.R74]" office:value-type="float" office:value="1022180" calcext:value-type="float">
            <text:p>1022180</text:p>
          </table:table-cell>
        </table:table-row>
        <table:table-row table:style-name="ro1">
          <table:table-cell table:formula="of:=[$'mit-autotrim'.R75]" office:value-type="float" office:value="883272" calcext:value-type="float">
            <text:p>883272</text:p>
          </table:table-cell>
          <table:table-cell table:formula="of:=[$'ohne-autotrim'.R75]" office:value-type="float" office:value="1023060" calcext:value-type="float">
            <text:p>1023060</text:p>
          </table:table-cell>
        </table:table-row>
        <table:table-row table:style-name="ro1">
          <table:table-cell table:formula="of:=[$'mit-autotrim'.R76]" office:value-type="float" office:value="888000" calcext:value-type="float">
            <text:p>888000</text:p>
          </table:table-cell>
          <table:table-cell table:formula="of:=[$'ohne-autotrim'.R76]" office:value-type="float" office:value="1031736" calcext:value-type="float">
            <text:p>1031736</text:p>
          </table:table-cell>
        </table:table-row>
        <table:table-row table:style-name="ro1">
          <table:table-cell table:formula="of:=[$'mit-autotrim'.R77]" office:value-type="float" office:value="892324" calcext:value-type="float">
            <text:p>892324</text:p>
          </table:table-cell>
          <table:table-cell table:formula="of:=[$'ohne-autotrim'.R77]" office:value-type="float" office:value="1036488" calcext:value-type="float">
            <text:p>1036488</text:p>
          </table:table-cell>
        </table:table-row>
        <table:table-row table:style-name="ro1">
          <table:table-cell table:formula="of:=[$'mit-autotrim'.R78]" office:value-type="float" office:value="904428" calcext:value-type="float">
            <text:p>904428</text:p>
          </table:table-cell>
          <table:table-cell table:formula="of:=[$'ohne-autotrim'.R78]" office:value-type="float" office:value="1041504" calcext:value-type="float">
            <text:p>1041504</text:p>
          </table:table-cell>
        </table:table-row>
        <table:table-row table:style-name="ro1">
          <table:table-cell table:formula="of:=[$'mit-autotrim'.R79]" office:value-type="float" office:value="904428" calcext:value-type="float">
            <text:p>904428</text:p>
          </table:table-cell>
          <table:table-cell table:formula="of:=[$'ohne-autotrim'.R79]" office:value-type="float" office:value="1043852" calcext:value-type="float">
            <text:p>1043852</text:p>
          </table:table-cell>
        </table:table-row>
        <table:table-row table:style-name="ro1">
          <table:table-cell table:formula="of:=[$'mit-autotrim'.R80]" office:value-type="float" office:value="904952" calcext:value-type="float">
            <text:p>904952</text:p>
          </table:table-cell>
          <table:table-cell table:formula="of:=[$'ohne-autotrim'.R80]" office:value-type="float" office:value="1043852" calcext:value-type="float">
            <text:p>1043852</text:p>
          </table:table-cell>
        </table:table-row>
        <table:table-row table:style-name="ro1">
          <table:table-cell table:formula="of:=[$'mit-autotrim'.R81]" office:value-type="float" office:value="926744" calcext:value-type="float">
            <text:p>926744</text:p>
          </table:table-cell>
          <table:table-cell table:formula="of:=[$'ohne-autotrim'.R81]" office:value-type="float" office:value="1045168" calcext:value-type="float">
            <text:p>1045168</text:p>
          </table:table-cell>
        </table:table-row>
        <table:table-row table:style-name="ro1">
          <table:table-cell table:formula="of:=[$'mit-autotrim'.R82]" office:value-type="float" office:value="613756" calcext:value-type="float">
            <text:p>613756</text:p>
          </table:table-cell>
          <table:table-cell table:formula="of:=[$'ohne-autotrim'.R82]" office:value-type="float" office:value="1047016" calcext:value-type="float">
            <text:p>1047016</text:p>
          </table:table-cell>
        </table:table-row>
        <table:table-row table:style-name="ro1">
          <table:table-cell table:formula="of:=[$'mit-autotrim'.R83]" office:value-type="float" office:value="809908" calcext:value-type="float">
            <text:p>809908</text:p>
          </table:table-cell>
          <table:table-cell table:formula="of:=[$'ohne-autotrim'.R83]" office:value-type="float" office:value="1047040" calcext:value-type="float">
            <text:p>1047040</text:p>
          </table:table-cell>
        </table:table-row>
        <table:table-row table:style-name="ro1">
          <table:table-cell table:formula="of:=[$'mit-autotrim'.R84]" office:value-type="float" office:value="902044" calcext:value-type="float">
            <text:p>902044</text:p>
          </table:table-cell>
          <table:table-cell table:formula="of:=[$'ohne-autotrim'.R84]" office:value-type="float" office:value="1047256" calcext:value-type="float">
            <text:p>1047256</text:p>
          </table:table-cell>
        </table:table-row>
        <table:table-row table:style-name="ro1">
          <table:table-cell table:formula="of:=[$'mit-autotrim'.R85]" office:value-type="float" office:value="902044" calcext:value-type="float">
            <text:p>902044</text:p>
          </table:table-cell>
          <table:table-cell table:formula="of:=[$'ohne-autotrim'.R85]" office:value-type="float" office:value="1047256" calcext:value-type="float">
            <text:p>1047256</text:p>
          </table:table-cell>
        </table:table-row>
        <table:table-row table:style-name="ro1">
          <table:table-cell table:formula="of:=[$'mit-autotrim'.R86]" office:value-type="float" office:value="905136" calcext:value-type="float">
            <text:p>905136</text:p>
          </table:table-cell>
          <table:table-cell table:formula="of:=[$'ohne-autotrim'.R86]" office:value-type="float" office:value="1047256" calcext:value-type="float">
            <text:p>1047256</text:p>
          </table:table-cell>
        </table:table-row>
        <table:table-row table:style-name="ro1">
          <table:table-cell table:formula="of:=[$'mit-autotrim'.R87]" office:value-type="float" office:value="907768" calcext:value-type="float">
            <text:p>907768</text:p>
          </table:table-cell>
          <table:table-cell table:formula="of:=[$'ohne-autotrim'.R87]" office:value-type="float" office:value="1049628" calcext:value-type="float">
            <text:p>1049628</text:p>
          </table:table-cell>
        </table:table-row>
        <table:table-row table:style-name="ro1">
          <table:table-cell table:formula="of:=[$'mit-autotrim'.R88]" office:value-type="float" office:value="907768" calcext:value-type="float">
            <text:p>907768</text:p>
          </table:table-cell>
          <table:table-cell table:formula="of:=[$'ohne-autotrim'.R88]" office:value-type="float" office:value="1049696" calcext:value-type="float">
            <text:p>1049696</text:p>
          </table:table-cell>
        </table:table-row>
        <table:table-row table:style-name="ro1">
          <table:table-cell table:formula="of:=[$'mit-autotrim'.R89]" office:value-type="float" office:value="907768" calcext:value-type="float">
            <text:p>907768</text:p>
          </table:table-cell>
          <table:table-cell table:formula="of:=[$'ohne-autotrim'.R89]" office:value-type="float" office:value="1059452" calcext:value-type="float">
            <text:p>1059452</text:p>
          </table:table-cell>
        </table:table-row>
        <table:table-row table:style-name="ro1">
          <table:table-cell table:formula="of:=[$'mit-autotrim'.R90]" office:value-type="float" office:value="912608" calcext:value-type="float">
            <text:p>912608</text:p>
          </table:table-cell>
          <table:table-cell table:formula="of:=[$'ohne-autotrim'.R90]" office:value-type="float" office:value="1063408" calcext:value-type="float">
            <text:p>1063408</text:p>
          </table:table-cell>
        </table:table-row>
        <table:table-row table:style-name="ro1">
          <table:table-cell table:formula="of:=[$'mit-autotrim'.R91]" office:value-type="float" office:value="922108" calcext:value-type="float">
            <text:p>922108</text:p>
          </table:table-cell>
          <table:table-cell table:formula="of:=[$'ohne-autotrim'.R91]" office:value-type="float" office:value="1063744" calcext:value-type="float">
            <text:p>1063744</text:p>
          </table:table-cell>
        </table:table-row>
        <table:table-row table:style-name="ro1">
          <table:table-cell table:formula="of:=[$'mit-autotrim'.R92]" office:value-type="float" office:value="745652" calcext:value-type="float">
            <text:p>745652</text:p>
          </table:table-cell>
          <table:table-cell table:formula="of:=[$'ohne-autotrim'.R92]" office:value-type="float" office:value="1063940" calcext:value-type="float">
            <text:p>1063940</text:p>
          </table:table-cell>
        </table:table-row>
        <table:table-row table:style-name="ro1">
          <table:table-cell table:formula="of:=[$'mit-autotrim'.R93]" office:value-type="float" office:value="805052" calcext:value-type="float">
            <text:p>805052</text:p>
          </table:table-cell>
          <table:table-cell table:formula="of:=[$'ohne-autotrim'.R93]" office:value-type="float" office:value="1063940" calcext:value-type="float">
            <text:p>1063940</text:p>
          </table:table-cell>
        </table:table-row>
        <table:table-row table:style-name="ro1">
          <table:table-cell table:formula="of:=[$'mit-autotrim'.R94]" office:value-type="float" office:value="871788" calcext:value-type="float">
            <text:p>871788</text:p>
          </table:table-cell>
          <table:table-cell table:formula="of:=[$'ohne-autotrim'.R94]" office:value-type="float" office:value="1064196" calcext:value-type="float">
            <text:p>1064196</text:p>
          </table:table-cell>
        </table:table-row>
        <table:table-row table:style-name="ro1">
          <table:table-cell table:formula="of:=[$'mit-autotrim'.R95]" office:value-type="float" office:value="879236" calcext:value-type="float">
            <text:p>879236</text:p>
          </table:table-cell>
          <table:table-cell table:formula="of:=[$'ohne-autotrim'.R95]" office:value-type="float" office:value="1065576" calcext:value-type="float">
            <text:p>1065576</text:p>
          </table:table-cell>
        </table:table-row>
        <table:table-row table:style-name="ro1">
          <table:table-cell table:formula="of:=[$'mit-autotrim'.R96]" office:value-type="float" office:value="887652" calcext:value-type="float">
            <text:p>887652</text:p>
          </table:table-cell>
          <table:table-cell table:formula="of:=[$'ohne-autotrim'.R96]" office:value-type="float" office:value="1065576" calcext:value-type="float">
            <text:p>1065576</text:p>
          </table:table-cell>
        </table:table-row>
        <table:table-row table:style-name="ro1">
          <table:table-cell table:formula="of:=[$'mit-autotrim'.R97]" office:value-type="float" office:value="891084" calcext:value-type="float">
            <text:p>891084</text:p>
          </table:table-cell>
          <table:table-cell table:formula="of:=[$'ohne-autotrim'.R97]" office:value-type="float" office:value="1065576" calcext:value-type="float">
            <text:p>1065576</text:p>
          </table:table-cell>
        </table:table-row>
        <table:table-row table:style-name="ro1">
          <table:table-cell table:formula="of:=[$'mit-autotrim'.R98]" office:value-type="float" office:value="894792" calcext:value-type="float">
            <text:p>894792</text:p>
          </table:table-cell>
          <table:table-cell table:formula="of:=[$'ohne-autotrim'.R98]" office:value-type="float" office:value="1065576" calcext:value-type="float">
            <text:p>1065576</text:p>
          </table:table-cell>
        </table:table-row>
        <table:table-row table:style-name="ro1">
          <table:table-cell table:formula="of:=[$'mit-autotrim'.R99]" office:value-type="float" office:value="913476" calcext:value-type="float">
            <text:p>913476</text:p>
          </table:table-cell>
          <table:table-cell table:formula="of:=[$'ohne-autotrim'.R99]" office:value-type="float" office:value="1067040" calcext:value-type="float">
            <text:p>1067040</text:p>
          </table:table-cell>
        </table:table-row>
        <table:table-row table:style-name="ro1">
          <table:table-cell table:formula="of:=[$'mit-autotrim'.R100]" office:value-type="float" office:value="913616" calcext:value-type="float">
            <text:p>913616</text:p>
          </table:table-cell>
          <table:table-cell table:formula="of:=[$'ohne-autotrim'.R100]" office:value-type="float" office:value="1067040" calcext:value-type="float">
            <text:p>1067040</text:p>
          </table:table-cell>
        </table:table-row>
        <table:table-row table:style-name="ro1">
          <table:table-cell table:formula="of:=[$'mit-autotrim'.R101]" office:value-type="float" office:value="914668" calcext:value-type="float">
            <text:p>914668</text:p>
          </table:table-cell>
          <table:table-cell table:formula="of:=[$'ohne-autotrim'.R101]" office:value-type="float" office:value="1067040" calcext:value-type="float">
            <text:p>1067040</text:p>
          </table:table-cell>
        </table:table-row>
        <table:table-row table:style-name="ro1">
          <table:table-cell table:formula="of:=[$'mit-autotrim'.R102]" office:value-type="float" office:value="815796" calcext:value-type="float">
            <text:p>815796</text:p>
          </table:table-cell>
          <table:table-cell table:formula="of:=[$'ohne-autotrim'.R102]" office:value-type="float" office:value="1067040" calcext:value-type="float">
            <text:p>1067040</text:p>
          </table:table-cell>
        </table:table-row>
        <table:table-row table:style-name="ro1">
          <table:table-cell table:formula="of:=[$'mit-autotrim'.R103]" office:value-type="float" office:value="895852" calcext:value-type="float">
            <text:p>895852</text:p>
          </table:table-cell>
          <table:table-cell table:formula="of:=[$'ohne-autotrim'.R103]" office:value-type="float" office:value="1067044" calcext:value-type="float">
            <text:p>1067044</text:p>
          </table:table-cell>
        </table:table-row>
        <table:table-row table:style-name="ro1">
          <table:table-cell table:formula="of:=[$'mit-autotrim'.R104]" office:value-type="float" office:value="897420" calcext:value-type="float">
            <text:p>897420</text:p>
          </table:table-cell>
          <table:table-cell table:formula="of:=[$'ohne-autotrim'.R104]" office:value-type="float" office:value="1067044" calcext:value-type="float">
            <text:p>1067044</text:p>
          </table:table-cell>
        </table:table-row>
        <table:table-row table:style-name="ro1">
          <table:table-cell table:formula="of:=[$'mit-autotrim'.R105]" office:value-type="float" office:value="914284" calcext:value-type="float">
            <text:p>914284</text:p>
          </table:table-cell>
          <table:table-cell table:formula="of:=[$'ohne-autotrim'.R105]" office:value-type="float" office:value="1067044" calcext:value-type="float">
            <text:p>1067044</text:p>
          </table:table-cell>
        </table:table-row>
        <table:table-row table:style-name="ro1">
          <table:table-cell table:formula="of:=[$'mit-autotrim'.R106]" office:value-type="float" office:value="914284" calcext:value-type="float">
            <text:p>914284</text:p>
          </table:table-cell>
          <table:table-cell table:formula="of:=[$'ohne-autotrim'.R106]" office:value-type="float" office:value="1067044" calcext:value-type="float">
            <text:p>1067044</text:p>
          </table:table-cell>
        </table:table-row>
        <table:table-row table:style-name="ro1">
          <table:table-cell table:formula="of:=[$'mit-autotrim'.R107]" office:value-type="float" office:value="915068" calcext:value-type="float">
            <text:p>915068</text:p>
          </table:table-cell>
          <table:table-cell table:formula="of:=[$'ohne-autotrim'.R107]" office:value-type="float" office:value="1070144" calcext:value-type="float">
            <text:p>1070144</text:p>
          </table:table-cell>
        </table:table-row>
        <table:table-row table:style-name="ro1">
          <table:table-cell table:formula="of:=[$'mit-autotrim'.R108]" office:value-type="float" office:value="916296" calcext:value-type="float">
            <text:p>916296</text:p>
          </table:table-cell>
          <table:table-cell table:formula="of:=[$'ohne-autotrim'.R108]" office:value-type="float" office:value="1070284" calcext:value-type="float">
            <text:p>1070284</text:p>
          </table:table-cell>
        </table:table-row>
        <table:table-row table:style-name="ro1">
          <table:table-cell table:formula="of:=[$'mit-autotrim'.R109]" office:value-type="float" office:value="919452" calcext:value-type="float">
            <text:p>919452</text:p>
          </table:table-cell>
          <table:table-cell table:formula="of:=[$'ohne-autotrim'.R109]" office:value-type="float" office:value="1071864" calcext:value-type="float">
            <text:p>1071864</text:p>
          </table:table-cell>
        </table:table-row>
        <table:table-row table:style-name="ro1">
          <table:table-cell table:formula="of:=[$'mit-autotrim'.R110]" office:value-type="float" office:value="921028" calcext:value-type="float">
            <text:p>921028</text:p>
          </table:table-cell>
          <table:table-cell table:formula="of:=[$'ohne-autotrim'.R110]" office:value-type="float" office:value="1071864" calcext:value-type="float">
            <text:p>1071864</text:p>
          </table:table-cell>
        </table:table-row>
        <table:table-row table:style-name="ro1">
          <table:table-cell table:formula="of:=[$'mit-autotrim'.R111]" office:value-type="float" office:value="921028" calcext:value-type="float">
            <text:p>921028</text:p>
          </table:table-cell>
          <table:table-cell table:formula="of:=[$'ohne-autotrim'.R111]" office:value-type="float" office:value="1071912" calcext:value-type="float">
            <text:p>1071912</text:p>
          </table:table-cell>
        </table:table-row>
        <table:table-row table:style-name="ro1">
          <table:table-cell table:formula="of:=[$'mit-autotrim'.R112]" office:value-type="float" office:value="794168" calcext:value-type="float">
            <text:p>794168</text:p>
          </table:table-cell>
          <table:table-cell table:formula="of:=[$'ohne-autotrim'.R112]" office:value-type="float" office:value="1071912" calcext:value-type="float">
            <text:p>1071912</text:p>
          </table:table-cell>
        </table:table-row>
        <table:table-row table:style-name="ro1">
          <table:table-cell table:formula="of:=[$'mit-autotrim'.R113]" office:value-type="float" office:value="820304" calcext:value-type="float">
            <text:p>820304</text:p>
          </table:table-cell>
          <table:table-cell table:formula="of:=[$'ohne-autotrim'.R113]" office:value-type="float" office:value="1071912" calcext:value-type="float">
            <text:p>1071912</text:p>
          </table:table-cell>
        </table:table-row>
        <table:table-row table:style-name="ro1">
          <table:table-cell table:formula="of:=[$'mit-autotrim'.R114]" office:value-type="float" office:value="863072" calcext:value-type="float">
            <text:p>863072</text:p>
          </table:table-cell>
          <table:table-cell table:formula="of:=[$'ohne-autotrim'.R114]" office:value-type="float" office:value="1071912" calcext:value-type="float">
            <text:p>1071912</text:p>
          </table:table-cell>
        </table:table-row>
        <table:table-row table:style-name="ro1">
          <table:table-cell table:formula="of:=[$'mit-autotrim'.R115]" office:value-type="float" office:value="863336" calcext:value-type="float">
            <text:p>863336</text:p>
          </table:table-cell>
          <table:table-cell table:formula="of:=[$'ohne-autotrim'.R115]" office:value-type="float" office:value="1071912" calcext:value-type="float">
            <text:p>1071912</text:p>
          </table:table-cell>
        </table:table-row>
        <table:table-row table:style-name="ro1">
          <table:table-cell table:formula="of:=[$'mit-autotrim'.R116]" office:value-type="float" office:value="867868" calcext:value-type="float">
            <text:p>867868</text:p>
          </table:table-cell>
          <table:table-cell table:formula="of:=[$'ohne-autotrim'.R116]" office:value-type="float" office:value="1072176" calcext:value-type="float">
            <text:p>1072176</text:p>
          </table:table-cell>
        </table:table-row>
        <table:table-row table:style-name="ro1">
          <table:table-cell table:formula="of:=[$'mit-autotrim'.R117]" office:value-type="float" office:value="876292" calcext:value-type="float">
            <text:p>876292</text:p>
          </table:table-cell>
          <table:table-cell table:formula="of:=[$'ohne-autotrim'.R117]" office:value-type="float" office:value="1072176" calcext:value-type="float">
            <text:p>1072176</text:p>
          </table:table-cell>
        </table:table-row>
        <table:table-row table:style-name="ro1">
          <table:table-cell table:formula="of:=[$'mit-autotrim'.R118]" office:value-type="float" office:value="877604" calcext:value-type="float">
            <text:p>877604</text:p>
          </table:table-cell>
          <table:table-cell table:formula="of:=[$'ohne-autotrim'.R118]" office:value-type="float" office:value="1072176" calcext:value-type="float">
            <text:p>1072176</text:p>
          </table:table-cell>
        </table:table-row>
        <table:table-row table:style-name="ro1">
          <table:table-cell table:formula="of:=[$'mit-autotrim'.R119]" office:value-type="float" office:value="918468" calcext:value-type="float">
            <text:p>918468</text:p>
          </table:table-cell>
          <table:table-cell table:formula="of:=[$'ohne-autotrim'.R119]" office:value-type="float" office:value="1072176" calcext:value-type="float">
            <text:p>1072176</text:p>
          </table:table-cell>
        </table:table-row>
        <table:table-row table:style-name="ro1">
          <table:table-cell table:formula="of:=[$'mit-autotrim'.R120]" office:value-type="float" office:value="920460" calcext:value-type="float">
            <text:p>920460</text:p>
          </table:table-cell>
          <table:table-cell table:formula="of:=[$'ohne-autotrim'.R120]" office:value-type="float" office:value="1072176" calcext:value-type="float">
            <text:p>1072176</text:p>
          </table:table-cell>
        </table:table-row>
        <table:table-row table:style-name="ro1">
          <table:table-cell table:formula="of:=[$'mit-autotrim'.R121]" office:value-type="float" office:value="921724" calcext:value-type="float">
            <text:p>921724</text:p>
          </table:table-cell>
          <table:table-cell table:formula="of:=[$'ohne-autotrim'.R121]" office:value-type="float" office:value="1072176" calcext:value-type="float">
            <text:p>1072176</text:p>
          </table:table-cell>
        </table:table-row>
        <table:table-row table:style-name="ro1">
          <table:table-cell table:formula="of:=[$'mit-autotrim'.R122]" office:value-type="float" office:value="898172" calcext:value-type="float">
            <text:p>898172</text:p>
          </table:table-cell>
          <table:table-cell table:formula="of:=[$'ohne-autotrim'.R122]" office:value-type="float" office:value="1072960" calcext:value-type="float">
            <text:p>1072960</text:p>
          </table:table-cell>
        </table:table-row>
        <table:table-row table:style-name="ro1">
          <table:table-cell table:formula="of:=[$'mit-autotrim'.R123]" office:value-type="float" office:value="898172" calcext:value-type="float">
            <text:p>898172</text:p>
          </table:table-cell>
          <table:table-cell table:formula="of:=[$'ohne-autotrim'.R123]" office:value-type="float" office:value="1072960" calcext:value-type="float">
            <text:p>1072960</text:p>
          </table:table-cell>
        </table:table-row>
        <table:table-row table:style-name="ro1">
          <table:table-cell table:formula="of:=[$'mit-autotrim'.R124]" office:value-type="float" office:value="898964" calcext:value-type="float">
            <text:p>898964</text:p>
          </table:table-cell>
          <table:table-cell table:formula="of:=[$'ohne-autotrim'.R124]" office:value-type="float" office:value="1073400" calcext:value-type="float">
            <text:p>1073400</text:p>
          </table:table-cell>
        </table:table-row>
        <table:table-row table:style-name="ro1">
          <table:table-cell table:formula="of:=[$'mit-autotrim'.R125]" office:value-type="float" office:value="906808" calcext:value-type="float">
            <text:p>906808</text:p>
          </table:table-cell>
          <table:table-cell table:formula="of:=[$'ohne-autotrim'.R125]" office:value-type="float" office:value="1073400" calcext:value-type="float">
            <text:p>1073400</text:p>
          </table:table-cell>
        </table:table-row>
        <table:table-row table:style-name="ro1">
          <table:table-cell table:formula="of:=[$'mit-autotrim'.R126]" office:value-type="float" office:value="911796" calcext:value-type="float">
            <text:p>911796</text:p>
          </table:table-cell>
          <table:table-cell table:formula="of:=[$'ohne-autotrim'.R126]" office:value-type="float" office:value="1073400" calcext:value-type="float">
            <text:p>1073400</text:p>
          </table:table-cell>
        </table:table-row>
        <table:table-row table:style-name="ro1">
          <table:table-cell table:formula="of:=[$'mit-autotrim'.R127]" office:value-type="float" office:value="911796" calcext:value-type="float">
            <text:p>911796</text:p>
          </table:table-cell>
          <table:table-cell table:formula="of:=[$'ohne-autotrim'.R127]" office:value-type="float" office:value="1073400" calcext:value-type="float">
            <text:p>1073400</text:p>
          </table:table-cell>
        </table:table-row>
        <table:table-row table:style-name="ro1">
          <table:table-cell table:formula="of:=[$'mit-autotrim'.R128]" office:value-type="float" office:value="911796" calcext:value-type="float">
            <text:p>911796</text:p>
          </table:table-cell>
          <table:table-cell table:formula="of:=[$'ohne-autotrim'.R128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29]" office:value-type="float" office:value="913012" calcext:value-type="float">
            <text:p>913012</text:p>
          </table:table-cell>
          <table:table-cell table:formula="of:=[$'ohne-autotrim'.R129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0]" office:value-type="float" office:value="913536" calcext:value-type="float">
            <text:p>913536</text:p>
          </table:table-cell>
          <table:table-cell table:formula="of:=[$'ohne-autotrim'.R130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1]" office:value-type="float" office:value="913536" calcext:value-type="float">
            <text:p>913536</text:p>
          </table:table-cell>
          <table:table-cell table:formula="of:=[$'ohne-autotrim'.R131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2]" office:value-type="float" office:value="770368" calcext:value-type="float">
            <text:p>770368</text:p>
          </table:table-cell>
          <table:table-cell table:formula="of:=[$'ohne-autotrim'.R132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3]" office:value-type="float" office:value="887304" calcext:value-type="float">
            <text:p>887304</text:p>
          </table:table-cell>
          <table:table-cell table:formula="of:=[$'ohne-autotrim'.R133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4]" office:value-type="float" office:value="889336" calcext:value-type="float">
            <text:p>889336</text:p>
          </table:table-cell>
          <table:table-cell table:formula="of:=[$'ohne-autotrim'.R134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5]" office:value-type="float" office:value="889596" calcext:value-type="float">
            <text:p>889596</text:p>
          </table:table-cell>
          <table:table-cell table:formula="of:=[$'ohne-autotrim'.R135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6]" office:value-type="float" office:value="891176" calcext:value-type="float">
            <text:p>891176</text:p>
          </table:table-cell>
          <table:table-cell table:formula="of:=[$'ohne-autotrim'.R136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7]" office:value-type="float" office:value="891704" calcext:value-type="float">
            <text:p>891704</text:p>
          </table:table-cell>
          <table:table-cell table:formula="of:=[$'ohne-autotrim'.R137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8]" office:value-type="float" office:value="901692" calcext:value-type="float">
            <text:p>901692</text:p>
          </table:table-cell>
          <table:table-cell table:formula="of:=[$'ohne-autotrim'.R138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39]" office:value-type="float" office:value="904844" calcext:value-type="float">
            <text:p>904844</text:p>
          </table:table-cell>
          <table:table-cell table:formula="of:=[$'ohne-autotrim'.R139]" office:value-type="float" office:value="1076044" calcext:value-type="float">
            <text:p>1076044</text:p>
          </table:table-cell>
        </table:table-row>
        <table:table-row table:style-name="ro1">
          <table:table-cell table:formula="of:=[$'mit-autotrim'.R140]" office:value-type="float" office:value="904844" calcext:value-type="float">
            <text:p>904844</text:p>
          </table:table-cell>
          <table:table-cell table:formula="of:=[$'ohne-autotrim'.R140]" office:value-type="float" office:value="1076108" calcext:value-type="float">
            <text:p>1076108</text:p>
          </table:table-cell>
        </table:table-row>
        <table:table-row table:style-name="ro1">
          <table:table-cell table:formula="of:=[$'mit-autotrim'.R141]" office:value-type="float" office:value="905104" calcext:value-type="float">
            <text:p>905104</text:p>
          </table:table-cell>
          <table:table-cell table:formula="of:=[$'ohne-autotrim'.R141]" office:value-type="float" office:value="1076108" calcext:value-type="float">
            <text:p>1076108</text:p>
          </table:table-cell>
        </table:table-row>
        <table:table-row table:style-name="ro1">
          <table:table-cell table:formula="of:=[$'mit-autotrim'.R142]" office:value-type="float" office:value="810436" calcext:value-type="float">
            <text:p>810436</text:p>
          </table:table-cell>
          <table:table-cell table:formula="of:=[$'ohne-autotrim'.R142]" office:value-type="float" office:value="1076108" calcext:value-type="float">
            <text:p>1076108</text:p>
          </table:table-cell>
        </table:table-row>
        <table:table-row table:style-name="ro1">
          <table:table-cell table:formula="of:=[$'mit-autotrim'.R143]" office:value-type="float" office:value="840528" calcext:value-type="float">
            <text:p>840528</text:p>
          </table:table-cell>
          <table:table-cell table:formula="of:=[$'ohne-autotrim'.R143]" office:value-type="float" office:value="1076108" calcext:value-type="float">
            <text:p>1076108</text:p>
          </table:table-cell>
        </table:table-row>
        <table:table-row table:style-name="ro1">
          <table:table-cell table:formula="of:=[$'mit-autotrim'.R144]" office:value-type="float" office:value="910224" calcext:value-type="float">
            <text:p>910224</text:p>
          </table:table-cell>
          <table:table-cell table:formula="of:=[$'ohne-autotrim'.R144]" office:value-type="float" office:value="1076168" calcext:value-type="float">
            <text:p>1076168</text:p>
          </table:table-cell>
        </table:table-row>
        <table:table-row table:style-name="ro1">
          <table:table-cell table:formula="of:=[$'mit-autotrim'.R145]" office:value-type="float" office:value="910224" calcext:value-type="float">
            <text:p>910224</text:p>
          </table:table-cell>
          <table:table-cell table:formula="of:=[$'ohne-autotrim'.R145]" office:value-type="float" office:value="1076168" calcext:value-type="float">
            <text:p>1076168</text:p>
          </table:table-cell>
        </table:table-row>
        <table:table-row table:style-name="ro1">
          <table:table-cell table:formula="of:=[$'mit-autotrim'.R146]" office:value-type="float" office:value="913208" calcext:value-type="float">
            <text:p>913208</text:p>
          </table:table-cell>
          <table:table-cell table:formula="of:=[$'ohne-autotrim'.R146]" office:value-type="float" office:value="1079588" calcext:value-type="float">
            <text:p>1079588</text:p>
          </table:table-cell>
        </table:table-row>
        <table:table-row table:style-name="ro1">
          <table:table-cell table:formula="of:=[$'mit-autotrim'.R147]" office:value-type="float" office:value="913472" calcext:value-type="float">
            <text:p>913472</text:p>
          </table:table-cell>
          <table:table-cell table:formula="of:=[$'ohne-autotrim'.R147]" office:value-type="float" office:value="1079628" calcext:value-type="float">
            <text:p>1079628</text:p>
          </table:table-cell>
        </table:table-row>
        <table:table-row table:style-name="ro1">
          <table:table-cell table:formula="of:=[$'mit-autotrim'.R148]" office:value-type="float" office:value="913996" calcext:value-type="float">
            <text:p>913996</text:p>
          </table:table-cell>
          <table:table-cell table:formula="of:=[$'ohne-autotrim'.R148]" office:value-type="float" office:value="1080200" calcext:value-type="float">
            <text:p>1080200</text:p>
          </table:table-cell>
        </table:table-row>
        <table:table-row table:style-name="ro1">
          <table:table-cell table:formula="of:=[$'mit-autotrim'.R149]" office:value-type="float" office:value="913996" calcext:value-type="float">
            <text:p>913996</text:p>
          </table:table-cell>
          <table:table-cell table:formula="of:=[$'ohne-autotrim'.R149]" office:value-type="float" office:value="1080200" calcext:value-type="float">
            <text:p>1080200</text:p>
          </table:table-cell>
        </table:table-row>
        <table:table-row table:style-name="ro1">
          <table:table-cell table:formula="of:=[$'mit-autotrim'.R150]" office:value-type="float" office:value="914144" calcext:value-type="float">
            <text:p>914144</text:p>
          </table:table-cell>
          <table:table-cell table:formula="of:=[$'ohne-autotrim'.R150]" office:value-type="float" office:value="1080200" calcext:value-type="float">
            <text:p>1080200</text:p>
          </table:table-cell>
        </table:table-row>
        <table:table-row table:style-name="ro1">
          <table:table-cell table:formula="of:=[$'mit-autotrim'.R151]" office:value-type="float" office:value="921388" calcext:value-type="float">
            <text:p>921388</text:p>
          </table:table-cell>
          <table:table-cell table:formula="of:=[$'ohne-autotrim'.R151]" office:value-type="float" office:value="1080200" calcext:value-type="float">
            <text:p>1080200</text:p>
          </table:table-cell>
        </table:table-row>
        <table:table-row table:style-name="ro1">
          <table:table-cell table:formula="of:=[$'mit-autotrim'.R152]" office:value-type="float" office:value="798608" calcext:value-type="float">
            <text:p>798608</text:p>
          </table:table-cell>
          <table:table-cell table:formula="of:=[$'ohne-autotrim'.R152]" office:value-type="float" office:value="1080200" calcext:value-type="float">
            <text:p>1080200</text:p>
          </table:table-cell>
        </table:table-row>
        <table:table-row table:style-name="ro1">
          <table:table-cell table:formula="of:=[$'mit-autotrim'.R153]" office:value-type="float" office:value="852908" calcext:value-type="float">
            <text:p>852908</text:p>
          </table:table-cell>
          <table:table-cell table:formula="of:=[$'ohne-autotrim'.R153]" office:value-type="float" office:value="1080464" calcext:value-type="float">
            <text:p>1080464</text:p>
          </table:table-cell>
        </table:table-row>
        <table:table-row table:style-name="ro1">
          <table:table-cell table:formula="of:=[$'mit-autotrim'.R154]" office:value-type="float" office:value="853792" calcext:value-type="float">
            <text:p>853792</text:p>
          </table:table-cell>
          <table:table-cell table:formula="of:=[$'ohne-autotrim'.R154]" office:value-type="float" office:value="1082304" calcext:value-type="float">
            <text:p>1082304</text:p>
          </table:table-cell>
        </table:table-row>
        <table:table-row table:style-name="ro1">
          <table:table-cell table:formula="of:=[$'mit-autotrim'.R155]" office:value-type="float" office:value="901168" calcext:value-type="float">
            <text:p>901168</text:p>
          </table:table-cell>
          <table:table-cell table:formula="of:=[$'ohne-autotrim'.R155]" office:value-type="float" office:value="1082304" calcext:value-type="float">
            <text:p>1082304</text:p>
          </table:table-cell>
        </table:table-row>
        <table:table-row table:style-name="ro1">
          <table:table-cell table:formula="of:=[$'mit-autotrim'.R156]" office:value-type="float" office:value="917176" calcext:value-type="float">
            <text:p>917176</text:p>
          </table:table-cell>
          <table:table-cell table:formula="of:=[$'ohne-autotrim'.R156]" office:value-type="float" office:value="1082552" calcext:value-type="float">
            <text:p>1082552</text:p>
          </table:table-cell>
        </table:table-row>
        <table:table-row table:style-name="ro1">
          <table:table-cell table:formula="of:=[$'mit-autotrim'.R157]" office:value-type="float" office:value="917176" calcext:value-type="float">
            <text:p>917176</text:p>
          </table:table-cell>
          <table:table-cell table:formula="of:=[$'ohne-autotrim'.R157]" office:value-type="float" office:value="1082552" calcext:value-type="float">
            <text:p>1082552</text:p>
          </table:table-cell>
        </table:table-row>
        <table:table-row table:style-name="ro1">
          <table:table-cell table:formula="of:=[$'mit-autotrim'.R158]" office:value-type="float" office:value="917176" calcext:value-type="float">
            <text:p>917176</text:p>
          </table:table-cell>
          <table:table-cell table:formula="of:=[$'ohne-autotrim'.R158]" office:value-type="float" office:value="1082552" calcext:value-type="float">
            <text:p>1082552</text:p>
          </table:table-cell>
        </table:table-row>
        <table:table-row table:style-name="ro1">
          <table:table-cell table:formula="of:=[$'mit-autotrim'.R159]" office:value-type="float" office:value="919440" calcext:value-type="float">
            <text:p>919440</text:p>
          </table:table-cell>
          <table:table-cell table:formula="of:=[$'ohne-autotrim'.R159]" office:value-type="float" office:value="1083076" calcext:value-type="float">
            <text:p>1083076</text:p>
          </table:table-cell>
        </table:table-row>
        <table:table-row table:style-name="ro1">
          <table:table-cell table:formula="of:=[$'mit-autotrim'.R160]" office:value-type="float" office:value="919788" calcext:value-type="float">
            <text:p>919788</text:p>
          </table:table-cell>
          <table:table-cell table:formula="of:=[$'ohne-autotrim'.R160]" office:value-type="float" office:value="1083364" calcext:value-type="float">
            <text:p>1083364</text:p>
          </table:table-cell>
        </table:table-row>
        <table:table-row table:style-name="ro1">
          <table:table-cell table:formula="of:=[$'mit-autotrim'.R161]" office:value-type="float" office:value="919788" calcext:value-type="float">
            <text:p>919788</text:p>
          </table:table-cell>
          <table:table-cell table:formula="of:=[$'ohne-autotrim'.R161]" office:value-type="float" office:value="1083364" calcext:value-type="float">
            <text:p>1083364</text:p>
          </table:table-cell>
        </table:table-row>
        <table:table-row table:style-name="ro1">
          <table:table-cell table:formula="of:=[$'mit-autotrim'.R162]" office:value-type="float" office:value="799048" calcext:value-type="float">
            <text:p>799048</text:p>
          </table:table-cell>
          <table:table-cell table:formula="of:=[$'ohne-autotrim'.R162]" office:value-type="float" office:value="1083364" calcext:value-type="float">
            <text:p>1083364</text:p>
          </table:table-cell>
        </table:table-row>
        <table:table-row table:style-name="ro1">
          <table:table-cell table:formula="of:=[$'mit-autotrim'.R163]" office:value-type="float" office:value="897076" calcext:value-type="float">
            <text:p>897076</text:p>
          </table:table-cell>
          <table:table-cell table:formula="of:=[$'ohne-autotrim'.R163]" office:value-type="float" office:value="1083364" calcext:value-type="float">
            <text:p>1083364</text:p>
          </table:table-cell>
        </table:table-row>
        <table:table-row table:style-name="ro1">
          <table:table-cell table:formula="of:=[$'mit-autotrim'.R164]" office:value-type="float" office:value="899500" calcext:value-type="float">
            <text:p>899500</text:p>
          </table:table-cell>
          <table:table-cell table:formula="of:=[$'ohne-autotrim'.R164]" office:value-type="float" office:value="1083488" calcext:value-type="float">
            <text:p>1083488</text:p>
          </table:table-cell>
        </table:table-row>
        <table:table-row table:style-name="ro1">
          <table:table-cell table:formula="of:=[$'mit-autotrim'.R165]" office:value-type="float" office:value="899500" calcext:value-type="float">
            <text:p>899500</text:p>
          </table:table-cell>
          <table:table-cell table:formula="of:=[$'ohne-autotrim'.R165]" office:value-type="float" office:value="1083488" calcext:value-type="float">
            <text:p>1083488</text:p>
          </table:table-cell>
        </table:table-row>
        <table:table-row table:style-name="ro1">
          <table:table-cell table:formula="of:=[$'mit-autotrim'.R166]" office:value-type="float" office:value="900288" calcext:value-type="float">
            <text:p>900288</text:p>
          </table:table-cell>
          <table:table-cell table:formula="of:=[$'ohne-autotrim'.R166]" office:value-type="float" office:value="1084012" calcext:value-type="float">
            <text:p>1084012</text:p>
          </table:table-cell>
        </table:table-row>
        <table:table-row table:style-name="ro1">
          <table:table-cell table:formula="of:=[$'mit-autotrim'.R167]" office:value-type="float" office:value="902652" calcext:value-type="float">
            <text:p>902652</text:p>
          </table:table-cell>
          <table:table-cell table:formula="of:=[$'ohne-autotrim'.R167]" office:value-type="float" office:value="1084012" calcext:value-type="float">
            <text:p>1084012</text:p>
          </table:table-cell>
        </table:table-row>
        <table:table-row table:style-name="ro1">
          <table:table-cell table:formula="of:=[$'mit-autotrim'.R168]" office:value-type="float" office:value="911280" calcext:value-type="float">
            <text:p>911280</text:p>
          </table:table-cell>
          <table:table-cell table:formula="of:=[$'ohne-autotrim'.R168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69]" office:value-type="float" office:value="916788" calcext:value-type="float">
            <text:p>916788</text:p>
          </table:table-cell>
          <table:table-cell table:formula="of:=[$'ohne-autotrim'.R169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70]" office:value-type="float" office:value="926536" calcext:value-type="float">
            <text:p>926536</text:p>
          </table:table-cell>
          <table:table-cell table:formula="of:=[$'ohne-autotrim'.R170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71]" office:value-type="float" office:value="926536" calcext:value-type="float">
            <text:p>926536</text:p>
          </table:table-cell>
          <table:table-cell table:formula="of:=[$'ohne-autotrim'.R171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72]" office:value-type="float" office:value="836656" calcext:value-type="float">
            <text:p>836656</text:p>
          </table:table-cell>
          <table:table-cell table:formula="of:=[$'ohne-autotrim'.R172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73]" office:value-type="float" office:value="848968" calcext:value-type="float">
            <text:p>848968</text:p>
          </table:table-cell>
          <table:table-cell table:formula="of:=[$'ohne-autotrim'.R173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74]" office:value-type="float" office:value="850288" calcext:value-type="float">
            <text:p>850288</text:p>
          </table:table-cell>
          <table:table-cell table:formula="of:=[$'ohne-autotrim'.R174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75]" office:value-type="float" office:value="869824" calcext:value-type="float">
            <text:p>869824</text:p>
          </table:table-cell>
          <table:table-cell table:formula="of:=[$'ohne-autotrim'.R175]" office:value-type="float" office:value="1084040" calcext:value-type="float">
            <text:p>1084040</text:p>
          </table:table-cell>
        </table:table-row>
        <table:table-row table:style-name="ro1">
          <table:table-cell table:formula="of:=[$'mit-autotrim'.R176]" office:value-type="float" office:value="895276" calcext:value-type="float">
            <text:p>895276</text:p>
          </table:table-cell>
          <table:table-cell table:formula="of:=[$'ohne-autotrim'.R176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77]" office:value-type="float" office:value="898068" calcext:value-type="float">
            <text:p>898068</text:p>
          </table:table-cell>
          <table:table-cell table:formula="of:=[$'ohne-autotrim'.R177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78]" office:value-type="float" office:value="900940" calcext:value-type="float">
            <text:p>900940</text:p>
          </table:table-cell>
          <table:table-cell table:formula="of:=[$'ohne-autotrim'.R178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79]" office:value-type="float" office:value="900940" calcext:value-type="float">
            <text:p>900940</text:p>
          </table:table-cell>
          <table:table-cell table:formula="of:=[$'ohne-autotrim'.R179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80]" office:value-type="float" office:value="901984" calcext:value-type="float">
            <text:p>901984</text:p>
          </table:table-cell>
          <table:table-cell table:formula="of:=[$'ohne-autotrim'.R180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81]" office:value-type="float" office:value="913276" calcext:value-type="float">
            <text:p>913276</text:p>
          </table:table-cell>
          <table:table-cell table:formula="of:=[$'ohne-autotrim'.R181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82]" office:value-type="float" office:value="822148" calcext:value-type="float">
            <text:p>822148</text:p>
          </table:table-cell>
          <table:table-cell table:formula="of:=[$'ohne-autotrim'.R182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83]" office:value-type="float" office:value="852440" calcext:value-type="float">
            <text:p>852440</text:p>
          </table:table-cell>
          <table:table-cell table:formula="of:=[$'ohne-autotrim'.R183]" office:value-type="float" office:value="1084568" calcext:value-type="float">
            <text:p>1084568</text:p>
          </table:table-cell>
        </table:table-row>
        <table:table-row table:style-name="ro1">
          <table:table-cell table:formula="of:=[$'mit-autotrim'.R184]" office:value-type="float" office:value="852440" calcext:value-type="float">
            <text:p>852440</text:p>
          </table:table-cell>
          <table:table-cell table:formula="of:=[$'ohne-autotrim'.R184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85]" office:value-type="float" office:value="881308" calcext:value-type="float">
            <text:p>881308</text:p>
          </table:table-cell>
          <table:table-cell table:formula="of:=[$'ohne-autotrim'.R185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86]" office:value-type="float" office:value="889940" calcext:value-type="float">
            <text:p>889940</text:p>
          </table:table-cell>
          <table:table-cell table:formula="of:=[$'ohne-autotrim'.R186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87]" office:value-type="float" office:value="889940" calcext:value-type="float">
            <text:p>889940</text:p>
          </table:table-cell>
          <table:table-cell table:formula="of:=[$'ohne-autotrim'.R187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88]" office:value-type="float" office:value="890200" calcext:value-type="float">
            <text:p>890200</text:p>
          </table:table-cell>
          <table:table-cell table:formula="of:=[$'ohne-autotrim'.R188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89]" office:value-type="float" office:value="892896" calcext:value-type="float">
            <text:p>892896</text:p>
          </table:table-cell>
          <table:table-cell table:formula="of:=[$'ohne-autotrim'.R189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90]" office:value-type="float" office:value="897100" calcext:value-type="float">
            <text:p>897100</text:p>
          </table:table-cell>
          <table:table-cell table:formula="of:=[$'ohne-autotrim'.R190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91]" office:value-type="float" office:value="897364" calcext:value-type="float">
            <text:p>897364</text:p>
          </table:table-cell>
          <table:table-cell table:formula="of:=[$'ohne-autotrim'.R191]" office:value-type="float" office:value="1085008" calcext:value-type="float">
            <text:p>1085008</text:p>
          </table:table-cell>
        </table:table-row>
        <table:table-row table:style-name="ro1">
          <table:table-cell table:formula="of:=[$'mit-autotrim'.R192]" office:value-type="float" office:value="811240" calcext:value-type="float">
            <text:p>811240</text:p>
          </table:table-cell>
          <table:table-cell table:formula="of:=[$'ohne-autotrim'.R192]" office:value-type="float" office:value="1085580" calcext:value-type="float">
            <text:p>1085580</text:p>
          </table:table-cell>
        </table:table-row>
        <table:table-row table:style-name="ro1">
          <table:table-cell table:formula="of:=[$'mit-autotrim'.R193]" office:value-type="float" office:value="876184" calcext:value-type="float">
            <text:p>876184</text:p>
          </table:table-cell>
          <table:table-cell table:formula="of:=[$'ohne-autotrim'.R193]" office:value-type="float" office:value="1085580" calcext:value-type="float">
            <text:p>1085580</text:p>
          </table:table-cell>
        </table:table-row>
        <table:table-row table:style-name="ro1">
          <table:table-cell table:formula="of:=[$'mit-autotrim'.R194]" office:value-type="float" office:value="878096" calcext:value-type="float">
            <text:p>878096</text:p>
          </table:table-cell>
          <table:table-cell table:formula="of:=[$'ohne-autotrim'.R194]" office:value-type="float" office:value="1085580" calcext:value-type="float">
            <text:p>1085580</text:p>
          </table:table-cell>
        </table:table-row>
        <table:table-row table:style-name="ro1">
          <table:table-cell table:formula="of:=[$'mit-autotrim'.R195]" office:value-type="float" office:value="894140" calcext:value-type="float">
            <text:p>894140</text:p>
          </table:table-cell>
          <table:table-cell table:formula="of:=[$'ohne-autotrim'.R195]" office:value-type="float" office:value="1085580" calcext:value-type="float">
            <text:p>1085580</text:p>
          </table:table-cell>
        </table:table-row>
        <table:table-row table:style-name="ro1">
          <table:table-cell table:formula="of:=[$'mit-autotrim'.R196]" office:value-type="float" office:value="894140" calcext:value-type="float">
            <text:p>894140</text:p>
          </table:table-cell>
          <table:table-cell table:formula="of:=[$'ohne-autotrim'.R196]" office:value-type="float" office:value="1094420" calcext:value-type="float">
            <text:p>1094420</text:p>
          </table:table-cell>
        </table:table-row>
        <table:table-row table:style-name="ro1">
          <table:table-cell table:formula="of:=[$'mit-autotrim'.R197]" office:value-type="float" office:value="896508" calcext:value-type="float">
            <text:p>896508</text:p>
          </table:table-cell>
          <table:table-cell table:formula="of:=[$'ohne-autotrim'.R197]" office:value-type="float" office:value="1097840" calcext:value-type="float">
            <text:p>1097840</text:p>
          </table:table-cell>
        </table:table-row>
        <table:table-row table:style-name="ro1">
          <table:table-cell table:formula="of:=[$'mit-autotrim'.R198]" office:value-type="float" office:value="902660" calcext:value-type="float">
            <text:p>902660</text:p>
          </table:table-cell>
          <table:table-cell table:formula="of:=[$'ohne-autotrim'.R198]" office:value-type="float" office:value="1097840" calcext:value-type="float">
            <text:p>1097840</text:p>
          </table:table-cell>
        </table:table-row>
        <table:table-row table:style-name="ro1">
          <table:table-cell table:formula="of:=[$'mit-autotrim'.R199]" office:value-type="float" office:value="902660" calcext:value-type="float">
            <text:p>902660</text:p>
          </table:table-cell>
          <table:table-cell table:formula="of:=[$'ohne-autotrim'.R199]" office:value-type="float" office:value="1097840" calcext:value-type="float">
            <text:p>1097840</text:p>
          </table:table-cell>
        </table:table-row>
        <table:table-row table:style-name="ro1">
          <table:table-cell table:formula="of:=[$'mit-autotrim'.R200]" office:value-type="float" office:value="902660" calcext:value-type="float">
            <text:p>902660</text:p>
          </table:table-cell>
          <table:table-cell table:formula="of:=[$'ohne-autotrim'.R200]" office:value-type="float" office:value="1098292" calcext:value-type="float">
            <text:p>1098292</text:p>
          </table:table-cell>
        </table:table-row>
        <table:table-row table:style-name="ro1">
          <table:table-cell table:formula="of:=[$'mit-autotrim'.R201]" office:value-type="float" office:value="902660" calcext:value-type="float">
            <text:p>902660</text:p>
          </table:table-cell>
          <table:table-cell table:formula="of:=[$'ohne-autotrim'.R201]" office:value-type="float" office:value="1098556" calcext:value-type="float">
            <text:p>1098556</text:p>
          </table:table-cell>
        </table:table-row>
        <table:table-row table:style-name="ro1">
          <table:table-cell table:formula="of:=[$'mit-autotrim'.R202]" office:value-type="float" office:value="896952" calcext:value-type="float">
            <text:p>896952</text:p>
          </table:table-cell>
          <table:table-cell table:formula="of:=[$'ohne-autotrim'.R202]" office:value-type="float" office:value="1098556" calcext:value-type="float">
            <text:p>1098556</text:p>
          </table:table-cell>
        </table:table-row>
        <table:table-row table:style-name="ro1">
          <table:table-cell table:formula="of:=[$'mit-autotrim'.R203]" office:value-type="float" office:value="904332" calcext:value-type="float">
            <text:p>904332</text:p>
          </table:table-cell>
          <table:table-cell table:formula="of:=[$'ohne-autotrim'.R203]" office:value-type="float" office:value="1098556" calcext:value-type="float">
            <text:p>1098556</text:p>
          </table:table-cell>
        </table:table-row>
        <table:table-row table:style-name="ro1">
          <table:table-cell table:formula="of:=[$'mit-autotrim'.R204]" office:value-type="float" office:value="904596" calcext:value-type="float">
            <text:p>904596</text:p>
          </table:table-cell>
          <table:table-cell table:formula="of:=[$'ohne-autotrim'.R204]" office:value-type="float" office:value="0" calcext:value-type="float">
            <text:p>0</text:p>
          </table:table-cell>
        </table:table-row>
        <table:table-row table:style-name="ro1">
          <table:table-cell table:formula="of:=[$'mit-autotrim'.R205]" office:value-type="float" office:value="905912" calcext:value-type="float">
            <text:p>905912</text:p>
          </table:table-cell>
          <table:table-cell table:formula="of:=[$'ohne-autotrim'.R205]" office:value-type="float" office:value="0" calcext:value-type="float">
            <text:p>0</text:p>
          </table:table-cell>
        </table:table-row>
        <table:table-row table:style-name="ro1">
          <table:table-cell table:formula="of:=[$'mit-autotrim'.R206]" office:value-type="float" office:value="908032" calcext:value-type="float">
            <text:p>908032</text:p>
          </table:table-cell>
          <table:table-cell table:formula="of:=[$'ohne-autotrim'.R206]" office:value-type="float" office:value="0" calcext:value-type="float">
            <text:p>0</text:p>
          </table:table-cell>
        </table:table-row>
        <table:table-row table:style-name="ro1">
          <table:table-cell table:formula="of:=[$'mit-autotrim'.R207]" office:value-type="float" office:value="917108" calcext:value-type="float">
            <text:p>917108</text:p>
          </table:table-cell>
          <table:table-cell table:formula="of:=[$'ohne-autotrim'.R207]" office:value-type="float" office:value="0" calcext:value-type="float">
            <text:p>0</text:p>
          </table:table-cell>
        </table:table-row>
        <table:table-row table:style-name="ro1">
          <table:table-cell table:formula="of:=[$'mit-autotrim'.R208]" office:value-type="float" office:value="925520" calcext:value-type="float">
            <text:p>925520</text:p>
          </table:table-cell>
          <table:table-cell table:formula="of:=[$'ohne-autotrim'.R208]" office:value-type="float" office:value="0" calcext:value-type="float">
            <text:p>0</text:p>
          </table:table-cell>
        </table:table-row>
        <table:table-row table:style-name="ro1">
          <table:table-cell table:formula="of:=[$'mit-autotrim'.R209]" office:value-type="float" office:value="925520" calcext:value-type="float">
            <text:p>925520</text:p>
          </table:table-cell>
          <table:table-cell table:formula="of:=[$'ohne-autotrim'.R209]" office:value-type="float" office:value="0" calcext:value-type="float">
            <text:p>0</text:p>
          </table:table-cell>
        </table:table-row>
        <table:table-row table:style-name="ro1">
          <table:table-cell table:formula="of:=[$'mit-autotrim'.R210]" office:value-type="float" office:value="925520" calcext:value-type="float">
            <text:p>925520</text:p>
          </table:table-cell>
          <table:table-cell table:formula="of:=[$'ohne-autotrim'.R210]" office:value-type="float" office:value="0" calcext:value-type="float">
            <text:p>0</text:p>
          </table:table-cell>
        </table:table-row>
        <table:table-row table:style-name="ro1">
          <table:table-cell table:formula="of:=[$'mit-autotrim'.R211]" office:value-type="float" office:value="927620" calcext:value-type="float">
            <text:p>927620</text:p>
          </table:table-cell>
          <table:table-cell table:formula="of:=[$'ohne-autotrim'.R211]" office:value-type="float" office:value="0" calcext:value-type="float">
            <text:p>0</text:p>
          </table:table-cell>
        </table:table-row>
        <table:table-row table:style-name="ro1">
          <table:table-cell table:formula="of:=[$'mit-autotrim'.R212]" office:value-type="float" office:value="737388" calcext:value-type="float">
            <text:p>737388</text:p>
          </table:table-cell>
          <table:table-cell table:formula="of:=[$'ohne-autotrim'.R212]" office:value-type="float" office:value="0" calcext:value-type="float">
            <text:p>0</text:p>
          </table:table-cell>
        </table:table-row>
        <table:table-row table:style-name="ro1">
          <table:table-cell table:formula="of:=[$'mit-autotrim'.R213]" office:value-type="float" office:value="743724" calcext:value-type="float">
            <text:p>743724</text:p>
          </table:table-cell>
          <table:table-cell table:formula="of:=[$'ohne-autotrim'.R213]" office:value-type="float" office:value="0" calcext:value-type="float">
            <text:p>0</text:p>
          </table:table-cell>
        </table:table-row>
        <table:table-row table:style-name="ro1">
          <table:table-cell table:formula="of:=[$'mit-autotrim'.R214]" office:value-type="float" office:value="819492" calcext:value-type="float">
            <text:p>819492</text:p>
          </table:table-cell>
          <table:table-cell table:formula="of:=[$'ohne-autotrim'.R214]" office:value-type="float" office:value="0" calcext:value-type="float">
            <text:p>0</text:p>
          </table:table-cell>
        </table:table-row>
        <table:table-row table:style-name="ro1">
          <table:table-cell table:formula="of:=[$'mit-autotrim'.R215]" office:value-type="float" office:value="871868" calcext:value-type="float">
            <text:p>871868</text:p>
          </table:table-cell>
          <table:table-cell table:formula="of:=[$'ohne-autotrim'.R215]" office:value-type="float" office:value="0" calcext:value-type="float">
            <text:p>0</text:p>
          </table:table-cell>
        </table:table-row>
        <table:table-row table:style-name="ro1">
          <table:table-cell table:formula="of:=[$'mit-autotrim'.R216]" office:value-type="float" office:value="872744" calcext:value-type="float">
            <text:p>872744</text:p>
          </table:table-cell>
          <table:table-cell table:formula="of:=[$'ohne-autotrim'.R216]" office:value-type="float" office:value="0" calcext:value-type="float">
            <text:p>0</text:p>
          </table:table-cell>
        </table:table-row>
        <table:table-row table:style-name="ro1">
          <table:table-cell table:formula="of:=[$'mit-autotrim'.R217]" office:value-type="float" office:value="877980" calcext:value-type="float">
            <text:p>877980</text:p>
          </table:table-cell>
          <table:table-cell table:formula="of:=[$'ohne-autotrim'.R217]" office:value-type="float" office:value="0" calcext:value-type="float">
            <text:p>0</text:p>
          </table:table-cell>
        </table:table-row>
        <table:table-row table:style-name="ro1">
          <table:table-cell table:formula="of:=[$'mit-autotrim'.R218]" office:value-type="float" office:value="877980" calcext:value-type="float">
            <text:p>877980</text:p>
          </table:table-cell>
          <table:table-cell table:formula="of:=[$'ohne-autotrim'.R218]" office:value-type="float" office:value="0" calcext:value-type="float">
            <text:p>0</text:p>
          </table:table-cell>
        </table:table-row>
        <table:table-row table:style-name="ro1">
          <table:table-cell table:formula="of:=[$'mit-autotrim'.R219]" office:value-type="float" office:value="881528" calcext:value-type="float">
            <text:p>881528</text:p>
          </table:table-cell>
          <table:table-cell table:formula="of:=[$'ohne-autotrim'.R219]" office:value-type="float" office:value="0" calcext:value-type="float">
            <text:p>0</text:p>
          </table:table-cell>
        </table:table-row>
        <table:table-row table:style-name="ro1">
          <table:table-cell table:formula="of:=[$'mit-autotrim'.R220]" office:value-type="float" office:value="0" calcext:value-type="float">
            <text:p>0</text:p>
          </table:table-cell>
          <table:table-cell table:formula="of:=[$'ohne-autotrim'.R220]" office:value-type="float" office:value="0" calcext:value-type="float">
            <text:p>0</text:p>
          </table:table-cell>
        </table:table-row>
        <table:table-row table:style-name="ro1">
          <table:table-cell table:formula="of:=[$'mit-autotrim'.R221]" office:value-type="float" office:value="0" calcext:value-type="float">
            <text:p>0</text:p>
          </table:table-cell>
          <table:table-cell table:formula="of:=[$'ohne-autotrim'.R221]" office:value-type="float" office:value="0" calcext:value-type="float">
            <text:p>0</text:p>
          </table:table-cell>
        </table:table-row>
        <table:table-row table:style-name="ro1">
          <table:table-cell table:formula="of:=[$'mit-autotrim'.R222]" office:value-type="float" office:value="0" calcext:value-type="float">
            <text:p>0</text:p>
          </table:table-cell>
          <table:table-cell table:formula="of:=[$'ohne-autotrim'.R222]" office:value-type="float" office:value="0" calcext:value-type="float">
            <text:p>0</text:p>
          </table:table-cell>
        </table:table-row>
        <table:table-row table:style-name="ro1">
          <table:table-cell table:formula="of:=[$'mit-autotrim'.R223]" office:value-type="float" office:value="0" calcext:value-type="float">
            <text:p>0</text:p>
          </table:table-cell>
          <table:table-cell table:formula="of:=[$'ohne-autotrim'.R223]" office:value-type="float" office:value="0" calcext:value-type="float">
            <text:p>0</text:p>
          </table:table-cell>
        </table:table-row>
        <table:table-row table:style-name="ro1">
          <table:table-cell table:formula="of:=[$'mit-autotrim'.R224]" office:value-type="float" office:value="0" calcext:value-type="float">
            <text:p>0</text:p>
          </table:table-cell>
          <table:table-cell table:formula="of:=[$'ohne-autotrim'.R224]" office:value-type="float" office:value="0" calcext:value-type="float">
            <text:p>0</text:p>
          </table:table-cell>
        </table:table-row>
        <table:table-row table:style-name="ro1">
          <table:table-cell table:formula="of:=[$'mit-autotrim'.R225]" office:value-type="float" office:value="0" calcext:value-type="float">
            <text:p>0</text:p>
          </table:table-cell>
          <table:table-cell table:formula="of:=[$'ohne-autotrim'.R225]" office:value-type="float" office:value="0" calcext:value-type="float">
            <text:p>0</text:p>
          </table:table-cell>
        </table:table-row>
        <table:table-row table:style-name="ro1">
          <table:table-cell table:formula="of:=[$'mit-autotrim'.R226]" office:value-type="float" office:value="0" calcext:value-type="float">
            <text:p>0</text:p>
          </table:table-cell>
          <table:table-cell table:formula="of:=[$'ohne-autotrim'.R226]" office:value-type="float" office:value="0" calcext:value-type="float">
            <text:p>0</text:p>
          </table:table-cell>
        </table:table-row>
        <table:table-row table:style-name="ro1">
          <table:table-cell table:formula="of:=[$'mit-autotrim'.R227]" office:value-type="float" office:value="0" calcext:value-type="float">
            <text:p>0</text:p>
          </table:table-cell>
          <table:table-cell table:formula="of:=[$'ohne-autotrim'.R227]" office:value-type="float" office:value="0" calcext:value-type="float">
            <text:p>0</text:p>
          </table:table-cell>
        </table:table-row>
        <table:table-row table:style-name="ro1">
          <table:table-cell table:formula="of:=[$'mit-autotrim'.R228]" office:value-type="float" office:value="0" calcext:value-type="float">
            <text:p>0</text:p>
          </table:table-cell>
          <table:table-cell table:formula="of:=[$'ohne-autotrim'.R228]" office:value-type="float" office:value="0" calcext:value-type="float">
            <text:p>0</text:p>
          </table:table-cell>
        </table:table-row>
        <table:table-row table:style-name="ro1">
          <table:table-cell table:formula="of:=[$'mit-autotrim'.R229]" office:value-type="float" office:value="0" calcext:value-type="float">
            <text:p>0</text:p>
          </table:table-cell>
          <table:table-cell table:formula="of:=[$'ohne-autotrim'.R229]" office:value-type="float" office:value="0" calcext:value-type="float">
            <text:p>0</text:p>
          </table:table-cell>
        </table:table-row>
        <table:table-row table:style-name="ro1">
          <table:table-cell table:formula="of:=[$'mit-autotrim'.R230]" office:value-type="float" office:value="0" calcext:value-type="float">
            <text:p>0</text:p>
          </table:table-cell>
          <table:table-cell table:formula="of:=[$'ohne-autotrim'.R230]" office:value-type="float" office:value="0" calcext:value-type="float">
            <text:p>0</text:p>
          </table:table-cell>
        </table:table-row>
        <table:table-row table:style-name="ro1">
          <table:table-cell table:formula="of:=[$'mit-autotrim'.R231]" office:value-type="float" office:value="0" calcext:value-type="float">
            <text:p>0</text:p>
          </table:table-cell>
          <table:table-cell table:formula="of:=[$'ohne-autotrim'.R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ohne-autotrim'.R232]" office:value-type="float" office:value="0" calcext:value-type="float">
            <text:p>0</text:p>
          </table:table-cell>
        </table:table-row>
        <table:table-row table:style-name="ro1">
          <table:table-cell table:formula="of:=[$'mit-autotrim'.R233]" office:value-type="float" office:value="0" calcext:value-type="float">
            <text:p>0</text:p>
          </table:table-cell>
          <table:table-cell table:formula="of:=[$'ohne-autotrim'.R233]" office:value-type="float" office:value="0" calcext:value-type="float">
            <text:p>0</text:p>
          </table:table-cell>
        </table:table-row>
        <table:table-row table:style-name="ro1">
          <table:table-cell table:formula="of:=[$'mit-autotrim'.R234]" office:value-type="float" office:value="0" calcext:value-type="float">
            <text:p>0</text:p>
          </table:table-cell>
          <table:table-cell table:formula="of:=[$'ohne-autotrim'.R234]" office:value-type="float" office:value="0" calcext:value-type="float">
            <text:p>0</text:p>
          </table:table-cell>
        </table:table-row>
        <table:table-row table:style-name="ro1">
          <table:table-cell table:formula="of:=[$'mit-autotrim'.R235]" office:value-type="float" office:value="0" calcext:value-type="float">
            <text:p>0</text:p>
          </table:table-cell>
          <table:table-cell table:formula="of:=[$'ohne-autotrim'.R235]" office:value-type="float" office:value="0" calcext:value-type="float">
            <text:p>0</text:p>
          </table:table-cell>
        </table:table-row>
        <table:table-row table:style-name="ro1">
          <table:table-cell table:formula="of:=[$'mit-autotrim'.R236]" office:value-type="float" office:value="0" calcext:value-type="float">
            <text:p>0</text:p>
          </table:table-cell>
          <table:table-cell table:formula="of:=[$'ohne-autotrim'.R236]" office:value-type="float" office:value="0" calcext:value-type="float">
            <text:p>0</text:p>
          </table:table-cell>
        </table:table-row>
        <table:table-row table:style-name="ro1">
          <table:table-cell table:formula="of:=[$'mit-autotrim'.R237]" office:value-type="float" office:value="0" calcext:value-type="float">
            <text:p>0</text:p>
          </table:table-cell>
          <table:table-cell table:formula="of:=[$'ohne-autotrim'.R237]" office:value-type="float" office:value="0" calcext:value-type="float">
            <text:p>0</text:p>
          </table:table-cell>
        </table:table-row>
        <table:table-row table:style-name="ro1">
          <table:table-cell table:formula="of:=[$'mit-autotrim'.R238]" office:value-type="float" office:value="0" calcext:value-type="float">
            <text:p>0</text:p>
          </table:table-cell>
          <table:table-cell table:formula="of:=[$'ohne-autotrim'.R238]" office:value-type="float" office:value="0" calcext:value-type="float">
            <text:p>0</text:p>
          </table:table-cell>
        </table:table-row>
        <table:table-row table:style-name="ro1">
          <table:table-cell table:formula="of:=[$'mit-autotrim'.R239]" office:value-type="float" office:value="0" calcext:value-type="float">
            <text:p>0</text:p>
          </table:table-cell>
          <table:table-cell table:formula="of:=[$'ohne-autotrim'.R239]" office:value-type="float" office:value="0" calcext:value-type="float">
            <text:p>0</text:p>
          </table:table-cell>
        </table:table-row>
        <table:table-row table:style-name="ro1">
          <table:table-cell table:formula="of:=[$'mit-autotrim'.R240]" office:value-type="float" office:value="0" calcext:value-type="float">
            <text:p>0</text:p>
          </table:table-cell>
          <table:table-cell table:formula="of:=[$'ohne-autotrim'.R240]" office:value-type="float" office:value="0" calcext:value-type="float">
            <text:p>0</text:p>
          </table:table-cell>
        </table:table-row>
        <table:table-row table:style-name="ro1">
          <table:table-cell table:formula="of:=[$'mit-autotrim'.R241]" office:value-type="float" office:value="0" calcext:value-type="float">
            <text:p>0</text:p>
          </table:table-cell>
          <table:table-cell table:formula="of:=[$'ohne-autotrim'.R241]" office:value-type="float" office:value="0" calcext:value-type="float">
            <text:p>0</text:p>
          </table:table-cell>
        </table:table-row>
        <table:table-row table:style-name="ro1">
          <table:table-cell table:formula="of:=[$'mit-autotrim'.R242]" office:value-type="float" office:value="0" calcext:value-type="float">
            <text:p>0</text:p>
          </table:table-cell>
          <table:table-cell table:formula="of:=[$'ohne-autotrim'.R242]" office:value-type="float" office:value="0" calcext:value-type="float">
            <text:p>0</text:p>
          </table:table-cell>
        </table:table-row>
        <table:table-row table:style-name="ro1">
          <table:table-cell table:formula="of:=[$'mit-autotrim'.R243]" office:value-type="float" office:value="0" calcext:value-type="float">
            <text:p>0</text:p>
          </table:table-cell>
          <table:table-cell table:formula="of:=[$'ohne-autotrim'.R243]" office:value-type="float" office:value="0" calcext:value-type="float">
            <text:p>0</text:p>
          </table:table-cell>
        </table:table-row>
        <table:table-row table:style-name="ro1">
          <table:table-cell table:formula="of:=[$'mit-autotrim'.R244]" office:value-type="float" office:value="0" calcext:value-type="float">
            <text:p>0</text:p>
          </table:table-cell>
          <table:table-cell table:formula="of:=[$'ohne-autotrim'.R244]" office:value-type="float" office:value="0" calcext:value-type="float">
            <text:p>0</text:p>
          </table:table-cell>
        </table:table-row>
        <table:table-row table:style-name="ro1">
          <table:table-cell table:formula="of:=[$'mit-autotrim'.R245]" office:value-type="float" office:value="0" calcext:value-type="float">
            <text:p>0</text:p>
          </table:table-cell>
          <table:table-cell table:formula="of:=[$'ohne-autotrim'.R245]" office:value-type="float" office:value="0" calcext:value-type="float">
            <text:p>0</text:p>
          </table:table-cell>
        </table:table-row>
        <table:table-row table:style-name="ro1">
          <table:table-cell table:formula="of:=[$'mit-autotrim'.R246]" office:value-type="float" office:value="0" calcext:value-type="float">
            <text:p>0</text:p>
          </table:table-cell>
          <table:table-cell table:formula="of:=[$'ohne-autotrim'.R246]" office:value-type="float" office:value="0" calcext:value-type="float">
            <text:p>0</text:p>
          </table:table-cell>
        </table:table-row>
        <table:table-row table:style-name="ro1">
          <table:table-cell table:formula="of:=[$'mit-autotrim'.R247]" office:value-type="float" office:value="0" calcext:value-type="float">
            <text:p>0</text:p>
          </table:table-cell>
          <table:table-cell table:formula="of:=[$'ohne-autotrim'.R247]" office:value-type="float" office:value="0" calcext:value-type="float">
            <text:p>0</text:p>
          </table:table-cell>
        </table:table-row>
        <table:table-row table:style-name="ro1">
          <table:table-cell table:formula="of:=[$'mit-autotrim'.R248]" office:value-type="float" office:value="0" calcext:value-type="float">
            <text:p>0</text:p>
          </table:table-cell>
          <table:table-cell table:formula="of:=[$'ohne-autotrim'.R248]" office:value-type="float" office:value="0" calcext:value-type="float">
            <text:p>0</text:p>
          </table:table-cell>
        </table:table-row>
        <table:table-row table:style-name="ro1">
          <table:table-cell table:formula="of:=[$'mit-autotrim'.R249]" office:value-type="float" office:value="0" calcext:value-type="float">
            <text:p>0</text:p>
          </table:table-cell>
          <table:table-cell table:formula="of:=[$'ohne-autotrim'.R249]" office:value-type="float" office:value="0" calcext:value-type="float">
            <text:p>0</text:p>
          </table:table-cell>
        </table:table-row>
        <table:table-row table:style-name="ro1">
          <table:table-cell table:formula="of:=[$'mit-autotrim'.R250]" office:value-type="float" office:value="0" calcext:value-type="float">
            <text:p>0</text:p>
          </table:table-cell>
          <table:table-cell table:formula="of:=[$'ohne-autotrim'.R250]" office:value-type="float" office:value="0" calcext:value-type="float">
            <text:p>0</text:p>
          </table:table-cell>
        </table:table-row>
        <table:table-row table:style-name="ro1">
          <table:table-cell table:formula="of:=[$'mit-autotrim'.R251]" office:value-type="float" office:value="0" calcext:value-type="float">
            <text:p>0</text:p>
          </table:table-cell>
          <table:table-cell table:formula="of:=[$'ohne-autotrim'.R251]" office:value-type="float" office:value="0" calcext:value-type="float">
            <text:p>0</text:p>
          </table:table-cell>
        </table:table-row>
        <table:table-row table:style-name="ro1">
          <table:table-cell table:formula="of:=[$'mit-autotrim'.R252]" office:value-type="float" office:value="0" calcext:value-type="float">
            <text:p>0</text:p>
          </table:table-cell>
          <table:table-cell table:formula="of:=[$'ohne-autotrim'.R252]" office:value-type="float" office:value="0" calcext:value-type="float">
            <text:p>0</text:p>
          </table:table-cell>
        </table:table-row>
        <table:table-row table:style-name="ro1">
          <table:table-cell table:formula="of:=[$'mit-autotrim'.R253]" office:value-type="float" office:value="0" calcext:value-type="float">
            <text:p>0</text:p>
          </table:table-cell>
          <table:table-cell table:formula="of:=[$'ohne-autotrim'.R253]" office:value-type="float" office:value="0" calcext:value-type="float">
            <text:p>0</text:p>
          </table:table-cell>
        </table:table-row>
        <table:table-row table:style-name="ro1">
          <table:table-cell table:formula="of:=[$'mit-autotrim'.R254]" office:value-type="float" office:value="0" calcext:value-type="float">
            <text:p>0</text:p>
          </table:table-cell>
          <table:table-cell table:formula="of:=[$'ohne-autotrim'.R254]" office:value-type="float" office:value="0" calcext:value-type="float">
            <text:p>0</text:p>
          </table:table-cell>
        </table:table-row>
        <table:table-row table:style-name="ro1">
          <table:table-cell table:formula="of:=[$'mit-autotrim'.R255]" office:value-type="float" office:value="0" calcext:value-type="float">
            <text:p>0</text:p>
          </table:table-cell>
          <table:table-cell table:formula="of:=[$'ohne-autotrim'.R255]" office:value-type="float" office:value="0" calcext:value-type="float">
            <text:p>0</text:p>
          </table:table-cell>
        </table:table-row>
        <table:table-row table:style-name="ro1">
          <table:table-cell table:formula="of:=[$'mit-autotrim'.R256]" office:value-type="float" office:value="0" calcext:value-type="float">
            <text:p>0</text:p>
          </table:table-cell>
          <table:table-cell table:formula="of:=[$'ohne-autotrim'.R256]" office:value-type="float" office:value="0" calcext:value-type="float">
            <text:p>0</text:p>
          </table:table-cell>
        </table:table-row>
        <table:table-row table:style-name="ro1">
          <table:table-cell table:formula="of:=[$'mit-autotrim'.R257]" office:value-type="float" office:value="0" calcext:value-type="float">
            <text:p>0</text:p>
          </table:table-cell>
          <table:table-cell table:formula="of:=[$'ohne-autotrim'.R257]" office:value-type="float" office:value="0" calcext:value-type="float">
            <text:p>0</text:p>
          </table:table-cell>
        </table:table-row>
        <table:table-row table:style-name="ro1">
          <table:table-cell table:formula="of:=[$'mit-autotrim'.R258]" office:value-type="float" office:value="0" calcext:value-type="float">
            <text:p>0</text:p>
          </table:table-cell>
          <table:table-cell table:formula="of:=[$'ohne-autotrim'.R258]" office:value-type="float" office:value="0" calcext:value-type="float">
            <text:p>0</text:p>
          </table:table-cell>
        </table:table-row>
        <table:table-row table:style-name="ro1">
          <table:table-cell table:formula="of:=[$'mit-autotrim'.R259]" office:value-type="float" office:value="0" calcext:value-type="float">
            <text:p>0</text:p>
          </table:table-cell>
          <table:table-cell table:formula="of:=[$'ohne-autotrim'.R259]" office:value-type="float" office:value="0" calcext:value-type="float">
            <text:p>0</text:p>
          </table:table-cell>
        </table:table-row>
        <table:table-row table:style-name="ro1">
          <table:table-cell table:formula="of:=[$'mit-autotrim'.R260]" office:value-type="float" office:value="0" calcext:value-type="float">
            <text:p>0</text:p>
          </table:table-cell>
          <table:table-cell table:formula="of:=[$'ohne-autotrim'.R260]" office:value-type="float" office:value="0" calcext:value-type="float">
            <text:p>0</text:p>
          </table:table-cell>
        </table:table-row>
        <table:table-row table:style-name="ro1">
          <table:table-cell table:formula="of:=[$'mit-autotrim'.R261]" office:value-type="float" office:value="0" calcext:value-type="float">
            <text:p>0</text:p>
          </table:table-cell>
          <table:table-cell table:formula="of:=[$'ohne-autotrim'.R261]" office:value-type="float" office:value="0" calcext:value-type="float">
            <text:p>0</text:p>
          </table:table-cell>
        </table:table-row>
        <table:table-row table:style-name="ro1">
          <table:table-cell table:formula="of:=[$'mit-autotrim'.R262]" office:value-type="float" office:value="0" calcext:value-type="float">
            <text:p>0</text:p>
          </table:table-cell>
          <table:table-cell table:formula="of:=[$'ohne-autotrim'.R262]" office:value-type="float" office:value="0" calcext:value-type="float">
            <text:p>0</text:p>
          </table:table-cell>
        </table:table-row>
        <table:table-row table:style-name="ro1">
          <table:table-cell table:formula="of:=[$'mit-autotrim'.R263]" office:value-type="float" office:value="0" calcext:value-type="float">
            <text:p>0</text:p>
          </table:table-cell>
          <table:table-cell table:formula="of:=[$'ohne-autotrim'.R263]" office:value-type="float" office:value="0" calcext:value-type="float">
            <text:p>0</text:p>
          </table:table-cell>
        </table:table-row>
        <table:table-row table:style-name="ro1">
          <table:table-cell table:formula="of:=[$'mit-autotrim'.R264]" office:value-type="float" office:value="0" calcext:value-type="float">
            <text:p>0</text:p>
          </table:table-cell>
          <table:table-cell table:formula="of:=[$'ohne-autotrim'.R264]" office:value-type="float" office:value="0" calcext:value-type="float">
            <text:p>0</text:p>
          </table:table-cell>
        </table:table-row>
        <table:table-row table:style-name="ro1">
          <table:table-cell table:formula="of:=[$'mit-autotrim'.R265]" office:value-type="float" office:value="0" calcext:value-type="float">
            <text:p>0</text:p>
          </table:table-cell>
          <table:table-cell table:formula="of:=[$'ohne-autotrim'.R265]" office:value-type="float" office:value="0" calcext:value-type="float">
            <text:p>0</text:p>
          </table:table-cell>
        </table:table-row>
        <table:table-row table:style-name="ro1">
          <table:table-cell table:formula="of:=[$'mit-autotrim'.R266]" office:value-type="float" office:value="0" calcext:value-type="float">
            <text:p>0</text:p>
          </table:table-cell>
          <table:table-cell table:formula="of:=[$'ohne-autotrim'.R266]" office:value-type="float" office:value="0" calcext:value-type="float">
            <text:p>0</text:p>
          </table:table-cell>
        </table:table-row>
        <table:table-row table:style-name="ro1">
          <table:table-cell table:formula="of:=[$'mit-autotrim'.R267]" office:value-type="float" office:value="0" calcext:value-type="float">
            <text:p>0</text:p>
          </table:table-cell>
          <table:table-cell table:formula="of:=[$'ohne-autotrim'.R267]" office:value-type="float" office:value="0" calcext:value-type="float">
            <text:p>0</text:p>
          </table:table-cell>
        </table:table-row>
        <table:table-row table:style-name="ro1">
          <table:table-cell table:formula="of:=[$'mit-autotrim'.R268]" office:value-type="float" office:value="0" calcext:value-type="float">
            <text:p>0</text:p>
          </table:table-cell>
          <table:table-cell table:formula="of:=[$'ohne-autotrim'.R26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4:58:36.185653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19:23:49.513405406</dc:date>
    <meta:editing-duration>PT4H34M25S</meta:editing-duration>
    <meta:editing-cycles>9</meta:editing-cycles>
    <meta:generator>LibreOffice/6.4.7.2$Linux_X86_64 LibreOffice_project/40$Build-2</meta:generator>
    <meta:document-statistic meta:table-count="3" meta:cell-count="2035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6cm" svg:height="16.921cm" xlink:href=".." xlink:type="simple" chart:class="chart:line" chart:style-name="ch1">
        <chart:legend chart:legend-position="end" svg:x="30.813cm" svg:y="7.912cm" style:legend-expansion="high" chart:style-name="ch2"/>
        <chart:plot-area chart:style-name="ch3" table:cell-range-address="Sheet4.A1:Sheet4.B200" chart:data-source-has-labels="row" svg:x="0.671cm" svg:y="0.338cm" svg:width="29.471cm" svg:height="16.245cm">
          <chartooo:coordinate-region svg:x="2.218cm" svg:y="0.459cm" svg:width="27.924cm" svg:height="15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00" chart:label-cell-address="Sheet4.A1:Sheet4.A1" chart:class="chart:line">
            <chart:data-point chart:repeated="199"/>
          </chart:series>
          <chart:series chart:style-name="ch7" chart:values-cell-range-address="Sheet4.B2:Sheet4.B200" chart:label-cell-address="Sheet4.B1:Sheet4.B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 mit</text:p>
                <draw:g>
                  <svg:desc>Sheet4.A1:Sheet4.A1</svg:desc>
                </draw:g>
              </table:table-cell>
              <table:table-cell office:value-type="string">
                <text:p>rss ohne 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120">
                <text:p>308120</text:p>
                <draw:g>
                  <svg:desc>Sheet4.A2:Sheet4.A200</svg:desc>
                </draw:g>
              </table:table-cell>
              <table:table-cell office:value-type="float" office:value="307644">
                <text:p>307644</text:p>
                <draw:g>
                  <svg:desc>Sheet4.B2:Sheet4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4208">
                <text:p>474208</text:p>
              </table:table-cell>
              <table:table-cell office:value-type="float" office:value="485980">
                <text:p>485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1120">
                <text:p>641120</text:p>
              </table:table-cell>
              <table:table-cell office:value-type="float" office:value="657472">
                <text:p>657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0644">
                <text:p>660644</text:p>
              </table:table-cell>
              <table:table-cell office:value-type="float" office:value="678296">
                <text:p>67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4184">
                <text:p>734184</text:p>
              </table:table-cell>
              <table:table-cell office:value-type="float" office:value="755824">
                <text:p>755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9196">
                <text:p>779196</text:p>
              </table:table-cell>
              <table:table-cell office:value-type="float" office:value="794032">
                <text:p>794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6372">
                <text:p>786372</text:p>
              </table:table-cell>
              <table:table-cell office:value-type="float" office:value="804108">
                <text:p>804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560">
                <text:p>799560</text:p>
              </table:table-cell>
              <table:table-cell office:value-type="float" office:value="806224">
                <text:p>806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5660">
                <text:p>825660</text:p>
              </table:table-cell>
              <table:table-cell office:value-type="float" office:value="832848">
                <text:p>832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5464">
                <text:p>855464</text:p>
              </table:table-cell>
              <table:table-cell office:value-type="float" office:value="852068">
                <text:p>852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4204">
                <text:p>624204</text:p>
              </table:table-cell>
              <table:table-cell office:value-type="float" office:value="853148">
                <text:p>853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4408">
                <text:p>704408</text:p>
              </table:table-cell>
              <table:table-cell office:value-type="float" office:value="870252">
                <text:p>870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864">
                <text:p>731864</text:p>
              </table:table-cell>
              <table:table-cell office:value-type="float" office:value="870252">
                <text:p>870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8096">
                <text:p>788096</text:p>
              </table:table-cell>
              <table:table-cell office:value-type="float" office:value="870928">
                <text:p>870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096">
                <text:p>788096</text:p>
              </table:table-cell>
              <table:table-cell office:value-type="float" office:value="873292">
                <text:p>873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2524">
                <text:p>792524</text:p>
              </table:table-cell>
              <table:table-cell office:value-type="float" office:value="873552">
                <text:p>873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3316">
                <text:p>793316</text:p>
              </table:table-cell>
              <table:table-cell office:value-type="float" office:value="903592">
                <text:p>903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3576">
                <text:p>793576</text:p>
              </table:table-cell>
              <table:table-cell office:value-type="float" office:value="905084">
                <text:p>905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7260">
                <text:p>807260</text:p>
              </table:table-cell>
              <table:table-cell office:value-type="float" office:value="905352">
                <text:p>905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8624">
                <text:p>808624</text:p>
              </table:table-cell>
              <table:table-cell office:value-type="float" office:value="905876">
                <text:p>905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0856">
                <text:p>650856</text:p>
              </table:table-cell>
              <table:table-cell office:value-type="float" office:value="905876">
                <text:p>905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1472">
                <text:p>791472</text:p>
              </table:table-cell>
              <table:table-cell office:value-type="float" office:value="938808">
                <text:p>938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1472">
                <text:p>791472</text:p>
              </table:table-cell>
              <table:table-cell office:value-type="float" office:value="946988">
                <text:p>946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420">
                <text:p>794420</text:p>
              </table:table-cell>
              <table:table-cell office:value-type="float" office:value="979412">
                <text:p>979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0496">
                <text:p>810496</text:p>
              </table:table-cell>
              <table:table-cell office:value-type="float" office:value="979676">
                <text:p>979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1836">
                <text:p>821836</text:p>
              </table:table-cell>
              <table:table-cell office:value-type="float" office:value="980660">
                <text:p>9806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4300">
                <text:p>874300</text:p>
              </table:table-cell>
              <table:table-cell office:value-type="float" office:value="980660">
                <text:p>9806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4300">
                <text:p>874300</text:p>
              </table:table-cell>
              <table:table-cell office:value-type="float" office:value="980660">
                <text:p>9806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6168">
                <text:p>876168</text:p>
              </table:table-cell>
              <table:table-cell office:value-type="float" office:value="981184">
                <text:p>981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168">
                <text:p>876168</text:p>
              </table:table-cell>
              <table:table-cell office:value-type="float" office:value="983972">
                <text:p>983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5436">
                <text:p>795436</text:p>
              </table:table-cell>
              <table:table-cell office:value-type="float" office:value="986340">
                <text:p>9863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3580">
                <text:p>803580</text:p>
              </table:table-cell>
              <table:table-cell office:value-type="float" office:value="993700">
                <text:p>993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9780">
                <text:p>839780</text:p>
              </table:table-cell>
              <table:table-cell office:value-type="float" office:value="993700">
                <text:p>993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1368">
                <text:p>861368</text:p>
              </table:table-cell>
              <table:table-cell office:value-type="float" office:value="994956">
                <text:p>9949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1368">
                <text:p>861368</text:p>
              </table:table-cell>
              <table:table-cell office:value-type="float" office:value="994956">
                <text:p>994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2152">
                <text:p>862152</text:p>
              </table:table-cell>
              <table:table-cell office:value-type="float" office:value="994956">
                <text:p>994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3804">
                <text:p>863804</text:p>
              </table:table-cell>
              <table:table-cell office:value-type="float" office:value="994956">
                <text:p>994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7508">
                <text:p>867508</text:p>
              </table:table-cell>
              <table:table-cell office:value-type="float" office:value="997544">
                <text:p>997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7508">
                <text:p>867508</text:p>
              </table:table-cell>
              <table:table-cell office:value-type="float" office:value="997804">
                <text:p>997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3300">
                <text:p>873300</text:p>
              </table:table-cell>
              <table:table-cell office:value-type="float" office:value="1004636">
                <text:p>1004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6872">
                <text:p>656872</text:p>
              </table:table-cell>
              <table:table-cell office:value-type="float" office:value="1004636">
                <text:p>1004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4832">
                <text:p>744832</text:p>
              </table:table-cell>
              <table:table-cell office:value-type="float" office:value="1004916">
                <text:p>1004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70704">
                <text:p>770704</text:p>
              </table:table-cell>
              <table:table-cell office:value-type="float" office:value="1004916">
                <text:p>10049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264">
                <text:p>814264</text:p>
              </table:table-cell>
              <table:table-cell office:value-type="float" office:value="1004916">
                <text:p>10049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4264">
                <text:p>814264</text:p>
              </table:table-cell>
              <table:table-cell office:value-type="float" office:value="1005176">
                <text:p>1005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940">
                <text:p>816940</text:p>
              </table:table-cell>
              <table:table-cell office:value-type="float" office:value="1005644">
                <text:p>1005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8776">
                <text:p>818776</text:p>
              </table:table-cell>
              <table:table-cell office:value-type="float" office:value="1005644">
                <text:p>1005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2968">
                <text:p>822968</text:p>
              </table:table-cell>
              <table:table-cell office:value-type="float" office:value="1005644">
                <text:p>1005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5100">
                <text:p>845100</text:p>
              </table:table-cell>
              <table:table-cell office:value-type="float" office:value="1005644">
                <text:p>1005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6684">
                <text:p>846684</text:p>
              </table:table-cell>
              <table:table-cell office:value-type="float" office:value="1010112">
                <text:p>1010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8652">
                <text:p>688652</text:p>
              </table:table-cell>
              <table:table-cell office:value-type="float" office:value="1012212">
                <text:p>1012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6020">
                <text:p>796020</text:p>
              </table:table-cell>
              <table:table-cell office:value-type="float" office:value="1012212">
                <text:p>1012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1068">
                <text:p>811068</text:p>
              </table:table-cell>
              <table:table-cell office:value-type="float" office:value="1012212">
                <text:p>1012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73808">
                <text:p>873808</text:p>
              </table:table-cell>
              <table:table-cell office:value-type="float" office:value="1012216">
                <text:p>1012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4980">
                <text:p>874980</text:p>
              </table:table-cell>
              <table:table-cell office:value-type="float" office:value="1015236">
                <text:p>10152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6556">
                <text:p>876556</text:p>
              </table:table-cell>
              <table:table-cell office:value-type="float" office:value="1015236">
                <text:p>1015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7604">
                <text:p>877604</text:p>
              </table:table-cell>
              <table:table-cell office:value-type="float" office:value="1015236">
                <text:p>1015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7604">
                <text:p>877604</text:p>
              </table:table-cell>
              <table:table-cell office:value-type="float" office:value="1015400">
                <text:p>1015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9104">
                <text:p>879104</text:p>
              </table:table-cell>
              <table:table-cell office:value-type="float" office:value="1015664">
                <text:p>1015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9104">
                <text:p>879104</text:p>
              </table:table-cell>
              <table:table-cell office:value-type="float" office:value="1015664">
                <text:p>10156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4192">
                <text:p>774192</text:p>
              </table:table-cell>
              <table:table-cell office:value-type="float" office:value="1015664">
                <text:p>1015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0188">
                <text:p>780188</text:p>
              </table:table-cell>
              <table:table-cell office:value-type="float" office:value="1015664">
                <text:p>1015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4020">
                <text:p>814020</text:p>
              </table:table-cell>
              <table:table-cell office:value-type="float" office:value="1016472">
                <text:p>1016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1592">
                <text:p>831592</text:p>
              </table:table-cell>
              <table:table-cell office:value-type="float" office:value="1018836">
                <text:p>1018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3436">
                <text:p>833436</text:p>
              </table:table-cell>
              <table:table-cell office:value-type="float" office:value="1018836">
                <text:p>10188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8836">
                <text:p>888836</text:p>
              </table:table-cell>
              <table:table-cell office:value-type="float" office:value="1020124">
                <text:p>1020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9072">
                <text:p>889072</text:p>
              </table:table-cell>
              <table:table-cell office:value-type="float" office:value="1020400">
                <text:p>1020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2984">
                <text:p>902984</text:p>
              </table:table-cell>
              <table:table-cell office:value-type="float" office:value="1020924">
                <text:p>1020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1556">
                <text:p>931556</text:p>
              </table:table-cell>
              <table:table-cell office:value-type="float" office:value="1022040">
                <text:p>10220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4456">
                <text:p>934456</text:p>
              </table:table-cell>
              <table:table-cell office:value-type="float" office:value="1022040">
                <text:p>10220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1136">
                <text:p>821136</text:p>
              </table:table-cell>
              <table:table-cell office:value-type="float" office:value="1022180">
                <text:p>1022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3832">
                <text:p>853832</text:p>
              </table:table-cell>
              <table:table-cell office:value-type="float" office:value="1022180">
                <text:p>1022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1232">
                <text:p>881232</text:p>
              </table:table-cell>
              <table:table-cell office:value-type="float" office:value="1022180">
                <text:p>1022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3272">
                <text:p>883272</text:p>
              </table:table-cell>
              <table:table-cell office:value-type="float" office:value="1023060">
                <text:p>10230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8000">
                <text:p>888000</text:p>
              </table:table-cell>
              <table:table-cell office:value-type="float" office:value="1031736">
                <text:p>1031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2324">
                <text:p>892324</text:p>
              </table:table-cell>
              <table:table-cell office:value-type="float" office:value="1036488">
                <text:p>1036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4428">
                <text:p>904428</text:p>
              </table:table-cell>
              <table:table-cell office:value-type="float" office:value="1041504">
                <text:p>1041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4428">
                <text:p>904428</text:p>
              </table:table-cell>
              <table:table-cell office:value-type="float" office:value="1043852">
                <text:p>1043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4952">
                <text:p>904952</text:p>
              </table:table-cell>
              <table:table-cell office:value-type="float" office:value="1043852">
                <text:p>1043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6744">
                <text:p>926744</text:p>
              </table:table-cell>
              <table:table-cell office:value-type="float" office:value="1045168">
                <text:p>1045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3756">
                <text:p>613756</text:p>
              </table:table-cell>
              <table:table-cell office:value-type="float" office:value="1047016">
                <text:p>1047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9908">
                <text:p>809908</text:p>
              </table:table-cell>
              <table:table-cell office:value-type="float" office:value="1047040">
                <text:p>10470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2044">
                <text:p>902044</text:p>
              </table:table-cell>
              <table:table-cell office:value-type="float" office:value="1047256">
                <text:p>1047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2044">
                <text:p>902044</text:p>
              </table:table-cell>
              <table:table-cell office:value-type="float" office:value="1047256">
                <text:p>1047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5136">
                <text:p>905136</text:p>
              </table:table-cell>
              <table:table-cell office:value-type="float" office:value="1047256">
                <text:p>1047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768">
                <text:p>907768</text:p>
              </table:table-cell>
              <table:table-cell office:value-type="float" office:value="1049628">
                <text:p>1049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7768">
                <text:p>907768</text:p>
              </table:table-cell>
              <table:table-cell office:value-type="float" office:value="1049696">
                <text:p>1049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7768">
                <text:p>907768</text:p>
              </table:table-cell>
              <table:table-cell office:value-type="float" office:value="1059452">
                <text:p>1059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2608">
                <text:p>912608</text:p>
              </table:table-cell>
              <table:table-cell office:value-type="float" office:value="1063408">
                <text:p>1063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2108">
                <text:p>922108</text:p>
              </table:table-cell>
              <table:table-cell office:value-type="float" office:value="1063744">
                <text:p>1063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652">
                <text:p>745652</text:p>
              </table:table-cell>
              <table:table-cell office:value-type="float" office:value="1063940">
                <text:p>10639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5052">
                <text:p>805052</text:p>
              </table:table-cell>
              <table:table-cell office:value-type="float" office:value="1063940">
                <text:p>10639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1788">
                <text:p>871788</text:p>
              </table:table-cell>
              <table:table-cell office:value-type="float" office:value="1064196">
                <text:p>1064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79236">
                <text:p>879236</text:p>
              </table:table-cell>
              <table:table-cell office:value-type="float" office:value="1065576">
                <text:p>10655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7652">
                <text:p>887652</text:p>
              </table:table-cell>
              <table:table-cell office:value-type="float" office:value="1065576">
                <text:p>1065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1084">
                <text:p>891084</text:p>
              </table:table-cell>
              <table:table-cell office:value-type="float" office:value="1065576">
                <text:p>1065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4792">
                <text:p>894792</text:p>
              </table:table-cell>
              <table:table-cell office:value-type="float" office:value="1065576">
                <text:p>1065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3476">
                <text:p>913476</text:p>
              </table:table-cell>
              <table:table-cell office:value-type="float" office:value="1067040">
                <text:p>10670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3616">
                <text:p>913616</text:p>
              </table:table-cell>
              <table:table-cell office:value-type="float" office:value="1067040">
                <text:p>10670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4668">
                <text:p>914668</text:p>
              </table:table-cell>
              <table:table-cell office:value-type="float" office:value="1067040">
                <text:p>10670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5796">
                <text:p>815796</text:p>
              </table:table-cell>
              <table:table-cell office:value-type="float" office:value="1067040">
                <text:p>10670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5852">
                <text:p>895852</text:p>
              </table:table-cell>
              <table:table-cell office:value-type="float" office:value="1067044">
                <text:p>1067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7420">
                <text:p>897420</text:p>
              </table:table-cell>
              <table:table-cell office:value-type="float" office:value="1067044">
                <text:p>10670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4284">
                <text:p>914284</text:p>
              </table:table-cell>
              <table:table-cell office:value-type="float" office:value="1067044">
                <text:p>10670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4284">
                <text:p>914284</text:p>
              </table:table-cell>
              <table:table-cell office:value-type="float" office:value="1067044">
                <text:p>10670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5068">
                <text:p>915068</text:p>
              </table:table-cell>
              <table:table-cell office:value-type="float" office:value="1070144">
                <text:p>10701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6296">
                <text:p>916296</text:p>
              </table:table-cell>
              <table:table-cell office:value-type="float" office:value="1070284">
                <text:p>1070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19452">
                <text:p>919452</text:p>
              </table:table-cell>
              <table:table-cell office:value-type="float" office:value="1071864">
                <text:p>1071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1028">
                <text:p>921028</text:p>
              </table:table-cell>
              <table:table-cell office:value-type="float" office:value="1071864">
                <text:p>1071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1028">
                <text:p>921028</text:p>
              </table:table-cell>
              <table:table-cell office:value-type="float" office:value="1071912">
                <text:p>1071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4168">
                <text:p>794168</text:p>
              </table:table-cell>
              <table:table-cell office:value-type="float" office:value="1071912">
                <text:p>1071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0304">
                <text:p>820304</text:p>
              </table:table-cell>
              <table:table-cell office:value-type="float" office:value="1071912">
                <text:p>10719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3072">
                <text:p>863072</text:p>
              </table:table-cell>
              <table:table-cell office:value-type="float" office:value="1071912">
                <text:p>10719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3336">
                <text:p>863336</text:p>
              </table:table-cell>
              <table:table-cell office:value-type="float" office:value="1071912">
                <text:p>1071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7868">
                <text:p>867868</text:p>
              </table:table-cell>
              <table:table-cell office:value-type="float" office:value="1072176">
                <text:p>10721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76292">
                <text:p>876292</text:p>
              </table:table-cell>
              <table:table-cell office:value-type="float" office:value="1072176">
                <text:p>10721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77604">
                <text:p>877604</text:p>
              </table:table-cell>
              <table:table-cell office:value-type="float" office:value="1072176">
                <text:p>10721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18468">
                <text:p>918468</text:p>
              </table:table-cell>
              <table:table-cell office:value-type="float" office:value="1072176">
                <text:p>1072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0460">
                <text:p>920460</text:p>
              </table:table-cell>
              <table:table-cell office:value-type="float" office:value="1072176">
                <text:p>1072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1724">
                <text:p>921724</text:p>
              </table:table-cell>
              <table:table-cell office:value-type="float" office:value="1072176">
                <text:p>1072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8172">
                <text:p>898172</text:p>
              </table:table-cell>
              <table:table-cell office:value-type="float" office:value="1072960">
                <text:p>10729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8172">
                <text:p>898172</text:p>
              </table:table-cell>
              <table:table-cell office:value-type="float" office:value="1072960">
                <text:p>10729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8964">
                <text:p>898964</text:p>
              </table:table-cell>
              <table:table-cell office:value-type="float" office:value="1073400">
                <text:p>10734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6808">
                <text:p>906808</text:p>
              </table:table-cell>
              <table:table-cell office:value-type="float" office:value="1073400">
                <text:p>10734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11796">
                <text:p>911796</text:p>
              </table:table-cell>
              <table:table-cell office:value-type="float" office:value="1073400">
                <text:p>10734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11796">
                <text:p>911796</text:p>
              </table:table-cell>
              <table:table-cell office:value-type="float" office:value="1073400">
                <text:p>10734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1796">
                <text:p>911796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3012">
                <text:p>913012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3536">
                <text:p>913536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3536">
                <text:p>913536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0368">
                <text:p>770368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7304">
                <text:p>887304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9336">
                <text:p>889336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9596">
                <text:p>889596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1176">
                <text:p>891176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1704">
                <text:p>891704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1692">
                <text:p>901692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4844">
                <text:p>904844</text:p>
              </table:table-cell>
              <table:table-cell office:value-type="float" office:value="1076044">
                <text:p>1076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4844">
                <text:p>904844</text:p>
              </table:table-cell>
              <table:table-cell office:value-type="float" office:value="1076108">
                <text:p>10761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5104">
                <text:p>905104</text:p>
              </table:table-cell>
              <table:table-cell office:value-type="float" office:value="1076108">
                <text:p>1076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0436">
                <text:p>810436</text:p>
              </table:table-cell>
              <table:table-cell office:value-type="float" office:value="1076108">
                <text:p>10761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0528">
                <text:p>840528</text:p>
              </table:table-cell>
              <table:table-cell office:value-type="float" office:value="1076108">
                <text:p>10761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0224">
                <text:p>910224</text:p>
              </table:table-cell>
              <table:table-cell office:value-type="float" office:value="1076168">
                <text:p>10761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0224">
                <text:p>910224</text:p>
              </table:table-cell>
              <table:table-cell office:value-type="float" office:value="1076168">
                <text:p>1076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3208">
                <text:p>913208</text:p>
              </table:table-cell>
              <table:table-cell office:value-type="float" office:value="1079588">
                <text:p>10795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3472">
                <text:p>913472</text:p>
              </table:table-cell>
              <table:table-cell office:value-type="float" office:value="1079628">
                <text:p>1079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3996">
                <text:p>913996</text:p>
              </table:table-cell>
              <table:table-cell office:value-type="float" office:value="1080200">
                <text:p>10802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3996">
                <text:p>913996</text:p>
              </table:table-cell>
              <table:table-cell office:value-type="float" office:value="1080200">
                <text:p>1080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4144">
                <text:p>914144</text:p>
              </table:table-cell>
              <table:table-cell office:value-type="float" office:value="1080200">
                <text:p>10802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1388">
                <text:p>921388</text:p>
              </table:table-cell>
              <table:table-cell office:value-type="float" office:value="1080200">
                <text:p>10802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98608">
                <text:p>798608</text:p>
              </table:table-cell>
              <table:table-cell office:value-type="float" office:value="1080200">
                <text:p>10802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2908">
                <text:p>852908</text:p>
              </table:table-cell>
              <table:table-cell office:value-type="float" office:value="1080464">
                <text:p>10804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3792">
                <text:p>853792</text:p>
              </table:table-cell>
              <table:table-cell office:value-type="float" office:value="1082304">
                <text:p>10823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01168">
                <text:p>901168</text:p>
              </table:table-cell>
              <table:table-cell office:value-type="float" office:value="1082304">
                <text:p>1082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7176">
                <text:p>917176</text:p>
              </table:table-cell>
              <table:table-cell office:value-type="float" office:value="1082552">
                <text:p>10825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7176">
                <text:p>917176</text:p>
              </table:table-cell>
              <table:table-cell office:value-type="float" office:value="1082552">
                <text:p>1082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7176">
                <text:p>917176</text:p>
              </table:table-cell>
              <table:table-cell office:value-type="float" office:value="1082552">
                <text:p>1082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9440">
                <text:p>919440</text:p>
              </table:table-cell>
              <table:table-cell office:value-type="float" office:value="1083076">
                <text:p>10830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9788">
                <text:p>919788</text:p>
              </table:table-cell>
              <table:table-cell office:value-type="float" office:value="1083364">
                <text:p>1083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9788">
                <text:p>919788</text:p>
              </table:table-cell>
              <table:table-cell office:value-type="float" office:value="1083364">
                <text:p>10833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9048">
                <text:p>799048</text:p>
              </table:table-cell>
              <table:table-cell office:value-type="float" office:value="1083364">
                <text:p>10833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7076">
                <text:p>897076</text:p>
              </table:table-cell>
              <table:table-cell office:value-type="float" office:value="1083364">
                <text:p>1083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9500">
                <text:p>899500</text:p>
              </table:table-cell>
              <table:table-cell office:value-type="float" office:value="1083488">
                <text:p>1083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9500">
                <text:p>899500</text:p>
              </table:table-cell>
              <table:table-cell office:value-type="float" office:value="1083488">
                <text:p>10834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0288">
                <text:p>900288</text:p>
              </table:table-cell>
              <table:table-cell office:value-type="float" office:value="1084012">
                <text:p>1084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2652">
                <text:p>902652</text:p>
              </table:table-cell>
              <table:table-cell office:value-type="float" office:value="1084012">
                <text:p>1084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1280">
                <text:p>911280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6788">
                <text:p>916788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6536">
                <text:p>926536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6536">
                <text:p>926536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6656">
                <text:p>836656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8968">
                <text:p>848968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0288">
                <text:p>850288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9824">
                <text:p>869824</text:p>
              </table:table-cell>
              <table:table-cell office:value-type="float" office:value="1084040">
                <text:p>10840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5276">
                <text:p>895276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8068">
                <text:p>898068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0940">
                <text:p>900940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0940">
                <text:p>900940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1984">
                <text:p>901984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3276">
                <text:p>913276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2148">
                <text:p>822148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52440">
                <text:p>852440</text:p>
              </table:table-cell>
              <table:table-cell office:value-type="float" office:value="1084568">
                <text:p>10845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2440">
                <text:p>852440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81308">
                <text:p>881308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89940">
                <text:p>889940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9940">
                <text:p>889940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90200">
                <text:p>890200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2896">
                <text:p>892896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7100">
                <text:p>897100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7364">
                <text:p>897364</text:p>
              </table:table-cell>
              <table:table-cell office:value-type="float" office:value="1085008">
                <text:p>10850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1240">
                <text:p>811240</text:p>
              </table:table-cell>
              <table:table-cell office:value-type="float" office:value="1085580">
                <text:p>10855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6184">
                <text:p>876184</text:p>
              </table:table-cell>
              <table:table-cell office:value-type="float" office:value="1085580">
                <text:p>10855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8096">
                <text:p>878096</text:p>
              </table:table-cell>
              <table:table-cell office:value-type="float" office:value="1085580">
                <text:p>10855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94140">
                <text:p>894140</text:p>
              </table:table-cell>
              <table:table-cell office:value-type="float" office:value="1085580">
                <text:p>10855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4140">
                <text:p>894140</text:p>
              </table:table-cell>
              <table:table-cell office:value-type="float" office:value="1094420">
                <text:p>10944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6508">
                <text:p>896508</text:p>
              </table:table-cell>
              <table:table-cell office:value-type="float" office:value="1097840">
                <text:p>10978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2660">
                <text:p>902660</text:p>
              </table:table-cell>
              <table:table-cell office:value-type="float" office:value="1097840">
                <text:p>10978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02660">
                <text:p>902660</text:p>
              </table:table-cell>
              <table:table-cell office:value-type="float" office:value="1097840">
                <text:p>10978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2660">
                <text:p>902660</text:p>
              </table:table-cell>
              <table:table-cell office:value-type="float" office:value="1098292">
                <text:p>1098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